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Segoe UI" svg:font-family="'Segoe UI'" style:font-adornments="Roman"/>
    <style:font-face style:name="Tahoma2" svg:font-family="Tahoma"/>
    <style:font-face style:name="Wingdings" svg:font-family="Wingdings" style:font-adornments="Oblique"/>
    <style:font-face style:name="Bitstream Vera Sans Mono1"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pitch="variable"/>
    <style:font-face style:name="Atalante" svg:font-family="Atalante" style:font-pitch="variable"/>
    <style:font-face style:name="Lucida Sans2" svg:font-family="'Lucida Sans'" style:font-pitch="variable"/>
    <style:font-face style:name="OpenSymbol2" svg:font-family="OpenSymbol" style:font-pitch="variable"/>
    <style:font-face style:name="SimSun" svg:font-family="SimSun" style:font-pitch="variable"/>
    <style:font-face style:name="Tahoma1" svg:font-family="Tahoma" style:font-pitch="variable"/>
    <style:font-face style:name="Bitstream Vera Sans Mono" svg:font-family="'Bitstream Vera Sans Mono'"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Lucida Sans1" svg:font-family="'Lucida San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48cm" table:align="left" fo:background-color="transparent">
        <style:background-image/>
      </style:table-properties>
    </style:style>
    <style:style style:name="Tableau1.A" style:family="table-column">
      <style:table-column-properties style:column-width="3cm"/>
    </style:style>
    <style:style style:name="Tableau1.B" style:family="table-column">
      <style:table-column-properties style:column-width="2.692cm"/>
    </style:style>
    <style:style style:name="Tableau1.C" style:family="table-column">
      <style:table-column-properties style:column-width="3.455cm"/>
    </style:style>
    <style:style style:name="Tableau1.1" style:family="table-row">
      <style:table-row-properties style:min-row-height="1cm" fo:background-color="transparent">
        <style:background-image/>
      </style:table-row-properties>
    </style:style>
    <style:style style:name="Tableau1.A1" style:family="table-cell">
      <style:table-cell-properties style:vertical-align="middle" fo:background-color="#add9e0" fo:padding="0.097cm" fo:border-left="0.5pt solid #000000" fo:border-right="none" fo:border-top="0.5pt solid #000000" fo:border-bottom="0.5pt solid #000000">
        <style:background-image/>
      </style:table-cell-properties>
    </style:style>
    <style:style style:name="Tableau1.C1" style:family="table-cell">
      <style:table-cell-properties style:vertical-align="middle" fo:background-color="#add9e0" fo:padding="0.097cm" fo:border="0.5pt solid #000000">
        <style:background-image/>
      </style:table-cell-properties>
    </style:style>
    <style:style style:name="Tableau1.2" style:family="table-row">
      <style:table-row-properties fo:background-color="transparent">
        <style:background-image/>
      </style:table-row-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Standard">
      <style:paragraph-properties fo:text-align="center" style:justify-single-word="false"/>
      <style:text-properties officeooo:paragraph-rsid="003459de"/>
    </style:style>
    <style:style style:name="P4" style:family="paragraph" style:parent-style-name="Standard">
      <style:paragraph-properties fo:text-align="center" style:justify-single-word="false"/>
      <style:text-properties fo:font-weight="bold" officeooo:paragraph-rsid="003459de" style:font-weight-asian="bold" style:font-weight-complex="bold"/>
    </style:style>
    <style:style style:name="P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3" style:family="paragraph" style:parent-style-name="Header">
      <style:text-properties fo:font-size="3pt" style:font-size-asian="4pt" style:font-size-complex="4pt"/>
    </style:style>
    <style:style style:name="P14" style:family="paragraph" style:parent-style-name="Header">
      <style:text-properties fo:font-size="14pt" style:font-size-asian="14pt" style:font-size-complex="14pt"/>
    </style:style>
    <style:style style:name="P15" style:family="paragraph" style:parent-style-name="Header">
      <style:paragraph-properties fo:text-align="end" style:justify-single-word="false"/>
      <style:text-properties fo:font-size="12pt" style:font-size-asian="12pt" style:font-size-complex="12pt"/>
    </style:style>
    <style:style style:name="P16"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8"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text-properties officeooo:rsid="00178920" officeooo:paragraph-rsid="00178920"/>
    </style:style>
    <style:style style:name="P21" style:family="paragraph" style:parent-style-name="Footer">
      <style:text-properties officeooo:paragraph-rsid="003db5af"/>
    </style:style>
    <style:style style:name="P22"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24"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_5f_En-tête">
      <style:text-properties fo:font-variant="normal" fo:text-transform="none" fo:color="#1ca2b8" loext:opacity="100%" style:font-name="Bitstream Vera Sans2" fo:font-size="16pt" fo:letter-spacing="normal" fo:font-style="normal" fo:text-shadow="none" fo:font-weight="bold" officeooo:rsid="002b3f0f" officeooo:paragraph-rsid="00403fc0" style:font-size-asian="16pt" style:font-style-asian="normal" style:font-size-complex="16pt" style:font-style-complex="normal"/>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Standard">
      <style:paragraph-properties fo:margin-top="0cm" fo:margin-bottom="0.349cm" style:contextual-spacing="false" fo:text-align="center" style:justify-single-word="false"/>
      <style:text-properties officeooo:paragraph-rsid="003459de"/>
    </style:style>
    <style:style style:name="P29" style:family="paragraph" style:parent-style-name="Standard">
      <style:paragraph-properties fo:margin-top="0.3cm" fo:margin-bottom="0.3cm" style:contextual-spacing="false" fo:text-align="center" style:justify-single-word="false"/>
      <style:text-properties fo:color="#b3b3b3" loext:opacity="100%" officeooo:paragraph-rsid="003459de"/>
    </style:style>
    <style:style style:name="P30" style:family="paragraph" style:parent-style-name="FILET_5f_POINTILLES">
      <style:paragraph-properties style:line-height-at-least="0.7cm"/>
      <style:text-properties officeooo:paragraph-rsid="003a813f"/>
    </style:style>
    <style:style style:name="P31" style:family="paragraph" style:parent-style-name="FILET_5f_POINTILLES">
      <style:paragraph-properties style:line-height-at-least="0.7cm"/>
      <style:text-properties officeooo:paragraph-rsid="0078037f"/>
    </style:style>
    <style:style style:name="P32" style:family="paragraph" style:parent-style-name="FILET_5f_POINTILLES">
      <style:paragraph-properties style:line-height-at-least="0.7cm"/>
      <style:text-properties officeooo:paragraph-rsid="007808e2"/>
    </style:style>
    <style:style style:name="P33" style:family="paragraph" style:parent-style-name="FILET_5f_POINTILLES">
      <style:text-properties officeooo:paragraph-rsid="004449bb"/>
    </style:style>
    <style:style style:name="P34" style:family="paragraph" style:parent-style-name="FILET_5f_POINTILLES">
      <style:text-properties officeooo:paragraph-rsid="0067d3c3"/>
    </style:style>
    <style:style style:name="P35" style:family="paragraph" style:parent-style-name="FILET_5f_POINTILLES">
      <style:text-properties fo:color="#b2b2b2" loext:opacity="100%" style:font-name="Bitstream Vera Sans" fo:font-size="10pt" fo:font-style="normal" officeooo:rsid="006e5a32" officeooo:paragraph-rsid="006e5a32" style:font-style-asian="normal" style:font-style-complex="normal"/>
    </style:style>
    <style:style style:name="P36" style:family="paragraph" style:parent-style-name="FILET_5f_POINTILLES">
      <style:paragraph-properties fo:text-align="center" style:justify-single-word="false"/>
      <style:text-properties fo:color="#b2b2b2" loext:opacity="100%" style:font-name="Bitstream Vera Sans" fo:font-size="10pt" fo:font-style="normal" officeooo:rsid="006e5a32" officeooo:paragraph-rsid="0071e8bc" style:font-size-asian="9pt" style:font-style-asian="normal" style:font-size-complex="9pt" style:font-style-complex="normal"/>
    </style:style>
    <style:style style:name="P37" style:family="paragraph" style:parent-style-name="FILET_5f_POINTILLES">
      <style:paragraph-properties fo:text-align="start" style:justify-single-word="false"/>
      <style:text-properties fo:color="#b2b2b2" loext:opacity="100%" style:font-name="Bitstream Vera Sans" fo:font-size="10pt" fo:font-style="normal" officeooo:rsid="006e5a32" officeooo:paragraph-rsid="0071e8bc" style:font-size-asian="9pt" style:font-style-asian="normal" style:font-size-complex="9pt" style:font-style-complex="normal"/>
    </style:style>
    <style:style style:name="P38" style:family="paragraph" style:parent-style-name="FILET_5f_POINTILLES">
      <style:paragraph-properties fo:text-align="center" style:justify-single-word="false"/>
      <style:text-properties style:use-window-font-color="true" loext:opacity="0%" style:font-name="Bitstream Vera Sans" fo:font-size="10pt" fo:font-style="normal" officeooo:rsid="006e5a32" officeooo:paragraph-rsid="0071e8bc" fo:background-color="#ffff00" style:font-size-asian="9pt" style:font-style-asian="normal" style:font-size-complex="9pt" style:font-style-complex="normal"/>
    </style:style>
    <style:style style:name="P39" style:family="paragraph" style:parent-style-name="Table_20_Contents">
      <style:paragraph-properties fo:margin-top="0cm" fo:margin-bottom="0cm" style:contextual-spacing="false" fo:text-align="center" style:justify-single-word="false"/>
      <style:text-properties fo:font-size="9pt" fo:font-weight="bold" officeooo:rsid="00511727" officeooo:paragraph-rsid="00511727" style:font-size-asian="9pt" style:font-weight-asian="bold" style:font-size-complex="9pt" style:font-weight-complex="bold"/>
    </style:style>
    <style:style style:name="P40" style:family="paragraph" style:parent-style-name="FILET_5f_POINTILLES">
      <style:paragraph-properties fo:margin-top="0cm" fo:margin-bottom="0.101cm" style:contextual-spacing="false"/>
      <style:text-properties officeooo:paragraph-rsid="0067d3c3"/>
    </style:style>
    <style:style style:name="P41" style:family="paragraph" style:parent-style-name="FILET_5f_POINTILLES">
      <style:paragraph-properties fo:margin-top="0cm" fo:margin-bottom="0.101cm" style:contextual-spacing="false" fo:text-align="start" style:justify-single-word="false"/>
      <style:text-properties fo:color="#b2b2b2" loext:opacity="100%" style:font-name="Bitstream Vera Sans" fo:font-size="10pt" fo:font-style="normal" officeooo:rsid="006e5a32" officeooo:paragraph-rsid="0071e8bc" style:font-size-asian="9pt" style:font-style-asian="normal" style:font-size-complex="9pt" style:font-style-complex="normal"/>
    </style:style>
    <style:style style:name="P42" style:family="paragraph" style:parent-style-name="_5f_Paragraphe_20_livret_20_">
      <style:paragraph-properties fo:text-align="start" style:justify-single-word="false"/>
      <style:text-properties officeooo:paragraph-rsid="00672fbf"/>
    </style:style>
    <style:style style:name="P43" style:family="paragraph" style:parent-style-name="_5f_Paragraphe_20_livret_20_">
      <style:text-properties officeooo:paragraph-rsid="00672fbf"/>
    </style:style>
    <style:style style:name="P44" style:family="paragraph" style:parent-style-name="_5f_Paragraphe_20_livret">
      <style:text-properties officeooo:rsid="0067d3c3" officeooo:paragraph-rsid="0067d3c3"/>
    </style:style>
    <style:style style:name="P45" style:family="paragraph" style:parent-style-name="Exo_5f_Num" style:list-style-name="Num_5f_Exo">
      <style:text-properties fo:font-style="normal" officeooo:paragraph-rsid="0041a367" style:font-style-asian="normal" style:font-style-complex="normal"/>
    </style:style>
    <style:style style:name="P46" style:family="paragraph" style:parent-style-name="Exo_5f_Num" style:list-style-name="">
      <style:text-properties fo:font-style="normal" officeooo:paragraph-rsid="00461b8b" style:font-style-asian="normal" style:font-style-complex="normal"/>
    </style:style>
    <style:style style:name="P47" style:family="paragraph" style:parent-style-name="Exo_5f_Num" style:list-style-name="Num_5f_Exo">
      <style:paragraph-properties fo:text-align="start" style:justify-single-word="false"/>
      <style:text-properties officeooo:paragraph-rsid="00461b8b"/>
    </style:style>
    <style:style style:name="P48" style:family="paragraph" style:parent-style-name="Exo_5f_Num">
      <style:text-properties officeooo:rsid="00489cf6" officeooo:paragraph-rsid="00461b8b"/>
    </style:style>
    <style:style style:name="P49" style:family="paragraph" style:parent-style-name="Exo_5f_Num" style:list-style-name="Num_5f_Exo" style:master-page-name="_5f_Fiche_20_éditeur_20_série_20_2_20_une_20_colonne_20_impaire_20__28_G_29_">
      <style:paragraph-properties fo:margin-top="0cm" fo:margin-bottom="0.101cm" style:contextual-spacing="false" style:page-number="125" fo:break-before="auto" fo:break-after="auto"/>
      <style:text-properties officeooo:paragraph-rsid="0041a367"/>
    </style:style>
    <style:style style:name="P50" style:family="paragraph" style:parent-style-name="Exo_5f_Num" style:list-style-name="">
      <style:paragraph-properties fo:margin-top="0cm" fo:margin-bottom="0.101cm" style:contextual-spacing="false"/>
      <style:text-properties fo:font-style="normal" officeooo:paragraph-rsid="0041a367" style:font-style-asian="normal" style:font-style-complex="normal"/>
    </style:style>
    <style:style style:name="P51" style:family="paragraph" style:parent-style-name="Exo_5f_Num" style:list-style-name="">
      <style:paragraph-properties fo:margin-top="0cm" fo:margin-bottom="0.101cm" style:contextual-spacing="false"/>
      <style:text-properties fo:font-style="normal" officeooo:paragraph-rsid="00461b8b" style:font-style-asian="normal" style:font-style-complex="normal"/>
    </style:style>
    <style:style style:name="P52" style:family="paragraph" style:parent-style-name="Exo_5f_Num" style:list-style-name="liste_5f_abc">
      <style:paragraph-properties fo:margin-top="0cm" fo:margin-bottom="0.101cm" style:contextual-spacing="false"/>
      <style:text-properties fo:font-style="normal" officeooo:rsid="004d454f" officeooo:paragraph-rsid="004d454f" style:font-style-asian="normal" style:font-style-complex="normal"/>
    </style:style>
    <style:style style:name="P53" style:family="paragraph" style:parent-style-name="Exo_5f_Num" style:list-style-name="">
      <style:paragraph-properties fo:margin-top="0cm" fo:margin-bottom="0.101cm" style:contextual-spacing="false"/>
      <style:text-properties fo:font-style="normal" officeooo:rsid="00569cdb" officeooo:paragraph-rsid="00569cdb" style:font-style-asian="normal" style:font-style-complex="normal"/>
    </style:style>
    <style:style style:name="P54" style:family="paragraph" style:parent-style-name="Exo_5f_Num" style:list-style-name="">
      <style:paragraph-properties fo:margin-top="0cm" fo:margin-bottom="0.101cm" style:contextual-spacing="false"/>
      <style:text-properties fo:color="#e8a202" loext:opacity="100%" fo:font-style="normal" fo:font-weight="bold" officeooo:rsid="0049c319" officeooo:paragraph-rsid="00461b8b" style:font-style-asian="normal" style:font-weight-asian="bold" style:font-style-complex="normal" style:font-weight-complex="bold"/>
    </style:style>
    <style:style style:name="P55" style:family="paragraph" style:parent-style-name="Exo_5f_Num" style:list-style-name="Num_5f_Exo">
      <style:paragraph-properties fo:margin-top="0cm" fo:margin-bottom="0.101cm" style:contextual-spacing="false"/>
      <style:text-properties fo:color="#e8a202" loext:opacity="100%" fo:font-style="normal" fo:font-weight="bold" officeooo:rsid="0049c319" officeooo:paragraph-rsid="00569cdb" style:font-style-asian="normal" style:font-weight-asian="bold" style:font-style-complex="normal" style:font-weight-complex="bold"/>
    </style:style>
    <style:style style:name="P56" style:family="paragraph" style:parent-style-name="Exo_5f_Num" style:list-style-name="Num_5f_Exo">
      <style:paragraph-properties fo:margin-top="0cm" fo:margin-bottom="0.101cm" style:contextual-spacing="false"/>
      <style:text-properties fo:color="#e8a202" loext:opacity="100%" fo:letter-spacing="-0.014cm" fo:font-weight="bold" officeooo:rsid="004b7587" officeooo:paragraph-rsid="004b7587" style:font-weight-asian="bold" style:font-weight-complex="bold"/>
    </style:style>
    <style:style style:name="P57" style:family="paragraph" style:parent-style-name="Exo_5f_Num" style:list-style-name="">
      <style:paragraph-properties fo:margin-top="0cm" fo:margin-bottom="0.101cm" style:contextual-spacing="false"/>
      <style:text-properties fo:color="#e8a202" loext:opacity="100%" fo:letter-spacing="-0.014cm" fo:font-weight="bold" officeooo:rsid="004b7587" officeooo:paragraph-rsid="004b7587" style:font-weight-asian="bold" style:font-weight-complex="bold"/>
    </style:style>
    <style:style style:name="P58" style:family="paragraph" style:parent-style-name="Exo_5f_Num" style:list-style-name="Num_5f_Exo">
      <style:paragraph-properties fo:margin-top="0cm" fo:margin-bottom="0.101cm" style:contextual-spacing="false"/>
      <style:text-properties fo:color="#000000" loext:opacity="100%" fo:font-style="normal" fo:font-weight="normal" officeooo:rsid="005b4487" officeooo:paragraph-rsid="005b4487" style:font-style-asian="normal" style:font-weight-asian="normal" style:font-style-complex="normal" style:font-weight-complex="normal"/>
    </style:style>
    <style:style style:name="P59" style:family="paragraph" style:parent-style-name="Exo_5f_Num" style:list-style-name="liste_5f_abc">
      <style:paragraph-properties fo:margin-top="0cm" fo:margin-bottom="0.101cm" style:contextual-spacing="false"/>
      <style:text-properties fo:color="#000000" loext:opacity="100%" style:font-name="Bitstream Vera Sans" fo:font-size="10pt" fo:letter-spacing="-0.014cm" fo:font-weight="normal" officeooo:rsid="004b7587" officeooo:paragraph-rsid="004b7587" style:font-size-asian="10.5pt"/>
    </style:style>
    <style:style style:name="P60" style:family="paragraph" style:parent-style-name="Exo_5f_Num" style:list-style-name="liste_5f_abc">
      <style:paragraph-properties fo:margin-top="0cm" fo:margin-bottom="0.101cm" style:contextual-spacing="false"/>
      <style:text-properties fo:letter-spacing="normal" officeooo:paragraph-rsid="00569cdb"/>
    </style:style>
    <style:style style:name="P61" style:family="paragraph" style:parent-style-name="Exo_5f_Num" style:list-style-name="Num_5f_Exo">
      <style:paragraph-properties fo:margin-top="0.499cm" fo:margin-bottom="1.199cm" style:contextual-spacing="false"/>
      <style:text-properties fo:font-style="normal" officeooo:paragraph-rsid="0041a367" style:font-style-asian="normal" style:font-style-complex="normal"/>
    </style:style>
    <style:style style:name="P62" style:family="paragraph" style:parent-style-name="Exo_5f_Num">
      <style:paragraph-properties fo:margin-top="4.001cm" fo:margin-bottom="0.101cm" style:contextual-spacing="false"/>
    </style:style>
    <style:style style:name="P63" style:family="paragraph" style:parent-style-name="Exo_5f_Num" style:list-style-name="">
      <style:paragraph-properties fo:margin-top="0.499cm" fo:margin-bottom="0.499cm" style:contextual-spacing="false"/>
      <style:text-properties fo:color="#e8a202" loext:opacity="100%" fo:font-style="normal" fo:font-weight="bold" officeooo:rsid="004d454f" officeooo:paragraph-rsid="004d454f" style:font-style-asian="normal" style:font-weight-asian="bold" style:font-style-complex="normal" style:font-weight-complex="bold"/>
    </style:style>
    <style:style style:name="P64" style:family="paragraph" style:parent-style-name="Exo_5f_Num" style:list-style-name="Num_5f_Exo">
      <style:paragraph-properties fo:margin-top="0.4cm" fo:margin-bottom="0.101cm" style:contextual-spacing="false"/>
      <style:text-properties fo:font-style="normal" officeooo:rsid="00569cdb" officeooo:paragraph-rsid="00569cdb" style:font-style-asian="normal" style:font-style-complex="normal"/>
    </style:style>
    <style:style style:name="P65" style:family="paragraph" style:parent-style-name="Exo_5f_Num" style:list-style-name="">
      <style:paragraph-properties fo:margin-top="0cm" fo:margin-bottom="0.071cm" style:contextual-spacing="false"/>
      <style:text-properties fo:font-style="normal" officeooo:rsid="00569cdb" officeooo:paragraph-rsid="00569cdb" style:font-style-asian="normal" style:font-style-complex="normal"/>
    </style:style>
    <style:style style:name="P66" style:family="paragraph" style:parent-style-name="Exo_5f_Num" style:list-style-name="">
      <style:paragraph-properties fo:margin-top="0cm" fo:margin-bottom="0.03cm" style:contextual-spacing="false"/>
      <style:text-properties fo:font-style="normal" officeooo:rsid="00569cdb" officeooo:paragraph-rsid="00569cdb" style:font-style-asian="normal" style:font-style-complex="normal"/>
    </style:style>
    <style:style style:name="P67" style:family="paragraph" style:parent-style-name="Exo_5f_Num" style:list-style-name="Num_5f_Exo">
      <style:paragraph-properties fo:margin-top="0.3cm" fo:margin-bottom="0.101cm" style:contextual-spacing="false"/>
      <style:text-properties officeooo:paragraph-rsid="00569cdb"/>
    </style:style>
    <style:style style:name="P68" style:family="paragraph" style:parent-style-name="Exo_5f_Num" style:list-style-name="liste_5f_abc">
      <style:paragraph-properties fo:margin-top="0cm" fo:margin-bottom="0cm" style:contextual-spacing="false"/>
      <style:text-properties fo:color="#000000" loext:opacity="100%" fo:font-style="normal" fo:font-weight="normal" officeooo:rsid="00511727" officeooo:paragraph-rsid="00511727" style:font-style-asian="normal" style:font-weight-asian="normal" style:font-style-complex="normal" style:font-weight-complex="normal"/>
    </style:style>
    <style:style style:name="P69" style:family="paragraph" style:parent-style-name="Exo_5f_Num" style:list-style-name="Num_5f_Exo">
      <style:paragraph-properties fo:margin-top="0cm" fo:margin-bottom="0cm" style:contextual-spacing="false"/>
      <style:text-properties fo:color="#000000" loext:opacity="100%" fo:font-style="normal" fo:font-weight="normal" officeooo:rsid="00569cdb" officeooo:paragraph-rsid="005b4487" style:font-style-asian="normal" style:font-weight-asian="normal" style:font-style-complex="normal" style:font-weight-complex="normal"/>
    </style:style>
    <style:style style:name="P70" style:family="paragraph" style:parent-style-name="Exo_5f_Num" style:list-style-name="Num_5f_Exo">
      <style:paragraph-properties fo:margin-top="0cm" fo:margin-bottom="0cm" style:contextual-spacing="false"/>
      <style:text-properties fo:color="#000000" loext:opacity="100%" fo:font-style="normal" fo:font-weight="normal" officeooo:rsid="005b4487" officeooo:paragraph-rsid="005b4487" style:font-style-asian="normal" style:font-weight-asian="normal" style:font-style-complex="normal" style:font-weight-complex="normal"/>
    </style:style>
    <style:style style:name="P71" style:family="paragraph" style:parent-style-name="Exo_5f_Num" style:list-style-name="">
      <style:paragraph-properties fo:margin-top="0cm" fo:margin-bottom="0cm" style:contextual-spacing="false"/>
      <style:text-properties fo:font-style="normal" officeooo:paragraph-rsid="00461b8b" style:font-style-asian="normal" style:font-style-complex="normal"/>
    </style:style>
    <style:style style:name="P72" style:family="paragraph" style:parent-style-name="Exo_5f_Num" style:list-style-name="">
      <style:paragraph-properties fo:margin-top="0cm" fo:margin-bottom="0cm" style:contextual-spacing="false"/>
      <style:text-properties fo:letter-spacing="-0.011cm" officeooo:rsid="0058add7" officeooo:paragraph-rsid="0058add7"/>
    </style:style>
    <style:style style:name="P73" style:family="paragraph" style:parent-style-name="Exo_5f_Num" style:list-style-name="Num_5f_Exo">
      <style:paragraph-properties fo:margin-top="0.499cm" fo:margin-bottom="0cm" style:contextual-spacing="false"/>
      <style:text-properties officeooo:paragraph-rsid="005b4487"/>
    </style:style>
    <style:style style:name="P74" style:family="paragraph" style:parent-style-name="Exo_5f_Num" style:list-style-name="Num_5f_Exo">
      <style:paragraph-properties fo:margin-top="0.499cm" fo:margin-bottom="0cm" style:contextual-spacing="false"/>
      <style:text-properties officeooo:paragraph-rsid="006397da"/>
    </style:style>
    <style:style style:name="P75" style:family="paragraph" style:parent-style-name="Exo_5f_Num" style:list-style-name="">
      <style:paragraph-properties fo:margin-top="0.499cm" fo:margin-bottom="0cm" style:contextual-spacing="false"/>
      <style:text-properties fo:letter-spacing="-0.011cm" officeooo:paragraph-rsid="0056c6cf"/>
    </style:style>
    <style:style style:name="P76" style:family="paragraph" style:parent-style-name="Exo_5f_Num" style:list-style-name="">
      <style:paragraph-properties fo:margin-top="0.499cm" fo:margin-bottom="0cm" style:contextual-spacing="false"/>
      <style:text-properties fo:letter-spacing="-0.011cm" officeooo:rsid="0058add7" officeooo:paragraph-rsid="0058add7"/>
    </style:style>
    <style:style style:name="P77" style:family="paragraph" style:parent-style-name="Exo_5f_Num" style:list-style-name="liste_5f_abc">
      <style:paragraph-properties fo:margin-top="0.199cm" fo:margin-bottom="0.101cm" style:contextual-spacing="false"/>
      <style:text-properties officeooo:rsid="004b7587"/>
    </style:style>
    <style:style style:name="P78" style:family="paragraph" style:parent-style-name="Exo_5f_Num" style:list-style-name="Num_5f_Exo">
      <style:paragraph-properties fo:margin-top="1.401cm" fo:margin-bottom="0cm" style:contextual-spacing="false"/>
      <style:text-properties officeooo:paragraph-rsid="0056c6cf"/>
    </style:style>
    <style:style style:name="P79" style:family="paragraph" style:parent-style-name="FILET_5f_POINTILLES" style:list-style-name="Num_5f_Exo">
      <style:paragraph-properties style:line-height-at-least="0.499cm" fo:text-align="center" style:justify-single-word="false"/>
      <style:text-properties style:use-window-font-color="true" loext:opacity="0%" style:font-name="Bitstream Vera Sans" fo:font-size="10pt" fo:font-style="normal" officeooo:rsid="006e5a32" officeooo:paragraph-rsid="00760b91" fo:background-color="#ffff00" style:font-size-asian="9pt" style:font-style-asian="normal" style:font-size-complex="9pt" style:font-style-complex="normal"/>
    </style:style>
    <style:style style:name="P80" style:family="paragraph" style:parent-style-name="FILET_5f_POINTILLES">
      <style:paragraph-properties style:line-height-at-least="0.499cm"/>
      <style:text-properties fo:color="#b2b2b2" loext:opacity="100%" style:font-name="Bitstream Vera Sans" fo:font-size="11pt" officeooo:paragraph-rsid="0072bd2b"/>
    </style:style>
    <style:style style:name="P81" style:family="paragraph" style:parent-style-name="FILET_5f_POINTILLES">
      <style:paragraph-properties style:line-height-at-least="0.6cm"/>
      <style:text-properties fo:color="#b3b3b3" loext:opacity="100%" style:text-position="0% 100%" style:font-name="Bitstream Vera Sans3" fo:font-size="10pt" fo:font-style="normal" officeooo:paragraph-rsid="0072bd2b" fo:background-color="transparent" style:font-name-asian="OpenSymbol1" style:font-style-asian="normal" style:font-name-complex="OpenSymbol1" style:font-style-complex="normal"/>
    </style:style>
    <style:style style:name="P82" style:family="paragraph" style:parent-style-name="FILET_5f_POINTILLES">
      <style:paragraph-properties style:line-height-at-least="0.6cm">
        <style:tab-stops>
          <style:tab-stop style:position="5.394cm"/>
          <style:tab-stop style:position="9.2cm" style:type="right" style:leader-style="dotted" style:leader-text="."/>
        </style:tab-stops>
      </style:paragraph-properties>
      <style:text-properties officeooo:paragraph-rsid="0072bd2b"/>
    </style:style>
    <style:style style:name="P83" style:family="paragraph" style:parent-style-name="FILET_5f_POINTILLES" style:list-style-name="liste_5f_abc">
      <style:paragraph-properties fo:margin-top="0.101cm" fo:margin-bottom="0cm" style:contextual-spacing="false"/>
      <style:text-properties officeooo:paragraph-rsid="006397da"/>
    </style:style>
    <style:style style:name="P84" style:family="paragraph" style:parent-style-name="FILET_5f_POINTILLES" style:list-style-name="liste_5f_abc">
      <style:paragraph-properties fo:margin-top="0.101cm" fo:margin-bottom="0cm" style:contextual-spacing="false"/>
      <style:text-properties officeooo:paragraph-rsid="0053dac0"/>
    </style:style>
    <style:style style:name="P85" style:family="paragraph" style:parent-style-name="FILET_5f_POINTILLES">
      <style:paragraph-properties fo:margin-top="0cm" fo:margin-bottom="0cm" style:contextual-spacing="false" style:line-height-at-least="0.499cm" fo:text-align="start" style:justify-single-word="false"/>
      <style:text-properties style:use-window-font-color="true" loext:opacity="0%" style:font-name="Bitstream Vera Sans" fo:font-size="10pt" fo:font-style="normal" fo:font-weight="normal" officeooo:rsid="006e5a32" officeooo:paragraph-rsid="0072bd2b" fo:background-color="#ffff00" style:font-size-asian="9pt" style:font-style-asian="normal" style:font-weight-asian="normal" style:font-size-complex="9pt" style:font-style-complex="normal" style:font-weight-complex="normal"/>
    </style:style>
    <style:style style:name="P86" style:family="paragraph" style:parent-style-name="FILET_5f_POINTILLES">
      <style:paragraph-properties fo:margin-top="0cm" fo:margin-bottom="0cm" style:contextual-spacing="false" style:line-height-at-least="0.6cm">
        <style:tab-stops>
          <style:tab-stop style:position="5.475cm"/>
          <style:tab-stop style:position="9.2cm" style:type="right" style:leader-style="dotted" style:leader-text="."/>
        </style:tab-stops>
      </style:paragraph-properties>
      <style:text-properties officeooo:paragraph-rsid="0072bd2b"/>
    </style:style>
    <style:style style:name="P87" style:family="paragraph" style:parent-style-name="FILET_5f_POINTILLES">
      <style:paragraph-properties fo:margin-top="0cm" fo:margin-bottom="0cm" style:contextual-spacing="false" style:line-height-at-least="0.6cm"/>
      <style:text-properties officeooo:paragraph-rsid="0072bd2b"/>
    </style:style>
    <style:style style:name="P88" style:family="paragraph" style:parent-style-name="FILET_5f_POINTILLES" style:list-style-name="Num_5f_Exo">
      <style:paragraph-properties fo:margin-top="0.101cm" fo:margin-bottom="0.101cm" style:contextual-spacing="false" fo:line-height="100%" fo:text-align="start" style:justify-single-word="false"/>
      <style:text-properties style:use-window-font-color="true" loext:opacity="0%" style:font-name="Bitstream Vera Sans" fo:font-size="10pt" fo:font-style="normal" officeooo:rsid="006e5a32" officeooo:paragraph-rsid="00760b91" fo:background-color="#ffff00" style:font-size-asian="9pt" style:font-style-asian="normal" style:font-size-complex="9pt" style:font-style-complex="normal"/>
    </style:style>
    <style:style style:name="P89" style:family="paragraph" style:parent-style-name="Standard" style:list-style-name="liste_5f_abc">
      <style:paragraph-properties fo:text-align="start" style:justify-single-word="false"/>
      <style:text-properties fo:letter-spacing="-0.011cm" officeooo:paragraph-rsid="0049c319"/>
    </style:style>
    <style:style style:name="P90" style:family="paragraph" style:parent-style-name="Standard" style:list-style-name="liste_5f_abc">
      <style:paragraph-properties fo:margin-top="0.3cm" fo:margin-bottom="0cm" style:contextual-spacing="false" fo:text-align="justify" style:justify-single-word="false"/>
      <style:text-properties fo:letter-spacing="-0.004cm" officeooo:rsid="0049c319" officeooo:paragraph-rsid="004e370c"/>
    </style:style>
    <style:style style:name="P91" style:family="paragraph" style:parent-style-name="Standard" style:list-style-name="liste_5f_abc">
      <style:paragraph-properties fo:margin-top="0.199cm" fo:margin-bottom="0cm" style:contextual-spacing="false" fo:text-align="start" style:justify-single-word="false"/>
      <style:text-properties officeooo:paragraph-rsid="0049c319"/>
    </style:style>
    <style:style style:name="P92" style:family="paragraph" style:parent-style-name="Standard" style:list-style-name="liste_5f_abc">
      <style:paragraph-properties fo:margin-top="0.101cm" fo:margin-bottom="0.3cm" style:contextual-spacing="false" fo:text-align="start" style:justify-single-word="false"/>
      <style:text-properties fo:color="#000000" loext:opacity="100%" officeooo:rsid="004c89ac" officeooo:paragraph-rsid="004c89ac"/>
    </style:style>
    <style:style style:name="P93" style:family="paragraph" style:parent-style-name="_5f_Paragraphe_20_livret" style:list-style-name="Num_5f_Exo">
      <style:paragraph-properties fo:margin-top="0.801cm" fo:margin-bottom="0.101cm" style:contextual-spacing="false"/>
      <style:text-properties officeooo:paragraph-rsid="003b591a"/>
    </style:style>
    <style:style style:name="P94" style:family="paragraph" style:parent-style-name="_5f_Paragraphe_20_livret_20_" style:list-style-name="liste_5f_abc"/>
    <style:style style:name="P95" style:family="paragraph" style:parent-style-name="_5f_Paragraphe_20_livret_20_" style:list-style-name="liste_5f_abc">
      <style:paragraph-properties fo:text-align="start" style:justify-single-word="false"/>
      <style:text-properties officeooo:paragraph-rsid="00672fbf"/>
    </style:style>
    <style:style style:name="P96" style:family="paragraph" style:parent-style-name="_5f_Pied_20_de_20_page" style:list-style-name="">
      <style:paragraph-properties fo:text-align="end" style:justify-single-word="false"/>
    </style:style>
    <style:style style:name="P97" style:family="paragraph" style:parent-style-name="_5f_Pied_20_de_20_page">
      <style:paragraph-properties fo:text-align="end" style:justify-single-word="false"/>
    </style:style>
    <style:style style:name="P98" style:family="paragraph" style:parent-style-name="_5f_Pied_20_de_20_page" style:list-style-name=""/>
    <style:style style:name="P9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P10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writing-mode="lr-tb"/>
    </style:style>
    <style:style style:name="P10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writing-mode="lr-tb"/>
    </style:style>
    <style:style style:name="P10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indent="0cm"/>
    </style:style>
    <style:style style:name="P10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none"/>
      <style:text-properties fo:font-size="12pt"/>
    </style:style>
    <style:style style:name="P109" style:family="paragraph">
      <loext:graphic-properties draw:fill="none"/>
    </style:style>
    <style:style style:name="P110" style:family="paragraph">
      <loext:graphic-properties draw:fill="solid" draw:fill-color="#99cc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99cc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fo:background-color="#ffff00"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666666"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b3b3b3" loext:opacity="10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style:writing-mode="lr-tb"/>
      <style:text-properties fo:color="#e8c32a" loext:opacity="100%" style:font-name="Bitstream Vera Sans2" fo:font-size="10pt" fo:font-weight="bold" style:font-size-asian="10pt" style:font-name-complex="Bitstream Vera Sans2" style:font-size-complex="10pt"/>
    </style:style>
    <style:style style:name="P12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1"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4" style:family="paragraph">
      <loext:graphic-properties draw:fill="solid" draw:fill-color="#ffa6a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style:writing-mode="lr-tb"/>
      <style:text-properties style:font-name="Bitstream Vera Sans2" fo:font-size="10pt" style:font-size-asian="10pt" style:font-size-complex="10pt"/>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7"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SimSun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8" style:family="paragraph">
      <loext:graphic-properties draw:fill="none"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SimSun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SimSun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0"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SimSun1"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31" style:family="paragraph">
      <style:paragraph-properties fo:text-align="center"/>
    </style:style>
    <style:style style:name="P132"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P133" style:family="paragraph">
      <loext:graphic-properties draw:fill="solid" draw:fill-color="#1ca2b8"/>
    </style:style>
    <style:style style:name="P13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403fc0"/>
    </style:style>
    <style:style style:name="T6" style:family="text">
      <style:text-properties officeooo:rsid="003459de"/>
    </style:style>
    <style:style style:name="T7" style:family="text">
      <style:text-properties officeooo:rsid="002da2af"/>
    </style:style>
    <style:style style:name="T8" style:family="text">
      <style:text-properties fo:font-style="normal" style:font-style-asian="normal" style:font-style-complex="normal"/>
    </style:style>
    <style:style style:name="T9" style:family="text">
      <style:text-properties fo:font-style="normal" officeooo:rsid="0042dc23" style:font-style-asian="normal" style:font-style-complex="normal"/>
    </style:style>
    <style:style style:name="T10" style:family="text">
      <style:text-properties fo:font-style="normal" officeooo:rsid="00466fef" style:font-style-asian="normal" style:font-style-complex="normal"/>
    </style:style>
    <style:style style:name="T11" style:family="text">
      <style:text-properties fo:font-style="normal" officeooo:rsid="0049c319" style:font-style-asian="normal" style:font-style-complex="normal"/>
    </style:style>
    <style:style style:name="T12" style:family="text">
      <style:text-properties fo:font-style="normal" officeooo:rsid="00511727" style:font-style-asian="normal" style:font-style-complex="normal"/>
    </style:style>
    <style:style style:name="T13" style:family="text">
      <style:text-properties style:text-position="0% 100%" officeooo:rsid="00298cf6" style:font-name-asian="OpenSymbol1" style:font-style-asian="normal" style:font-name-complex="OpenSymbol1" style:font-style-complex="normal"/>
    </style:style>
    <style:style style:name="T14" style:family="text">
      <style:text-properties style:font-name="OpenSymbol1" fo:font-size="10pt" fo:letter-spacing="-0.004cm" officeooo:rsid="0029316f" style:font-size-asian="10pt" style:font-style-asian="normal" style:font-size-complex="10pt" style:font-style-complex="normal"/>
    </style:style>
    <style:style style:name="T15" style:family="text">
      <style:text-properties fo:letter-spacing="-0.011cm"/>
    </style:style>
    <style:style style:name="T16" style:family="text">
      <style:text-properties fo:letter-spacing="-0.011cm" officeooo:rsid="0058add7"/>
    </style:style>
    <style:style style:name="T17" style:family="text">
      <style:text-properties style:use-window-font-color="true" loext:opacity="0%"/>
    </style:style>
    <style:style style:name="T18" style:family="text">
      <style:text-properties style:use-window-font-color="true" loext:opacity="0%" style:font-name="Bitstream Vera Sans" fo:font-size="10pt" fo:font-style="normal" fo:font-weight="normal" officeooo:rsid="004f5bb5" style:font-size-asian="10.5pt" style:font-style-asian="normal" style:font-style-complex="normal"/>
    </style:style>
    <style:style style:name="T19" style:family="text">
      <style:text-properties style:use-window-font-color="true" loext:opacity="0%" style:font-name="Bitstream Vera Sans" fo:font-size="10pt" fo:font-style="normal" fo:font-weight="normal" officeooo:rsid="00511727" style:font-size-asian="10.5pt" style:font-style-asian="normal" style:font-style-complex="normal"/>
    </style:style>
    <style:style style:name="T20" style:family="text">
      <style:text-properties style:use-window-font-color="true" loext:opacity="0%" style:font-name="Bitstream Vera Sans" fo:font-size="10pt" fo:letter-spacing="-0.004cm" fo:font-weight="normal" officeooo:rsid="0029316f" style:font-size-asian="10.5pt"/>
    </style:style>
    <style:style style:name="T21" style:family="text">
      <style:text-properties style:use-window-font-color="true" loext:opacity="0%" style:font-name="Bitstream Vera Sans" fo:font-size="10pt" fo:letter-spacing="-0.004cm" fo:font-weight="normal" officeooo:rsid="004b7587" style:font-size-asian="10.5pt"/>
    </style:style>
    <style:style style:name="T22" style:family="text">
      <style:text-properties style:use-window-font-color="true" loext:opacity="0%" style:font-name="Bitstream Vera Sans" fo:font-size="10pt" officeooo:rsid="0071e8bc" fo:background-color="#ffff00" loext:char-shading-value="0"/>
    </style:style>
    <style:style style:name="T23" style:family="text">
      <style:text-properties style:use-window-font-color="true" loext:opacity="0%" style:font-name="Bitstream Vera Sans" fo:font-size="10pt" officeooo:rsid="0072bd2b" fo:background-color="#ffff00" loext:char-shading-value="0"/>
    </style:style>
    <style:style style:name="T24" style:family="text">
      <style:text-properties style:use-window-font-color="true" loext:opacity="0%" style:font-name="Bitstream Vera Sans" fo:font-size="10pt" officeooo:rsid="00790804" fo:background-color="#ffff00" loext:char-shading-value="0"/>
    </style:style>
    <style:style style:name="T25" style:family="text">
      <style:text-properties style:use-window-font-color="true" loext:opacity="0%" style:font-name="Bitstream Vera Sans" fo:font-size="10pt" fo:font-weight="normal" officeooo:rsid="0071e8bc" fo:background-color="#ffff00" loext:char-shading-value="0" style:font-weight-asian="normal" style:font-weight-complex="normal"/>
    </style:style>
    <style:style style:name="T26" style:family="text">
      <style:text-properties style:use-window-font-color="true" loext:opacity="0%" officeooo:rsid="006e1810"/>
    </style:style>
    <style:style style:name="T27" style:family="text">
      <style:text-properties style:use-window-font-color="true" loext:opacity="0%" officeooo:rsid="0071e8bc"/>
    </style:style>
    <style:style style:name="T28" style:family="text">
      <style:text-properties style:use-window-font-color="true" loext:opacity="0%" fo:font-style="normal" officeooo:rsid="0071e8bc" style:font-size-asian="9pt" style:font-style-asian="normal" style:font-size-complex="9pt" style:font-style-complex="normal"/>
    </style:style>
    <style:style style:name="T29" style:family="text">
      <style:text-properties style:use-window-font-color="true" loext:opacity="0%" officeooo:rsid="0072bd2b"/>
    </style:style>
    <style:style style:name="T30" style:family="text">
      <style:text-properties style:use-window-font-color="true" loext:opacity="0%" style:text-position="sub 58%" fo:font-style="normal" officeooo:rsid="0072bd2b" style:font-name-asian="OpenSymbol1" style:font-style-asian="normal" style:font-name-complex="OpenSymbol1" style:font-style-complex="normal"/>
    </style:style>
    <style:style style:name="T31" style:family="text">
      <style:text-properties style:use-window-font-color="true" loext:opacity="0%" style:text-position="sub 58%" style:font-name="Bitstream Vera Sans" fo:font-size="10pt" fo:font-style="normal" officeooo:rsid="0072bd2b" fo:background-color="#ffff00" loext:char-shading-value="0" style:font-name-asian="OpenSymbol1" style:font-style-asian="normal" style:font-name-complex="OpenSymbol1" style:font-style-complex="normal"/>
    </style:style>
    <style:style style:name="T32" style:family="text">
      <style:text-properties style:use-window-font-color="true" loext:opacity="0%" style:text-position="0% 100%" fo:font-style="normal" officeooo:rsid="0072bd2b" style:font-name-asian="OpenSymbol1" style:font-style-asian="normal" style:font-name-complex="OpenSymbol1" style:font-style-complex="normal"/>
    </style:style>
    <style:style style:name="T33" style:family="text">
      <style:text-properties style:use-window-font-color="true" loext:opacity="0%" style:text-position="0% 100%" fo:font-style="normal" officeooo:rsid="00755355" style:font-name-asian="OpenSymbol1" style:font-style-asian="normal" style:font-name-complex="OpenSymbol1" style:font-style-complex="normal"/>
    </style:style>
    <style:style style:name="T34" style:family="text">
      <style:text-properties style:use-window-font-color="true" loext:opacity="0%" style:text-position="0% 100%" fo:font-style="normal" officeooo:rsid="00790804" style:font-name-asian="OpenSymbol1" style:font-style-asian="normal" style:font-name-complex="OpenSymbol1" style:font-style-complex="normal"/>
    </style:style>
    <style:style style:name="T35" style:family="text">
      <style:text-properties style:use-window-font-color="true" loext:opacity="0%" style:text-position="0% 100%" style:font-name="OpenSymbol2" fo:font-style="normal" officeooo:rsid="0072bd2b" style:font-name-asian="OpenSymbol1" style:font-style-asian="normal" style:font-name-complex="OpenSymbol1" style:font-style-complex="normal"/>
    </style:style>
    <style:style style:name="T36" style:family="text">
      <style:text-properties style:use-window-font-color="true" loext:opacity="0%" style:text-position="0% 100%" officeooo:rsid="00298cf6" style:font-name-asian="OpenSymbol1" style:font-style-asian="normal" style:font-name-complex="OpenSymbol1" style:font-style-complex="normal"/>
    </style:style>
    <style:style style:name="T37" style:family="text">
      <style:text-properties style:use-window-font-color="true" loext:opacity="0%" style:text-position="0% 100%" officeooo:rsid="0072bd2b" style:font-name-asian="OpenSymbol1" style:font-style-asian="normal" style:font-name-complex="OpenSymbol1" style:font-style-complex="normal"/>
    </style:style>
    <style:style style:name="T38" style:family="text">
      <style:text-properties style:use-window-font-color="true" loext:opacity="0%" style:text-position="0% 100%" officeooo:rsid="0078037f" style:font-name-asian="OpenSymbol1" style:font-style-asian="normal" style:font-name-complex="OpenSymbol1" style:font-style-complex="normal"/>
    </style:style>
    <style:style style:name="T39" style:family="text">
      <style:text-properties style:use-window-font-color="true" loext:opacity="0%" style:text-position="0% 100%" officeooo:rsid="007808e2" style:font-name-asian="OpenSymbol1" style:font-style-asian="normal" style:font-name-complex="OpenSymbol1" style:font-style-complex="normal"/>
    </style:style>
    <style:style style:name="T40" style:family="text">
      <style:text-properties style:use-window-font-color="true" loext:opacity="0%" style:text-position="0% 100%" style:font-name="Bitstream Vera Sans" fo:font-size="10pt" fo:font-style="normal" officeooo:rsid="0072bd2b" fo:background-color="#ffff00" loext:char-shading-value="0" style:font-name-asian="OpenSymbol1" style:font-style-asian="normal" style:font-name-complex="OpenSymbol1" style:font-style-complex="normal"/>
    </style:style>
    <style:style style:name="T41" style:family="text">
      <style:text-properties style:use-window-font-color="true" loext:opacity="0%" style:text-position="0% 100%" style:font-name="Bitstream Vera Sans" fo:font-size="10pt" officeooo:rsid="0072bd2b" fo:background-color="#ffff00" loext:char-shading-value="0" style:font-name-asian="OpenSymbol1" style:font-style-asian="normal" style:font-name-complex="OpenSymbol1" style:font-style-complex="normal"/>
    </style:style>
    <style:style style:name="T42" style:family="text">
      <style:text-properties style:use-window-font-color="true" loext:opacity="0%" officeooo:rsid="007808e2"/>
    </style:style>
    <style:style style:name="T43" style:family="text">
      <style:text-properties style:use-window-font-color="true" loext:opacity="0%" officeooo:rsid="006e1810" fo:background-color="transparent" loext:char-shading-value="0"/>
    </style:style>
    <style:style style:name="T44" style:family="text">
      <style:text-properties style:use-window-font-color="true" loext:opacity="0%" officeooo:rsid="0078e5bf"/>
    </style:style>
    <style:style style:name="T45" style:family="text">
      <style:text-properties style:use-window-font-color="true" loext:opacity="0%" officeooo:rsid="00790804"/>
    </style:style>
    <style:style style:name="T46" style:family="text">
      <style:text-properties officeooo:rsid="004449bb"/>
    </style:style>
    <style:style style:name="T47" style:family="text">
      <style:text-properties fo:color="#000000" loext:opacity="100%"/>
    </style:style>
    <style:style style:name="T48" style:family="text">
      <style:text-properties fo:color="#000000" loext:opacity="100%" officeooo:rsid="004449bb"/>
    </style:style>
    <style:style style:name="T49" style:family="text">
      <style:text-properties fo:color="#000000" loext:opacity="100%" officeooo:rsid="00461b8b"/>
    </style:style>
    <style:style style:name="T50" style:family="text">
      <style:text-properties fo:color="#000000" loext:opacity="100%" fo:font-style="normal" style:font-style-asian="normal" style:font-style-complex="normal"/>
    </style:style>
    <style:style style:name="T51" style:family="text">
      <style:text-properties fo:color="#000000" loext:opacity="100%" fo:font-style="normal" officeooo:rsid="0046a0a0" style:font-style-asian="normal" style:font-style-complex="normal"/>
    </style:style>
    <style:style style:name="T52" style:family="text">
      <style:text-properties fo:color="#000000" loext:opacity="100%" fo:font-style="normal" officeooo:rsid="005b4487" style:font-style-asian="normal" style:font-style-complex="normal"/>
    </style:style>
    <style:style style:name="T53" style:family="text">
      <style:text-properties fo:color="#000000" loext:opacity="100%" fo:font-style="normal" fo:font-weight="normal" officeooo:rsid="00511727" style:font-style-asian="normal" style:font-weight-asian="normal" style:font-style-complex="normal" style:font-weight-complex="normal"/>
    </style:style>
    <style:style style:name="T54" style:family="text">
      <style:text-properties fo:color="#000000" loext:opacity="100%" fo:font-style="normal" fo:font-weight="normal" officeooo:rsid="0049c319" style:font-style-asian="normal" style:font-weight-asian="normal" style:font-style-complex="normal" style:font-weight-complex="normal"/>
    </style:style>
    <style:style style:name="T55" style:family="text">
      <style:text-properties fo:color="#000000" loext:opacity="100%" fo:font-style="normal" fo:font-weight="normal" officeooo:rsid="00569cdb" style:font-style-asian="normal" style:font-weight-asian="normal" style:font-style-complex="normal" style:font-weight-complex="normal"/>
    </style:style>
    <style:style style:name="T56" style:family="text">
      <style:text-properties fo:color="#000000" loext:opacity="100%" style:font-name="Bitstream Vera Sans" fo:font-size="10pt" fo:font-weight="normal" officeooo:rsid="00511727" style:font-weight-asian="normal" style:font-weight-complex="normal"/>
    </style:style>
    <style:style style:name="T57" style:family="text">
      <style:text-properties fo:color="#000000" loext:opacity="100%" style:font-name="Bitstream Vera Sans" fo:font-size="10pt" fo:font-weight="normal" officeooo:rsid="0053dac0" style:font-weight-asian="normal" style:font-weight-complex="normal"/>
    </style:style>
    <style:style style:name="T58" style:family="text">
      <style:text-properties fo:color="#000000" loext:opacity="100%" style:font-name="Bitstream Vera Sans" fo:font-size="10pt" officeooo:rsid="0053dac0"/>
    </style:style>
    <style:style style:name="T59" style:family="text">
      <style:text-properties fo:color="#000000" loext:opacity="100%" style:font-name="Bitstream Vera Sans" fo:font-size="10pt" fo:font-style="normal" fo:font-weight="normal" officeooo:rsid="0049c319" style:font-style-asian="normal" style:font-weight-asian="normal" style:font-style-complex="normal" style:font-weight-complex="normal"/>
    </style:style>
    <style:style style:name="T60" style:family="text">
      <style:text-properties fo:color="#000000" loext:opacity="100%" style:font-name="Bitstream Vera Sans" fo:font-size="10pt" fo:font-style="normal" fo:font-weight="normal" officeooo:rsid="0053dac0" style:font-style-asian="normal" style:font-weight-asian="normal" style:font-style-complex="normal" style:font-weight-complex="normal"/>
    </style:style>
    <style:style style:name="T61" style:family="text">
      <style:text-properties fo:color="#000000" loext:opacity="100%" fo:font-weight="normal" officeooo:rsid="00511727" style:font-weight-asian="normal" style:font-weight-complex="normal"/>
    </style:style>
    <style:style style:name="T62" style:family="text">
      <style:text-properties fo:color="#000000" loext:opacity="100%" officeooo:rsid="00511727"/>
    </style:style>
    <style:style style:name="T63" style:family="text">
      <style:text-properties fo:color="#000000" loext:opacity="100%" style:font-name="Bitstream Vera Sans3" fo:font-size="10pt" fo:letter-spacing="-0.004cm" fo:font-style="normal" fo:font-weight="normal" officeooo:rsid="005e49cc" style:font-size-asian="10pt" style:font-style-asian="normal" style:font-weight-asian="normal" style:font-style-complex="normal"/>
    </style:style>
    <style:style style:name="T64" style:family="text">
      <style:text-properties fo:color="#000000" loext:opacity="100%" style:font-name="Wingdings" fo:font-style="normal" officeooo:rsid="00672fbf" style:font-name-asian="Wingdings" style:font-style-asian="normal" style:font-name-complex="Wingdings" style:font-style-complex="normal"/>
    </style:style>
    <style:style style:name="T65" style:family="text">
      <style:text-properties style:font-name="Segoe UI" fo:font-style="normal" officeooo:rsid="00466fef" style:font-style-asian="normal" style:font-style-complex="normal"/>
    </style:style>
    <style:style style:name="T66" style:family="text">
      <style:text-properties officeooo:rsid="0049c319"/>
    </style:style>
    <style:style style:name="T67" style:family="text">
      <style:text-properties fo:color="#e8a202" loext:opacity="100%" fo:letter-spacing="normal" fo:font-style="normal" fo:font-weight="normal" officeooo:rsid="0049c319" style:font-style-asian="normal" style:font-weight-asian="normal" style:font-style-complex="normal" style:font-weight-complex="normal"/>
    </style:style>
    <style:style style:name="T68" style:family="text">
      <style:text-properties fo:color="#e8a202" loext:opacity="100%" fo:font-style="normal" fo:font-weight="normal" officeooo:rsid="0049c319" style:font-style-asian="normal" style:font-weight-asian="normal" style:font-style-complex="normal" style:font-weight-complex="normal"/>
    </style:style>
    <style:style style:name="T69" style:family="text">
      <style:text-properties style:font-name="Bitstream Vera Sans" fo:font-size="10pt" officeooo:rsid="004b7587"/>
    </style:style>
    <style:style style:name="T70" style:family="text">
      <style:text-properties style:font-name="Bitstream Vera Sans" fo:font-size="10pt" officeooo:rsid="0049c319"/>
    </style:style>
    <style:style style:name="T71" style:family="text">
      <style:text-properties style:font-name="Bitstream Vera Sans" fo:font-size="10pt" officeooo:rsid="004e370c"/>
    </style:style>
    <style:style style:name="T72" style:family="text">
      <style:text-properties style:font-name="Bitstream Vera Sans" fo:font-size="10pt" officeooo:rsid="0071e8bc" fo:background-color="#ffff00" loext:char-shading-value="0"/>
    </style:style>
    <style:style style:name="T73" style:family="text">
      <style:text-properties style:font-name="Bitstream Vera Sans" fo:font-size="10pt" officeooo:rsid="0072bd2b" fo:background-color="#ffff00" loext:char-shading-value="0"/>
    </style:style>
    <style:style style:name="T74" style:family="text">
      <style:text-properties style:font-name="Bitstream Vera Sans" fo:font-size="10pt" officeooo:rsid="00760b91" fo:background-color="#ffff00" loext:char-shading-value="0"/>
    </style:style>
    <style:style style:name="T75" style:family="text">
      <style:text-properties fo:letter-spacing="-0.004cm"/>
    </style:style>
    <style:style style:name="T76" style:family="text">
      <style:text-properties fo:letter-spacing="-0.004cm" fo:font-style="normal" style:font-style-asian="normal" style:font-style-complex="normal"/>
    </style:style>
    <style:style style:name="T77" style:family="text">
      <style:text-properties fo:letter-spacing="-0.004cm" fo:font-style="normal" officeooo:rsid="0029316f" style:font-style-asian="normal" style:font-style-complex="normal"/>
    </style:style>
    <style:style style:name="T78" style:family="text">
      <style:text-properties fo:letter-spacing="-0.004cm" fo:font-style="normal" officeooo:rsid="006397da" style:font-style-asian="normal" style:font-style-complex="normal"/>
    </style:style>
    <style:style style:name="T79" style:family="text">
      <style:text-properties fo:letter-spacing="-0.004cm" fo:font-style="normal" officeooo:rsid="002843a6" style:font-style-asian="normal" style:font-style-complex="normal"/>
    </style:style>
    <style:style style:name="T80" style:family="text">
      <style:text-properties fo:letter-spacing="-0.004cm" fo:font-style="normal" officeooo:rsid="00298cf6" style:font-style-asian="normal" style:font-style-complex="normal"/>
    </style:style>
    <style:style style:name="T81" style:family="text">
      <style:text-properties fo:letter-spacing="-0.004cm" officeooo:rsid="0029316f"/>
    </style:style>
    <style:style style:name="T82" style:family="text">
      <style:text-properties fo:letter-spacing="-0.018cm"/>
    </style:style>
    <style:style style:name="T83" style:family="text">
      <style:text-properties fo:letter-spacing="0.004cm" fo:font-style="normal" style:font-style-asian="normal" style:font-style-complex="normal"/>
    </style:style>
    <style:style style:name="T84" style:family="text">
      <style:text-properties style:font-name="Wingdings" officeooo:rsid="00672fbf" style:font-name-asian="Wingdings" style:font-name-complex="Wingdings"/>
    </style:style>
    <style:style style:name="T85" style:family="text">
      <style:text-properties officeooo:rsid="0067d3c3"/>
    </style:style>
    <style:style style:name="T86" style:family="text">
      <style:text-properties officeooo:rsid="0071e8bc"/>
    </style:style>
    <style:style style:name="T87" style:family="text">
      <style:text-properties officeooo:rsid="0072bd2b"/>
    </style:style>
    <style:style style:name="T88" style:family="text">
      <style:text-properties officeooo:rsid="00760b91"/>
    </style:style>
    <style:style style:name="T89" style:family="text">
      <style:text-properties fo:font-variant="normal" fo:text-transform="none" style:use-window-font-color="true" loext:opacity="0%" style:text-outline="false" style:text-line-through-style="none" style:text-line-through-type="none" style:font-name="Bitstream Vera Sans Mono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loext:opacity="100%" style:text-outline="false" style:text-line-through-style="none" style:text-line-through-type="none" style:font-name="Bitstream Vera Sans2"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95" style:family="text">
      <style:text-properties fo:color="#e8c32a" loext:opacity="100%" style:font-name="Bitstream Vera Sans2" fo:font-size="10pt" fo:font-weight="bold" style:font-size-asian="10pt" style:font-name-complex="Bitstream Vera Sans2" style:font-size-complex="10pt"/>
    </style:style>
    <style:style style:name="T96" style:family="text">
      <style:text-properties style:font-name="Bitstream Vera Sans2" fo:font-size="10pt" style:font-size-asian="10pt" style:font-size-complex="10pt"/>
    </style:style>
    <style:style style:name="T97" style:family="text">
      <style:text-properties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SimSun1"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98" style:family="text">
      <style:text-properties fo:color="#ffffff" loext:opacity="100%"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26cm" svg:stroke-color="#ff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fo:wrap-option="wrap" draw:shadow="hidden" draw:shadow-offset-x="0.199cm" draw:shadow-offset-y="0.199cm" draw:shadow-color="#808080" style:run-through="foreground"/>
    </style:style>
    <style:style style:name="gr4" style:family="graphic">
      <style:graphic-properties draw:stroke="solid" svg:stroke-width="0.019cm" svg:stroke-color="#ff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draw:auto-grow-height="false" fo:min-height="0.025cm" fo:min-width="0cm"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draw:auto-grow-height="false" fo:min-height="0.021cm" fo:min-width="0cm" fo:padding-top="0.139cm" fo:padding-bottom="0.139cm" fo:padding-left="0.265cm" fo:padding-right="0.265cm" fo:wrap-option="wrap" draw:shadow="hidden" draw:shadow-offset-x="0.199cm" draw:shadow-offset-y="0.199cm" draw:shadow-color="#808080" style:run-through="foreground"/>
    </style:style>
    <style:style style:name="gr10" style:family="graphic">
      <style:graphic-properties draw:stroke="solid" svg:stroke-width="0.019cm" svg:stroke-color="#808080" draw:marker-start="" draw:marker-start-width="0.199cm" draw:marker-start-center="false" draw:marker-end="" draw:marker-end-width="0.199cm" draw:marker-end-center="false" draw:fill="solid" draw:fill-color="#729fcf" draw:textarea-horizontal-align="justify" draw:textarea-vertical-align="middle" fo:padding-top="0.134cm" fo:padding-bottom="0.134cm" fo:padding-left="0.259cm" fo:padding-right="0.259cm" fo:wrap-option="wrap" draw:shadow="hidden" draw:shadow-offset-x="0.199cm" draw:shadow-offset-y="0.199cm" draw:shadow-color="#808080" style:run-through="foreground"/>
    </style:style>
    <style:style style:name="gr11" style:family="graphic">
      <style:graphic-properties draw:stroke="solid" svg:stroke-width="0.019cm" svg:stroke-color="#000000" draw:marker-start="" draw:marker-start-width="0.279cm" draw:marker-start-center="false" draw:marker-end="" draw:marker-end-width="0.279cm" draw:marker-end-center="false" draw:fill="solid" draw:fill-color="#729fcf" draw:textarea-horizontal-align="justify" draw:textarea-vertical-align="middle" fo:padding-top="0.134cm" fo:padding-bottom="0.134cm" fo:padding-left="0.258cm" fo:padding-right="0.258cm" fo:wrap-option="wrap" draw:shadow="hidden" draw:shadow-offset-x="0.199cm" draw:shadow-offset-y="0.199cm" draw:shadow-color="#808080" style:run-through="foreground"/>
    </style:style>
    <style:style style:name="gr12" style:family="graphic">
      <style:graphic-properties draw:stroke="dash" draw:stroke-dash="Long_20_Dash" svg:stroke-width="0.035cm" svg:stroke-color="#000000" draw:marker-start="" draw:marker-start-width="0.303cm" draw:marker-start-center="false" draw:marker-end="" draw:marker-end-width="0.303cm" draw:marker-end-center="false" svg:stroke-linecap="butt" draw:fill="solid" draw:fill-color="#729fcf" draw:textarea-horizontal-align="justify" draw:textarea-vertical-align="middle" fo:padding-top="0.143cm" fo:padding-bottom="0.143cm" fo:padding-left="0.266cm" fo:padding-right="0.266cm" fo:wrap-option="wrap" draw:shadow="hidden" draw:shadow-offset-x="0.199cm" draw:shadow-offset-y="0.199cm" draw:shadow-color="#808080" style:run-through="foreground"/>
    </style:style>
    <style:style style:name="gr13" style:family="graphic">
      <style:graphic-properties draw:stroke="solid" svg:stroke-width="0.028cm" svg:stroke-color="#ff0000" draw:marker-start="" draw:marker-start-width="0.293cm" draw:marker-start-center="false" draw:marker-end="" draw:marker-end-width="0.293cm" draw:marker-end-center="false" draw:fill="solid" draw:fill-color="#729fcf" draw:textarea-horizontal-align="justify" draw:textarea-vertical-align="middle" fo:padding-top="0.139cm" fo:padding-bottom="0.139cm" fo:padding-left="0.263cm" fo:padding-right="0.263cm" fo:wrap-option="wrap" draw:shadow="hidden" draw:shadow-offset-x="0.199cm" draw:shadow-offset-y="0.199cm" draw:shadow-color="#808080" style:run-through="foreground"/>
    </style:style>
    <style:style style:name="gr14" style:family="graphic">
      <style:graphic-properties draw:stroke="solid" svg:stroke-width="0.028cm" svg:stroke-color="#ff0000" draw:marker-start="" draw:marker-start-width="0.293cm" draw:marker-start-center="false" draw:marker-end="" draw:marker-end-width="0.293cm" draw:marker-end-center="false" draw:fill="solid" draw:fill-color="#729fcf" draw:textarea-horizontal-align="justify" draw:textarea-vertical-align="middle" fo:padding-top="0.139cm" fo:padding-bottom="0.139cm" fo:padding-left="0.263cm" fo:padding-right="0.263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19cm" svg:stroke-color="#808080" draw:marker-start="" draw:marker-start-width="0.199cm" draw:marker-start-center="false" draw:marker-end="" draw:marker-end-width="0.199cm" draw:marker-end-center="false" draw:fill="solid"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000000" draw:marker-start="" draw:marker-start-width="0.279cm" draw:marker-start-center="false" draw:marker-end="" draw:marker-end-width="0.279cm" draw:marker-end-center="false" draw:fill="solid" draw:fill-color="#729fcf" draw:textarea-horizontal-align="justify" draw:textarea-vertical-align="middle" fo:padding-top="0.134cm" fo:padding-bottom="0.134cm" fo:padding-left="0.258cm" fo:padding-right="0.258cm" draw:shadow="hidden" draw:shadow-offset-x="0.199cm" draw:shadow-offset-y="0.199cm" draw:shadow-color="#808080" style:run-through="foreground"/>
    </style:style>
    <style:style style:name="gr17" style:family="graphic">
      <style:graphic-properties draw:stroke="dash" draw:stroke-dash="Fine_20_Dashed" svg:stroke-width="0.019cm" svg:stroke-color="#000000" draw:marker-start="" draw:marker-start-width="0.279cm" draw:marker-start-center="false" draw:marker-end="" draw:marker-end-width="0.279cm" draw:marker-end-center="false" draw:fill="solid" draw:fill-color="#729fcf" draw:textarea-horizontal-align="justify" draw:textarea-vertical-align="middle" fo:padding-top="0.134cm" fo:padding-bottom="0.134cm" fo:padding-left="0.258cm" fo:padding-right="0.258cm" draw:shadow="hidden" draw:shadow-offset-x="0.199cm" draw:shadow-offset-y="0.199cm" draw:shadow-color="#808080" style:run-through="foreground"/>
    </style:style>
    <style:style style:name="gr18" style:family="graphic">
      <style:graphic-properties draw:stroke="solid" svg:stroke-width="0.028cm" svg:stroke-color="#ff0000" draw:marker-start="" draw:marker-start-width="0.293cm" draw:marker-start-center="false" draw:marker-end="" draw:marker-end-width="0.293cm" draw:marker-end-center="false" svg:stroke-opacity="100%" draw:fill="solid" draw:fill-color="#729fcf" draw:textarea-horizontal-align="justify" draw:textarea-vertical-align="middle" fo:padding-top="0.139cm" fo:padding-bottom="0.139cm" fo:padding-left="0.263cm" fo:padding-right="0.263cm" draw:shadow="hidden" draw:shadow-offset-x="0.199cm" draw:shadow-offset-y="0.199cm" draw:shadow-color="#808080" style:run-through="foreground"/>
    </style:style>
    <style:style style:name="gr19" style:family="graphic">
      <style:graphic-properties draw:stroke="dash" draw:stroke-dash="Fine_20_Dashed" svg:stroke-width="0.028cm" svg:stroke-color="#ff0000" draw:marker-start="" draw:marker-start-width="0.293cm" draw:marker-start-center="false" draw:marker-end="" draw:marker-end-width="0.293cm" draw:marker-end-center="false" draw:fill="solid" draw:fill-color="#729fcf" draw:textarea-horizontal-align="justify" draw:textarea-vertical-align="middle" fo:padding-top="0.139cm" fo:padding-bottom="0.139cm" fo:padding-left="0.263cm" fo:padding-right="0.263cm" draw:shadow="hidden" draw:shadow-offset-x="0.199cm" draw:shadow-offset-y="0.199cm" draw:shadow-color="#808080" style:run-through="foreground"/>
    </style:style>
    <style:style style:name="gr20" style:family="graphic">
      <style:graphic-properties draw:stroke="solid" svg:stroke-width="0.028cm" svg:stroke-color="#ff0000" draw:marker-start="" draw:marker-start-width="0.293cm" draw:marker-start-center="false" draw:marker-end="" draw:marker-end-width="0.293cm" draw:marker-end-center="false" draw:fill="solid" draw:fill-color="#729fcf" draw:textarea-horizontal-align="justify" draw:textarea-vertical-align="middle" fo:padding-top="0.139cm" fo:padding-bottom="0.139cm" fo:padding-left="0.263cm" fo:padding-right="0.263cm" draw:shadow="hidden" draw:shadow-offset-x="0.199cm" draw:shadow-offset-y="0.199cm" draw:shadow-color="#808080" style:run-through="foreground"/>
    </style:style>
    <style:style style:name="gr21" style:family="graphic">
      <style:graphic-properties draw:stroke="solid" draw:stroke-dash="Fine_20_Dashed" svg:stroke-width="0.028cm" svg:stroke-color="#ff0000" draw:marker-start="" draw:marker-start-width="0.293cm" draw:marker-start-center="false" draw:marker-end="" draw:marker-end-width="0.293cm" draw:marker-end-center="false" draw:fill="solid" draw:fill-color="#729fcf"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22" style:family="graphic">
      <style:graphic-properties draw:stroke="solid" draw:stroke-dash="Dashed_20__28_var_29__20_7302" svg:stroke-width="0.028cm" svg:stroke-color="#ff0000" draw:marker-start="" draw:marker-start-width="0.293cm" draw:marker-start-center="false" draw:marker-end="" draw:marker-end-width="0.293cm" draw:marker-end-center="false" draw:fill="solid" draw:fill-color="#729fcf" draw:textarea-horizontal-align="justify" draw:textarea-vertical-align="middle" fo:padding-top="0.139cm" fo:padding-bottom="0.139cm" fo:padding-left="0.263cm" fo:padding-right="0.263cm" draw:shadow="hidden" draw:shadow-offset-x="0.199cm" draw:shadow-offset-y="0.199cm" draw:shadow-color="#808080" style:run-through="foreground"/>
    </style:style>
    <style:style style:name="gr23" style:family="graphic">
      <style:graphic-properties draw:stroke="solid" svg:stroke-width="0.026cm" svg:stroke-color="#ff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24" style:family="graphic">
      <style:graphic-properties draw:stroke="solid" svg:stroke-width="0.019cm" svg:stroke-color="#ff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7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22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413cm" fo:min-width="3.6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Fine_20_Dashe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3"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4" style:family="graphic">
      <style:graphic-properties svg:stroke-width="0.049cm" svg:stroke-color="#ff0000" draw:marker-start-width="0.427cm" draw:marker-end-width="0.427cm" draw:fill="none" draw:textarea-horizontal-align="justify" draw:textarea-vertical-align="middle" draw:auto-grow-height="false" fo:min-height="0.9cm" fo:min-width="1.38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width="0.049cm" svg:stroke-color="#ff0000" draw:marker-start-width="0.427cm" draw:marker-end-width="0.427cm" draw:fill="none" draw:textarea-horizontal-align="justify" draw:textarea-vertical-align="middle" draw:auto-grow-height="false" fo:min-height="1.067cm" fo:min-width="0.8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width="0.049cm" svg:stroke-color="#ff0000" draw:marker-start-width="0.427cm" draw:marker-end-width="0.427cm" draw:fill="none" draw:textarea-horizontal-align="justify" draw:textarea-vertical-align="middle" draw:auto-grow-height="false" fo:min-height="1.067cm" fo:min-width="0.88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width="0.049cm" svg:stroke-color="#ff0000" draw:marker-start-width="0.427cm" draw:marker-end-width="0.427cm" draw:fill="none" draw:textarea-horizontal-align="justify" draw:textarea-vertical-align="middle" draw:auto-grow-height="false" fo:min-height="1.083cm" fo:min-width="0.91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svg:stroke-width="0.049cm" svg:stroke-color="#ff0000" draw:marker-start-width="0.427cm" draw:marker-end-width="0.427cm" draw:fill="none" draw:textarea-horizontal-align="justify" draw:textarea-vertical-align="middle" draw:auto-grow-height="false" fo:min-height="1.067cm" fo:min-width="1.30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svg:stroke-width="0.049cm" svg:stroke-color="#ff0000" draw:marker-start-width="0.427cm" draw:marker-end-width="0.427cm" draw:fill="none" draw:textarea-horizontal-align="justify" draw:textarea-vertical-align="middle" draw:auto-grow-height="false" fo:min-height="1.067cm" fo:min-width="0.95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svg:stroke-width="0.049cm" svg:stroke-color="#ff0000" draw:marker-start-width="0.427cm" draw:marker-end-width="0.427cm" draw:fill="none" draw:textarea-horizontal-align="justify" draw:textarea-vertical-align="middle" draw:auto-grow-height="false" fo:min-height="0.878cm" fo:min-width="1.52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solid" draw:stroke-dash="Dashed_20__28_var_29__20_7294"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2" style:family="graphic">
      <style:graphic-properties draw:stroke="solid" draw:stroke-dash="Dashed_20__28_var_29__20_7295"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3" style:family="graphic">
      <style:graphic-properties draw:stroke="dash" draw:stroke-dash="Dashed_20__28_var_29__20_7296"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4" style:family="graphic">
      <style:graphic-properties draw:stroke="solid" draw:stroke-dash="Dashed_20__28_var_29__20_7297" svg:stroke-width="0.019cm" svg:stroke-color="#000000" draw:marker-start="" draw:marker-start-width="0.229cm" draw:marker-start-center="false" draw:marker-end="" draw:marker-end-width="0.229cm" draw:marker-end-center="false" draw:fill="none"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5" style:family="graphic">
      <style:graphic-properties draw:stroke="dash" draw:stroke-dash="Dashed_20__28_var_29__20_7298" svg:stroke-width="0.019cm" svg:stroke-color="#000000" draw:marker-start="" draw:marker-start-width="0.229cm" draw:marker-start-center="false" draw:marker-end="" draw:marker-end-width="0.229cm" draw:marker-end-center="false" draw:fill="none"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6" style:family="graphic">
      <style:graphic-properties draw:stroke="solid" draw:stroke-dash="Dashed_20__28_var_29__20_7299"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7" style:family="graphic">
      <style:graphic-properties draw:stroke="solid" draw:stroke-dash="Dashed_20__28_var_29__20_7300"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8" style:family="graphic">
      <style:graphic-properties draw:stroke="solid" draw:stroke-dash="Dashed_20__28_var_29__20_7301"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paragraph-properties style:writing-mode="lr-tb"/>
    </style:style>
    <style:style style:name="gr53" style:family="graphic">
      <style:graphic-properties draw:stroke="none" draw:stroke-dash="Dashed_20__28_var_29__20_7672"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none" draw:stroke-dash="Dashed_20__28_var_29__20_7673" svg:stroke-width="0.019cm" svg:stroke-color="#000000" draw:marker-start="" draw:marker-start-width="0.33cm" draw:marker-start-center="false" draw:marker-end="" draw:marker-end-width="0.33cm" draw:marker-end-center="false" draw:fill="solid" draw:fill-color="#cccc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ed_20__28_var_29__20_7674"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6" style:family="graphic">
      <style:graphic-properties draw:stroke="solid" draw:stroke-dash="Dashed_20__28_var_29__20_7675"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7" style:family="graphic">
      <style:graphic-properties draw:stroke="solid" draw:stroke-dash="Dashed_20__28_var_29__20_7676"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8" style:family="graphic">
      <style:graphic-properties draw:stroke="solid" draw:stroke-dash="Dashed_20__28_var_29__20_7677"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59" style:family="graphic">
      <style:graphic-properties draw:stroke="dash" draw:stroke-dash="Dashed_20__28_var_29__20_7678"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60" style:family="graphic">
      <style:graphic-properties draw:stroke="solid" draw:stroke-dash="Dashed_20__28_var_29__20_7679"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61" style:family="graphic">
      <style:graphic-properties draw:stroke="dash" draw:stroke-dash="Dashed_20__28_var_29__20_7680"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62" style:family="graphic">
      <style:graphic-properties draw:stroke="solid" draw:stroke-dash="Dashed_20__28_var_29__20_7682"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9cm" fo:padding-top="0.125cm" fo:padding-bottom="0.125cm" fo:padding-left="0.25cm" fo:padding-right="0.25cm" draw:shadow="hidden" draw:shadow-offset-x="0.199cm" draw:shadow-offset-y="0.199cm" draw:shadow-color="#808080" style:run-through="foreground"/>
      <style:paragraph-properties style:writing-mode="lr-tb"/>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67cm" fo:padding-top="0.125cm" fo:padding-bottom="0.125cm" fo:padding-left="0.25cm" fo:padding-right="0.25cm" draw:shadow="hidden" draw:shadow-offset-x="0.199cm" draw:shadow-offset-y="0.199cm" draw:shadow-color="#808080" style:run-through="foreground"/>
      <style:paragraph-properties style:writing-mode="lr-tb"/>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69cm" fo:padding-top="0.125cm" fo:padding-bottom="0.125cm" fo:padding-left="0.25cm" fo:padding-right="0.25cm" draw:shadow="hidden" draw:shadow-offset-x="0.199cm" draw:shadow-offset-y="0.199cm" draw:shadow-color="#808080" style:run-through="foreground"/>
      <style:paragraph-properties style:writing-mode="lr-tb"/>
    </style:style>
    <style:style style:name="gr67"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solid" draw:stroke-dash="Ultrafine_20_Dashed" svg:stroke-width="0.019cm" svg:stroke-color="#ff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9"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0"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1" style:family="graphic">
      <style:graphic-properties draw:stroke="solid" draw:stroke-dash="Ultrafine_20_Dashed" svg:stroke-width="0.019cm" svg:stroke-color="#ff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2" style:family="graphic">
      <style:graphic-properties draw:stroke="solid" svg:stroke-width="0cm" svg:stroke-color="#000000" draw:marker-start="Arrow" draw:marker-start-width="0.101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6cm" fo:padding-top="0.125cm" fo:padding-bottom="0.125cm" fo:padding-left="0.25cm" fo:padding-right="0.25cm" draw:shadow="hidden" draw:shadow-offset-x="0.199cm" draw:shadow-offset-y="0.199cm" draw:shadow-color="#808080" style:run-through="foreground"/>
      <style:paragraph-properties style:writing-mode="lr-tb"/>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5"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76" style:family="graphic">
      <style:graphic-properties draw:stroke="solid" draw:stroke-dash="Dashed_20__28_var_29__20_1685" svg:stroke-width="0.019cm" svg:stroke-color="#000000" draw:marker-start="" draw:marker-start-width="0.229cm" draw:marker-start-center="false" draw:marker-end="" draw:marker-end-width="0.229cm" draw:marker-end-center="false" draw:fill="none"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7" style:family="graphic">
      <style:graphic-properties draw:stroke="solid" draw:stroke-dash="Dashed_20__28_var_29__20_6022"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8" style:family="graphic">
      <style:graphic-properties draw:stroke="solid" draw:stroke-dash="Dashed_20__28_var_29__20_6023"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79" style:family="graphic">
      <style:graphic-properties draw:stroke="solid" draw:stroke-dash="Dashed_20__28_var_29__20_6024"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0" style:family="graphic">
      <style:graphic-properties draw:stroke="dash" draw:stroke-dash="Line_20_Style_20_1" svg:stroke-width="0.019cm" svg:stroke-color="#000000" draw:marker-start="" draw:marker-start-width="0.229cm" draw:marker-start-center="false" draw:marker-end="" draw:marker-end-width="0.229cm" draw:marker-end-center="false" draw:fill="solid"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1" style:family="graphic">
      <style:graphic-properties draw:stroke="solid" draw:stroke-dash="Dashed_20__28_var_29__20_6025" svg:stroke-width="0.019cm" svg:stroke-color="#000000" draw:marker-start="" draw:marker-start-width="0.229cm" draw:marker-start-center="false" draw:marker-end="" draw:marker-end-width="0.229cm" draw:marker-end-center="false" draw:fill="none"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2" style:family="graphic">
      <style:graphic-properties draw:stroke="dash" draw:stroke-dash="Line_20_Style_20_1" svg:stroke-width="0.019cm" svg:stroke-color="#000000" draw:marker-start="" draw:marker-start-width="0.229cm" draw:marker-start-center="false" draw:marker-end="" draw:marker-end-width="0.229cm" draw:marker-end-center="false" draw:fill="none" draw:fill-color="#99ccff" draw:fill-image-width="0cm" draw:fill-image-height="0cm" draw:textarea-horizontal-align="center" draw:textarea-vertical-align="middle" draw:auto-grow-width="true" fo:padding-top="0.011cm" fo:padding-bottom="0.011cm" fo:padding-left="0.011cm" fo:padding-right="0.011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paragraph-properties style:writing-mode="lr-tb"/>
    </style:style>
    <style:style style:name="gr84" style:family="graphic">
      <style:graphic-properties draw:stroke="solid" svg:stroke-width="0cm" svg:stroke-color="#c9211e" draw:marker-start="" draw:marker-start-width="0.199cm" draw:marker-start-center="false" draw:marker-end="" draw:marker-end-width="0.199cm" draw:marker-end-center="false" draw:fill="solid" draw:fill-color="#ffa6a6" draw:textarea-horizontal-align="justify" draw:textarea-vertical-align="middle" draw:auto-grow-height="false" fo:min-height="0.455cm" fo:min-width="0.206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c9211e" draw:marker-start="" draw:marker-start-width="0.199cm" draw:marker-start-center="false" draw:marker-end="" draw:marker-end-width="0.199cm" draw:marker-end-center="false" draw:fill="solid" draw:fill-color="#ffa6a6" draw:textarea-horizontal-align="justify" draw:textarea-vertical-align="middle" draw:auto-grow-height="false" fo:min-height="0.45cm" fo:min-width="0.699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c9211e" draw:marker-start="" draw:marker-start-width="0.199cm" draw:marker-start-center="false" draw:marker-end="" draw:marker-end-width="0.199cm" draw:marker-end-center="false" draw:fill="solid" draw:fill-color="#ffa6a6" draw:textarea-horizontal-align="justify" draw:textarea-vertical-align="middle" draw:auto-grow-height="false" fo:min-height="0.55cm" fo:min-width="0.298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c9211e" draw:marker-start="" draw:marker-start-width="0.199cm" draw:marker-start-center="false" draw:marker-end="" draw:marker-end-width="0.199cm" draw:marker-end-center="false" draw:fill="solid" draw:fill-color="#ffa6a6" draw:textarea-horizontal-align="justify" draw:textarea-vertical-align="middle" draw:auto-grow-height="false" fo:min-height="0.049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c9211e" draw:marker-start="" draw:marker-start-width="0.199cm" draw:marker-start-center="false" draw:marker-end="" draw:marker-end-width="0.199cm" draw:marker-end-center="false" draw:fill="solid" draw:fill-color="#ffa6a6" draw:textarea-horizontal-align="justify" draw:textarea-vertical-align="middle" draw:auto-grow-height="false" fo:min-height="0.363cm" fo:min-width="0.108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c9211e" draw:marker-start="" draw:marker-start-width="0.199cm" draw:marker-start-center="false" draw:marker-end="" draw:marker-end-width="0.199cm" draw:marker-end-center="false" draw:fill="solid" draw:fill-color="#ffa6a6" draw:textarea-horizontal-align="justify" draw:textarea-vertical-align="middle" draw:auto-grow-height="false" fo:min-height="0.127cm" fo:min-width="0.506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434cm" fo:min-width="0.695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6cm" fo:min-width="0.358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598cm" fo:min-width="0.963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716cm" fo:min-width="0.457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111cm" fo:min-width="0cm" fo:padding-top="0.125cm" fo:padding-bottom="0.125cm" fo:padding-left="0.25cm" fo:padding-right="0.25cm" draw:shadow="hidden" draw:shadow-offset-x="0.199cm" draw:shadow-offset-y="0.199cm" draw:shadow-color="#808080" style:run-through="foreground"/>
    </style:style>
    <style:style style:name="gr95" style:family="graphic">
      <style:graphic-properties fo:margin-left="0.4cm" fo:margin-right="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6" style:family="graphic">
      <style:graphic-properties draw:stroke="none" svg:stroke-color="#000000" draw:fill="none" draw:fill-color="#ffffff" fo:min-height="0.926cm" style:run-through="foreground"/>
      <style:paragraph-properties style:writing-mode="lr-tb"/>
    </style:style>
    <style:style style:name="gr97" style:family="graphic">
      <style:graphic-properties draw:stroke="solid" svg:stroke-width="0.03cm" svg:stroke-color="#000000" draw:marker-start="" draw:marker-start-width="0.199cm" draw:marker-start-center="false" draw:marker-end=""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8" style:family="graphic">
      <style:graphic-properties draw:stroke="dash" draw:stroke-dash="Dashed_20__28_var_29__20_7683" svg:stroke-width="0.03cm" svg:stroke-color="#000000" draw:marker-start="" draw:marker-start-width="0.199cm" draw:marker-start-center="false" draw:marker-end=""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9" style:family="graphic">
      <style:graphic-properties draw:stroke="dash" draw:stroke-dash="Dashed_20__28_var_29__20_7684" svg:stroke-width="0.03cm" svg:stroke-color="#000000" draw:marker-start="" draw:marker-start-width="0.199cm" draw:marker-start-center="false" draw:marker-end=""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0" style:family="graphic">
      <style:graphic-properties draw:stroke="solid" draw:stroke-dash="Dashed_20__28_var_29__20_7685" svg:stroke-width="0.03cm" svg:stroke-color="#000000" draw:marker-start="" draw:marker-start-width="0.199cm" draw:marker-start-center="false" draw:marker-end=""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1" style:family="graphic">
      <style:graphic-properties draw:stroke="solid" draw:stroke-dash="Dashed_20__28_var_29__20_7686" svg:stroke-width="0.03cm" svg:stroke-color="#000000" draw:marker-start="" draw:marker-start-width="0.199cm" draw:marker-start-center="false" draw:marker-end=""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2" style:family="graphic">
      <style:graphic-properties draw:stroke="dash" draw:stroke-dash="Dashed_20__28_var_29__20_7687" svg:stroke-width="0.03cm" svg:stroke-color="#000000" draw:marker-start="" draw:marker-start-width="0.199cm" draw:marker-start-center="false" draw:marker-end="" draw:marker-end-width="0.199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03" style:family="graphic">
      <style:graphic-properties draw:stroke="none" svg:stroke-color="#000000" draw:fill="none" draw:fill-color="#ffffff" fo:min-height="0.92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fo:margin-left="0cm" fo:margin-right="0.49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05" style:family="graphic">
      <style:graphic-properties draw:stroke="none" draw:stroke-dash="Ultrafine_20_Dashed" svg:stroke-width="0.019cm" svg:stroke-color="#000000" draw:marker-start-width="0.3cm" draw:marker-start-center="false" draw:marker-end-width="0.3cm" draw:marker-end-center="false" draw:fill="solid" draw:fill-color="#cccccc"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6" style:family="graphic">
      <style:graphic-properties draw:stroke="solid" draw:stroke-dash="Ultrafine_20_Dashed" svg:stroke-width="0.019cm" svg:stroke-color="#000000" draw:marker-start-width="0.155cm" draw:marker-start-center="false" draw:marker-end-width="0.155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7" style:family="graphic">
      <style:graphic-properties draw:stroke="solid"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22cm" fo:padding-top="0cm" fo:padding-bottom="0cm" fo:padding-left="0cm" fo:padding-right="0cm" draw:shadow="hidden" draw:shadow-offset-x="0.3cm" draw:shadow-offset-y="0.3cm" draw:shadow-color="#808080" style:run-through="foreground"/>
      <style:paragraph-properties style:writing-mode="lr-tb"/>
    </style:style>
    <style:style style:name="gr110"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222cm" fo:padding-top="0cm" fo:padding-bottom="0cm" fo:padding-left="0cm" fo:padding-right="0cm" draw:shadow="hidden" draw:shadow-offset-x="0.3cm" draw:shadow-offset-y="0.3cm" draw:shadow-color="#808080" style:run-through="foreground"/>
      <style:paragraph-properties style:writing-mode="lr-tb"/>
    </style:style>
    <style:style style:name="gr111"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226cm" fo:padding-top="0cm" fo:padding-bottom="0cm" fo:padding-left="0cm" fo:padding-right="0cm" draw:shadow="hidden" draw:shadow-offset-x="0.3cm" draw:shadow-offset-y="0.3cm" draw:shadow-color="#808080" style:run-through="foreground"/>
      <style:paragraph-properties style:writing-mode="lr-tb"/>
    </style:style>
    <style:style style:name="gr112"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249cm" fo:padding-top="0cm" fo:padding-bottom="0cm" fo:padding-left="0cm" fo:padding-right="0cm" draw:shadow="hidden" draw:shadow-offset-x="0.3cm" draw:shadow-offset-y="0.3cm" draw:shadow-color="#808080" style:run-through="foreground"/>
      <style:paragraph-properties style:writing-mode="lr-tb"/>
    </style:style>
    <style:style style:name="gr113"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205cm" fo:padding-top="0cm" fo:padding-bottom="0cm" fo:padding-left="0cm" fo:padding-right="0cm" draw:shadow="hidden" draw:shadow-offset-x="0.3cm" draw:shadow-offset-y="0.3cm" draw:shadow-color="#808080" style:run-through="foreground"/>
      <style:paragraph-properties style:writing-mode="lr-tb"/>
    </style:style>
    <style:style style:name="gr114"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187cm" fo:padding-top="0cm" fo:padding-bottom="0cm" fo:padding-left="0cm" fo:padding-right="0cm" draw:shadow="hidden" draw:shadow-offset-x="0.3cm" draw:shadow-offset-y="0.3cm" draw:shadow-color="#808080" style:run-through="foreground"/>
      <style:paragraph-properties style:writing-mode="lr-tb"/>
    </style:style>
    <style:style style:name="gr115"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25cm" fo:padding-top="0cm" fo:padding-bottom="0cm" fo:padding-left="0cm" fo:padding-right="0cm" draw:shadow="hidden" draw:shadow-offset-x="0.3cm" draw:shadow-offset-y="0.3cm" draw:shadow-color="#808080" style:run-through="foreground"/>
      <style:paragraph-properties style:writing-mode="lr-tb"/>
    </style:style>
    <style:style style:name="gr116"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242cm" fo:padding-top="0cm" fo:padding-bottom="0cm" fo:padding-left="0cm" fo:padding-right="0cm" draw:shadow="hidden" draw:shadow-offset-x="0.3cm" draw:shadow-offset-y="0.3cm" draw:shadow-color="#808080" style:run-through="foreground"/>
      <style:paragraph-properties style:writing-mode="lr-tb"/>
    </style:style>
    <style:style style:name="gr117" style:family="graphic">
      <style:graphic-properties draw:stroke="none" draw:stroke-dash="Ultrafine_20_Dashed" svg:stroke-width="0.019cm" svg:stroke-color="#000000" draw:marker-start-width="0.3cm" draw:marker-start-center="false" draw:marker-end-width="0.3cm" draw:marker-end-center="false" draw:fill="none" draw:fill-color="#ffffff" draw:auto-grow-width="true" fo:min-height="0.372cm" fo:min-width="0.097cm" fo:padding-top="0cm" fo:padding-bottom="0cm" fo:padding-left="0cm" fo:padding-right="0cm" draw:shadow="hidden" draw:shadow-offset-x="0.3cm" draw:shadow-offset-y="0.3cm" draw:shadow-color="#808080" style:run-through="foreground"/>
      <style:paragraph-properties style:writing-mode="lr-tb"/>
    </style:style>
    <style:style style:name="gr118"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0"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1"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2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13669237" text:style-name="Num_5f_Exo">
        <text:list-item>
          <text:h text:style-name="P49" text:outline-level="1"><text:span text:style-name="T8"> </text:span><text:span text:style-name="T9">Complète.</text:span></text:h>
          <text:h text:style-name="P61" text:outline-level="1"><draw:g text:anchor-type="paragraph" draw:z-index="25" draw:name="Forme13" draw:style-name="gr1"><draw:polygon draw:style-name="gr41" draw:text-style-name="P110" svg:width="2.403cm" svg:height="2.847cm" draw:transform="skewX (0.351858377202057) rotate (2.25426726187588) translate (3.65589471088037cm 3.81069387469405cm)" svg:viewBox="0 0 2404 2848" draw:points="689,0 1719,409 2404,2443 1374,2848 0,2033"><text:p/></draw:polygon><draw:line draw:style-name="gr42" draw:text-style-name="P110" svg:x1="3.247cm" svg:y1="3.289cm" svg:x2="2.427cm" svg:y2="2.937cm"><text:p/></draw:line><draw:line draw:style-name="gr43" draw:text-style-name="P110" svg:x1="5.637cm" svg:y1="1.762cm" svg:x2="4.84cm" svg:y2="1.39cm"><text:p/></draw:line><draw:polyline draw:style-name="gr44" draw:text-style-name="P111" svg:width="1.68cm" svg:height="2.392cm" draw:transform="skewX (0.324456707945746) rotate (2.23629037058033) translate (2.43573438463433cm 2.93560756394279cm)" svg:viewBox="0 0 1681 2393" draw:points="1681,2393 1012,394 0,0"><text:p/></draw:polyline><draw:polyline draw:style-name="gr45" draw:text-style-name="P111" svg:width="2.398cm" svg:height="2.847cm" draw:transform="skewX (0.345924257745276) rotate (2.2478095436435) translate (2.85631573797925cm 3.46735994723166cm)" svg:viewBox="0 0 2399 2848" draw:points="2399,2437 1371,2848 0,2040 685,0"><text:p/></draw:polyline><draw:line draw:style-name="gr46" draw:text-style-name="P110" svg:x1="5.704cm" svg:y1="3.088cm" svg:x2="4.884cm" svg:y2="2.736cm"><text:p/></draw:line><draw:line draw:style-name="gr47" draw:text-style-name="P110" svg:x1="4.576cm" svg:y1="1.1cm" svg:x2="3.756cm" svg:y2="0.748cm"><text:p/></draw:line><draw:line draw:style-name="gr48" draw:text-style-name="P110" svg:x1="2.966cm" svg:y1="2.344cm" svg:x2="2.221cm" svg:y2="2.024cm"><text:p/></draw:line><draw:line draw:name="Forme2_3" draw:style-name="gr49" draw:text-style-name="P112" svg:x1="6.616cm" svg:y1="2.107cm" svg:x2="5.117cm" svg:y2="2.326cm"><text:p/></draw:line><draw:frame draw:name="Forme3_3" draw:style-name="gr50" draw:text-style-name="P113" svg:width="2.782cm" svg:height="0.74cm" svg:x="6.511cm" svg:y="1.698cm"><draw:text-box><text:p text:style-name="P101"><text:span text:style-name="T91">base</text:span></text:p></draw:text-box></draw:frame><draw:line draw:name="Forme2_4" draw:style-name="gr49" draw:text-style-name="P112" svg:x1="5.36cm" svg:y1="0.403cm" svg:x2="3.861cm" svg:y2="0.622cm"><text:p/></draw:line><draw:frame draw:name="Forme3_4" draw:style-name="gr51" draw:text-style-name="P114" svg:width="2.784cm" svg:height="0.742cm" svg:x="5.392cm" svg:y="-0.002cm"><draw:text-box><text:p text:style-name="P101"><text:span text:style-name="T91">sommet</text:span></text:p></draw:text-box></draw:frame><draw:frame draw:name="Forme3_5" draw:style-name="gr50" draw:text-style-name="P115" svg:width="2.782cm" svg:height="0.74cm" svg:x="0.411cm" svg:y="0.598cm"><draw:text-box><text:p text:style-name="P101"><text:span text:style-name="T91">arête</text:span></text:p></draw:text-box></draw:frame><draw:line draw:name="Forme2_5" draw:style-name="gr49" draw:text-style-name="P112" svg:x1="1.707cm" svg:y1="1.298cm" svg:x2="2.427cm" svg:y2="1.679cm"><text:p/></draw:line><draw:frame draw:name="Forme4_4" draw:style-name="gr29" draw:text-style-name="P116" svg:width="0.521cm" svg:height="0.675cm" svg:x="1.573cm" svg:y="1.698cm"><draw:text-box><text:p text:style-name="P101"><text:span text:style-name="T92">A</text:span></text:p></draw:text-box></draw:frame><draw:frame draw:name="Forme4_5" draw:style-name="gr52" draw:text-style-name="P117" svg:width="0.521cm" svg:height="0.659cm" svg:x="2.873cm" svg:y="2.198cm"><draw:text-box><text:p text:style-name="P101"><text:span text:style-name="T93">B</text:span></text:p></draw:text-box></draw:frame><draw:frame draw:name="Forme4_6" draw:style-name="gr52" draw:text-style-name="P117" svg:width="0.519cm" svg:height="0.659cm" svg:x="1.893cm" svg:y="2.797cm"><draw:text-box><text:p text:style-name="P101"><text:span text:style-name="T93">D</text:span></text:p></draw:text-box></draw:frame><draw:frame draw:name="Forme4_7" draw:style-name="gr52" draw:text-style-name="P117" svg:width="0.519cm" svg:height="0.659cm" svg:x="2.993cm" svg:y="3.252cm"><draw:text-box><text:p text:style-name="P101"><text:span text:style-name="T93">C</text:span></text:p></draw:text-box></draw:frame></draw:g></text:h>
          <text:h text:style-name="P45" text:outline-level="1"/>
        </text:list-item>
      </text:list>
      <text:h text:style-name="P50" text:outline-level="1"/>
      <text:p text:style-name="P33"><text:span text:style-name="T47">La face ABCD est en réalité un </text:span><text:span text:style-name="_5f_Correction_5f_surligné"><text:span text:style-name="T26">rectangle</text:span></text:span><text:span text:style-name="_5f_Correction_5f_surligné"><text:span text:style-name="T43"> </text:span></text:span><text:span text:style-name="T48">c’est une face</text:span><text:span text:style-name="T46"> </text:span><text:span text:style-name="_5f_Correction_5f_surligné"><text:span text:style-name="T26">latérale </text:span></text:span><text:span text:style-name="T48">d</text:span><text:span text:style-name="T49">e ce</text:span><text:span text:style-name="T48"> </text:span><text:span text:style-name="_5f_Correction_5f_surligné"><text:span text:style-name="T26">prisme.</text:span></text:span></text:p>
      <text:list xml:id="list143338279962872" text:continue-numbering="true" text:style-name="Num_5f_Exo">
        <text:list-item>
          <text:h text:style-name="P47" text:outline-level="1"><draw:frame text:anchor-type="paragraph" draw:z-index="13" draw:name="Forme2" draw:style-name="gr103" draw:text-style-name="P125" svg:width="1.174cm" svg:height="0.927cm" svg:x="8.689cm" svg:y="1.281cm"><draw:text-box><text:p><text:span text:style-name="T96">B</text:span></text:p></draw:text-box></draw:frame><draw:frame text:anchor-type="paragraph" draw:z-index="14" draw:name="Forme2" draw:style-name="gr103" draw:text-style-name="P125" svg:width="1.174cm" svg:height="0.927cm" svg:x="8.717cm" svg:y="4.281cm"><draw:text-box><text:p><text:span text:style-name="T96">E</text:span></text:p></draw:text-box></draw:frame><draw:g text:anchor-type="paragraph" draw:z-index="15" draw:name="Forme5" draw:style-name="gr95"><draw:frame draw:name="Forme2" draw:style-name="gr96" draw:text-style-name="P125" svg:width="1.174cm" svg:height="0.927cm" svg:x="6.152cm" svg:y="1.362cm"><draw:text-box><text:p><text:span text:style-name="T96">A</text:span></text:p></draw:text-box></draw:frame><draw:g draw:name="Forme3" draw:style-name="gr2"><draw:line draw:style-name="gr97" draw:text-style-name="P126" svg:x1="6.519cm" svg:y1="4.367cm" svg:x2="8.519cm" svg:y2="4.367cm"><text:p/></draw:line><draw:line draw:style-name="gr98" draw:text-style-name="P126" svg:x1="6.519cm" svg:y1="4.363cm" svg:x2="8.019cm" svg:y2="3.963cm"><text:p/></draw:line><draw:line draw:style-name="gr99" draw:text-style-name="P126" svg:x1="8.019cm" svg:y1="3.963cm" svg:x2="8.519cm" svg:y2="4.363cm"><text:p/></draw:line><draw:line draw:style-name="gr97" draw:text-style-name="P126" svg:x1="6.525cm" svg:y1="1.365cm" svg:x2="8.525cm" svg:y2="1.365cm"><text:p/></draw:line><draw:line draw:style-name="gr100" draw:text-style-name="P126" svg:x1="6.505cm" svg:y1="1.368cm" svg:x2="8.005cm" svg:y2="0.968cm"><text:p/></draw:line><draw:line draw:style-name="gr101" draw:text-style-name="P126" svg:x1="8.012cm" svg:y1="0.968cm" svg:x2="8.512cm" svg:y2="1.368cm"><text:p/></draw:line><draw:line draw:style-name="gr97" draw:text-style-name="P126" svg:x1="6.519cm" svg:y1="1.365cm" svg:x2="6.519cm" svg:y2="4.365cm"><text:p/></draw:line><draw:line draw:style-name="gr97" draw:text-style-name="P126" svg:x1="8.521cm" svg:y1="1.365cm" svg:x2="8.521cm" svg:y2="4.365cm"><text:p/></draw:line><draw:line draw:style-name="gr102" draw:text-style-name="P126" svg:x1="8.003cm" svg:y1="0.955cm" svg:x2="8.003cm" svg:y2="3.955cm"><text:p/></draw:line></draw:g><draw:frame draw:name="Forme2" draw:style-name="gr96" draw:text-style-name="P125" svg:width="1.174cm" svg:height="0.927cm" svg:x="7.816cm" svg:y="0.441cm"><draw:text-box><text:p><text:span text:style-name="T96">C</text:span></text:p></draw:text-box></draw:frame><draw:frame draw:name="Forme2" draw:style-name="gr96" draw:text-style-name="P125" svg:width="1.174cm" svg:height="0.927cm" svg:x="6.043cm" svg:y="4.235cm"><draw:text-box><text:p><text:span text:style-name="T96">D</text:span></text:p></draw:text-box></draw:frame><draw:frame draw:name="Forme2" draw:style-name="gr96" draw:text-style-name="P125" svg:width="1.174cm" svg:height="0.927cm" svg:x="7.544cm" svg:y="3.44cm"><draw:text-box><text:p><text:span text:style-name="T96">F</text:span></text:p></draw:text-box></draw:frame></draw:g><text:span text:style-name="T65"> É</text:span><text:span text:style-name="T10">cris le numéro des affirmations qui sont vraies.</text:span></text:h>
        </text:list-item>
      </text:list>
      <text:list xml:id="list2013232970" text:style-name="liste_5f_abc">
        <text:list-header>
          <text:p text:style-name="P95"><text:span text:style-name="T84"></text:span> Les faces ABC et DEF sont parallèles.</text:p>
        </text:list-header>
      </text:list>
      <text:p text:style-name="P42"><text:span text:style-name="T64"></text:span><text:span text:style-name="T50"> Les arêtes [AC</text:span><text:span text:style-name="T52">]</text:span><text:span text:style-name="T50"> et [DF] sont </text:span>parallèles.</text:p>
      <text:p text:style-name="P42"><text:span text:style-name="T64"></text:span><text:span text:style-name="T50"> </text:span>Les arêtes [CF] et [AB] sont sécantes.</text:p>
      <text:p text:style-name="P43"><text:span text:style-name="T64"></text:span><text:span text:style-name="T51"> F appartient à la face ABED</text:span><text:span text:style-name="T50">.</text:span></text:p>
      <text:p text:style-name="P43"><text:span text:style-name="T64"></text:span><text:span text:style-name="T51"> La face CBEF est un rectangle</text:span><text:span text:style-name="T50">.</text:span></text:p>
      <text:p text:style-name="P35"><text:span text:style-name="_5f_Correction_5f_surligné"><text:span text:style-name="T17">Sont vraies : 1, 2 </text:span></text:span><text:span text:style-name="_5f_Correction_5f_surligné"><text:span text:style-name="T44">et</text:span></text:span><text:span text:style-name="_5f_Correction_5f_surligné"><text:span text:style-name="T17"> 5</text:span></text:span></text:p>
      <text:list xml:id="list143339633114485" text:continue-list="list143338279962872" text:style-name="Num_5f_Exo">
        <text:list-item>
          <text:h text:style-name="P48" text:outline-level="1"> <text:span text:style-name="T75">Complète les représentations en perspective des prismes droits suivants.</text:span></text:h>
        </text:list-item>
      </text:list>
      <text:p text:style-name="P44"><draw:frame text:anchor-type="paragraph" draw:z-index="21" draw:name="Forme14" draw:style-name="gr67" draw:text-style-name="P121" svg:width="0.987cm" svg:height="0.766cm" svg:x="0cm" svg:y="0.529cm"><draw:text-box><text:p><text:span text:style-name="T95">a.</text:span></text:p></draw:text-box></draw:frame><draw:frame text:anchor-type="paragraph" draw:z-index="22" draw:name="Forme14" draw:style-name="gr67" draw:text-style-name="P121" svg:width="0.987cm" svg:height="0.766cm" svg:x="5.069cm" svg:y="0.529cm"><draw:text-box><text:p><text:span text:style-name="T95">b.</text:span></text:p></draw:text-box></draw:frame><draw:g text:anchor-type="paragraph" draw:z-index="37" draw:name="Forme15" draw:style-name="gr1"><draw:line draw:style-name="gr15" draw:text-style-name="P100" svg:x1="0.562cm" svg:y1="0.5cm" svg:x2="8.063cm" svg:y2="0.5cm"><text:p/></draw:line><draw:line draw:style-name="gr15" draw:text-style-name="P100" svg:x1="0.562cm" svg:y1="1.199cm" svg:x2="8.063cm" svg:y2="1.199cm"><text:p/></draw:line><draw:line draw:style-name="gr15" draw:text-style-name="P100" svg:x1="0.562cm" svg:y1="1.897cm" svg:x2="8.063cm" svg:y2="1.897cm"><text:p/></draw:line><draw:line draw:style-name="gr15" draw:text-style-name="P100" svg:x1="0.562cm" svg:y1="2.596cm" svg:x2="8.063cm" svg:y2="2.596cm"><text:p/></draw:line><draw:line draw:style-name="gr15" draw:text-style-name="P100" svg:x1="0.562cm" svg:y1="3.293cm" svg:x2="8.063cm" svg:y2="3.293cm"><text:p/></draw:line><draw:line draw:style-name="gr15" draw:text-style-name="P100" svg:x1="3.586cm" svg:y1="0.201cm" svg:x2="3.586cm" svg:y2="3.592cm"><text:p/></draw:line><draw:line draw:style-name="gr15" draw:text-style-name="P100" svg:x1="2.9cm" svg:y1="0.201cm" svg:x2="2.9cm" svg:y2="3.592cm"><text:p/></draw:line><draw:line draw:style-name="gr15" draw:text-style-name="P100" svg:x1="2.219cm" svg:y1="0.201cm" svg:x2="2.219cm" svg:y2="3.592cm"><text:p/></draw:line><draw:line draw:style-name="gr15" draw:text-style-name="P100" svg:x1="1.538cm" svg:y1="0.201cm" svg:x2="1.538cm" svg:y2="3.592cm"><text:p/></draw:line><draw:line draw:style-name="gr15" draw:text-style-name="P100" svg:x1="0.854cm" svg:y1="0.201cm" svg:x2="0.854cm" svg:y2="3.592cm"><text:p/></draw:line><draw:line draw:style-name="gr15" draw:text-style-name="P100" svg:x1="6.313cm" svg:y1="0.201cm" svg:x2="6.313cm" svg:y2="3.592cm"><text:p/></draw:line><draw:line draw:style-name="gr15" draw:text-style-name="P100" svg:x1="5.627cm" svg:y1="0.201cm" svg:x2="5.627cm" svg:y2="3.592cm"><text:p/></draw:line><draw:line draw:style-name="gr15" draw:text-style-name="P100" svg:x1="4.946cm" svg:y1="0.201cm" svg:x2="4.946cm" svg:y2="3.592cm"><text:p/></draw:line><draw:line draw:style-name="gr15" draw:text-style-name="P100" svg:x1="4.265cm" svg:y1="0.201cm" svg:x2="4.265cm" svg:y2="3.592cm"><text:p/></draw:line><draw:line draw:style-name="gr15" draw:text-style-name="P100" svg:x1="7.673cm" svg:y1="0.201cm" svg:x2="7.673cm" svg:y2="3.592cm"><text:p/></draw:line><draw:line draw:style-name="gr15" draw:text-style-name="P100" svg:x1="6.992cm" svg:y1="0.201cm" svg:x2="6.992cm" svg:y2="3.592cm"><text:p/></draw:line><draw:line draw:style-name="gr16" draw:text-style-name="P100" svg:x1="1.536cm" svg:y1="1.199cm" svg:x2="0.854cm" svg:y2="3.294cm"><text:p/></draw:line><draw:line draw:style-name="gr16" draw:text-style-name="P100" svg:x1="1.538cm" svg:y1="1.199cm" svg:x2="2.22cm" svg:y2="2.595cm"><text:p/></draw:line><draw:line draw:style-name="gr16" draw:text-style-name="P100" svg:x1="2.218cm" svg:y1="2.596cm" svg:x2="0.854cm" svg:y2="3.294cm"><text:p/></draw:line><draw:line draw:style-name="gr16" draw:text-style-name="P100" svg:x1="1.538cm" svg:y1="1.198cm" svg:x2="3.584cm" svg:y2="0.5cm"><text:p/></draw:line><draw:line draw:style-name="gr16" draw:text-style-name="P100" svg:x1="5.627cm" svg:y1="0.5cm" svg:x2="6.991cm" svg:y2="1.198cm"><text:p/></draw:line><draw:line draw:style-name="gr16" draw:text-style-name="P100" svg:x1="5.627cm" svg:y1="0.5cm" svg:x2="7.673cm" svg:y2="0.5cm"><text:p/></draw:line><draw:line draw:style-name="gr16" draw:text-style-name="P100" svg:x1="7.674cm" svg:y1="0.5cm" svg:x2="6.992cm" svg:y2="1.198cm"><text:p/></draw:line><draw:line draw:style-name="gr17" draw:text-style-name="P100" svg:x1="5.627cm" svg:y1="2.596cm" svg:x2="7.673cm" svg:y2="2.596cm"><text:p/></draw:line><draw:line draw:style-name="gr18" draw:text-style-name="P100" svg:x1="3.586cm" svg:y1="0.5cm" svg:x2="4.268cm" svg:y2="1.896cm"><text:p/></draw:line><draw:line draw:style-name="gr19" draw:text-style-name="P100" svg:x1="3.582cm" svg:y1="0.501cm" svg:x2="2.9cm" svg:y2="2.596cm"><text:p/></draw:line><draw:line draw:style-name="gr20" draw:text-style-name="P100" svg:x1="4.265cm" svg:y1="1.898cm" svg:x2="2.901cm" svg:y2="2.596cm"><text:p/></draw:line><draw:line draw:style-name="gr20" draw:text-style-name="P100" svg:x1="2.219cm" svg:y1="2.594cm" svg:x2="4.265cm" svg:y2="1.896cm"><text:p/></draw:line><draw:line draw:style-name="gr20" draw:text-style-name="P100" svg:x1="0.854cm" svg:y1="3.291cm" svg:x2="2.9cm" svg:y2="2.593cm"><text:p/></draw:line><draw:line draw:style-name="gr16" draw:text-style-name="P100" svg:x1="5.627cm" svg:y1="0.5cm" svg:x2="6.991cm" svg:y2="1.198cm"><text:p/></draw:line><draw:line draw:style-name="gr16" draw:text-style-name="P100" svg:x1="5.627cm" svg:y1="0.5cm" svg:x2="7.673cm" svg:y2="0.5cm"><text:p/></draw:line><draw:line draw:style-name="gr21" draw:text-style-name="P100" svg:x1="7.674cm" svg:y1="2.596cm" svg:x2="6.992cm" svg:y2="3.294cm"><text:p/></draw:line><draw:line draw:style-name="gr22" draw:text-style-name="P100" svg:x1="5.627cm" svg:y1="2.596cm" svg:x2="6.991cm" svg:y2="3.294cm"><text:p/></draw:line><draw:line draw:style-name="gr20" draw:text-style-name="P100" svg:x1="5.627cm" svg:y1="2.597cm" svg:x2="5.627cm" svg:y2="0.5cm"><text:p/></draw:line><draw:line draw:style-name="gr20" draw:text-style-name="P100" svg:x1="6.992cm" svg:y1="3.296cm" svg:x2="6.992cm" svg:y2="1.199cm"><text:p/></draw:line><draw:line draw:style-name="gr20" draw:text-style-name="P100" svg:x1="7.674cm" svg:y1="2.597cm" svg:x2="7.674cm" svg:y2="0.5cm"><text:p/></draw:line></draw:g><text:span text:style-name="Bold_5f_niv1"/></text:p>
      <text:h text:style-name="P46" text:outline-level="1"/>
      <text:h text:style-name="P46" text:outline-level="1"/>
      <text:h text:style-name="P46" text:outline-level="1"><draw:frame text:anchor-type="paragraph" draw:z-index="23" draw:name="Forme14" draw:style-name="gr67" draw:text-style-name="P121" svg:width="0.987cm" svg:height="0.766cm" svg:x="0cm" svg:y="1.499cm"><draw:text-box><text:p><text:span text:style-name="T95">c.</text:span></text:p></draw:text-box></draw:frame></text:h>
      <text:list xml:id="list143339313297003" text:continue-numbering="true" text:style-name="Num_5f_Exo">
        <text:list-header>
          <text:h text:style-name="P62" text:outline-level="1"><draw:g text:anchor-type="paragraph" draw:z-index="38" draw:name="Objet de groupe 1" draw:style-name="gr1"><draw:line draw:style-name="gr10" draw:text-style-name="P100" svg:x1="0.811cm" svg:y1="0.792cm" svg:x2="7.311cm" svg:y2="0.792cm"><text:p/></draw:line><draw:line draw:style-name="gr10" draw:text-style-name="P100" svg:x1="0.811cm" svg:y1="1.487cm" svg:x2="7.311cm" svg:y2="1.487cm"><text:p/></draw:line><draw:line draw:style-name="gr10" draw:text-style-name="P100" svg:x1="0.811cm" svg:y1="2.189cm" svg:x2="7.311cm" svg:y2="2.189cm"><text:p/></draw:line><draw:line draw:style-name="gr10" draw:text-style-name="P100" svg:x1="0.811cm" svg:y1="2.891cm" svg:x2="7.311cm" svg:y2="2.891cm"><text:p/></draw:line><draw:line draw:style-name="gr10" draw:text-style-name="P100" svg:x1="0.811cm" svg:y1="3.586cm" svg:x2="7.211cm" svg:y2="3.586cm"><text:p/></draw:line><draw:line draw:style-name="gr10" draw:text-style-name="P100" svg:x1="3.908cm" svg:y1="0.488cm" svg:x2="3.908cm" svg:y2="3.888cm"><text:p/></draw:line><draw:line draw:style-name="gr10" draw:text-style-name="P100" svg:x1="3.212cm" svg:y1="0.488cm" svg:x2="3.212cm" svg:y2="3.888cm"><text:p/></draw:line><draw:line draw:style-name="gr10" draw:text-style-name="P100" svg:x1="2.51cm" svg:y1="0.488cm" svg:x2="2.51cm" svg:y2="3.888cm"><text:p/></draw:line><draw:line draw:style-name="gr10" draw:text-style-name="P100" svg:x1="1.808cm" svg:y1="0.488cm" svg:x2="1.808cm" svg:y2="3.888cm"><text:p/></draw:line><draw:line draw:style-name="gr10" draw:text-style-name="P100" svg:x1="1.113cm" svg:y1="0.488cm" svg:x2="1.113cm" svg:y2="3.888cm"><text:p/></draw:line><draw:line draw:style-name="gr10" draw:text-style-name="P100" svg:x1="6.708cm" svg:y1="0.488cm" svg:x2="6.708cm" svg:y2="3.888cm"><text:p/></draw:line><draw:line draw:style-name="gr10" draw:text-style-name="P100" svg:x1="6.013cm" svg:y1="0.488cm" svg:x2="6.013cm" svg:y2="3.888cm"><text:p/></draw:line><draw:line draw:style-name="gr10" draw:text-style-name="P100" svg:x1="5.311cm" svg:y1="0.488cm" svg:x2="5.311cm" svg:y2="3.888cm"><text:p/></draw:line><draw:line draw:style-name="gr10" draw:text-style-name="P100" svg:x1="4.609cm" svg:y1="0.488cm" svg:x2="4.609cm" svg:y2="3.888cm"><text:p/></draw:line><draw:line draw:style-name="gr11" draw:text-style-name="P100" svg:x1="1.813cm" svg:y1="1.487cm" svg:x2="1.113cm" svg:y2="3.587cm"><text:p/></draw:line><draw:g draw:style-name="gr2"><draw:line draw:style-name="gr11" draw:text-style-name="P100" svg:x1="3.21cm" svg:y1="2.189cm" svg:x2="2.51cm" svg:y2="2.889cm"><text:p/></draw:line><draw:line draw:style-name="gr11" draw:text-style-name="P100" svg:x1="2.513cm" svg:y1="2.891cm" svg:x2="1.113cm" svg:y2="3.591cm"><text:p/></draw:line><draw:line draw:style-name="gr11" draw:text-style-name="P100" svg:x1="3.21cm" svg:y1="2.187cm" svg:x2="2.51cm" svg:y2="1.487cm"><text:p/></draw:line><draw:line draw:style-name="gr11" draw:text-style-name="P100" svg:x1="1.808cm" svg:y1="1.487cm" svg:x2="2.508cm" svg:y2="1.487cm"><text:p/></draw:line></draw:g><draw:line draw:style-name="gr12" draw:text-style-name="P100" svg:x1="5.309cm" svg:y1="0.792cm" svg:x2="4.609cm" svg:y2="2.892cm"><text:p/></draw:line><draw:g draw:style-name="gr2"><draw:line draw:style-name="gr13" draw:text-style-name="P100" svg:x1="6.713cm" svg:y1="1.493cm" svg:x2="6.013cm" svg:y2="2.193cm"><text:p/></draw:line><draw:line draw:style-name="gr13" draw:text-style-name="P100" svg:x1="6.016cm" svg:y1="2.192cm" svg:x2="4.616cm" svg:y2="2.892cm"><text:p/></draw:line><draw:line draw:style-name="gr13" draw:text-style-name="P100" svg:x1="6.713cm" svg:y1="1.491cm" svg:x2="6.013cm" svg:y2="0.791cm"><text:p/></draw:line><draw:line draw:style-name="gr13" draw:text-style-name="P100" svg:x1="5.311cm" svg:y1="0.791cm" svg:x2="6.011cm" svg:y2="0.791cm"><text:p/></draw:line></draw:g><draw:line draw:style-name="gr13" draw:text-style-name="P100" svg:x1="1.808cm" svg:y1="1.487cm" svg:x2="5.31cm" svg:y2="0.792cm"><text:p/></draw:line><draw:line draw:style-name="gr14" draw:text-style-name="P105" svg:x1="2.51cm" svg:y1="1.497cm" svg:x2="6.012cm" svg:y2="0.802cm"><text:p text:style-name="P104"><text:span text:style-name="T90"><text:s/></text:span></text:p></draw:line><draw:line draw:style-name="gr14" draw:text-style-name="P105" svg:x1="3.225cm" svg:y1="2.189cm" svg:x2="6.727cm" svg:y2="1.494cm"><text:p text:style-name="P104"><text:span text:style-name="T90"><text:s/></text:span></text:p></draw:line><draw:line draw:style-name="gr14" draw:text-style-name="P105" svg:x1="2.526cm" svg:y1="2.885cm" svg:x2="6.028cm" svg:y2="2.19cm"><text:p text:style-name="P104"><text:span text:style-name="T90"><text:s/></text:span></text:p></draw:line><draw:line draw:style-name="gr14" draw:text-style-name="P105" svg:x1="1.129cm" svg:y1="3.586cm" svg:x2="4.631cm" svg:y2="2.891cm"><text:p text:style-name="P104"><text:span text:style-name="T90"><text:s/></text:span></text:p></draw:line></draw:g></text:h>
        </text:list-header>
        <text:list-item>
          <text:h text:style-name="P62" text:outline-level="1"> <text:span text:style-name="T82">Parmi les vues ci-dessous entoure celles qui peuvent être :</text:span></text:h>
        </text:list-item>
      </text:list>
      <text:list xml:id="list143338835329571" text:continue-list="list2013232970" text:style-name="liste_5f_abc">
        <text:list-item text:start-value="1">
          <text:p text:style-name="P94">des vues de cylindre<text:span text:style-name="T85">s</text:span>.</text:p>
        </text:list-item>
      </text:list>
      <text:h text:style-name="P63" text:outline-level="1"><draw:g text:anchor-type="paragraph" draw:z-index="16" draw:name="Forme8" draw:style-name="gr1"><draw:custom-shape draw:style-name="gr90" draw:text-style-name="P100" svg:width="1.691cm" svg:height="0.967cm" svg:x="2.272cm" svg:y="0.3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1" draw:text-style-name="P100" svg:width="1.213cm" svg:height="1.2cm" svg:x="6.032cm" svg:y="0.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2" draw:text-style-name="P100" svg:width="1.465cm" svg:height="0.849cm" svg:x="0.328cm" svg:y="0.326cm"><text:p/><draw:enhanced-geometry svg:viewBox="0 0 21600 21600" draw:mirror-horizontal="false" draw:mirror-vertical="false" draw:type="rectangle" draw:enhanced-path="M 0 0 L 21600 0 21600 21600 0 21600 0 0 Z N"/></draw:custom-shape><draw:custom-shape draw:style-name="gr93" draw:text-style-name="P100" svg:width="0.959cm" svg:height="0.967cm" svg:x="4.588cm" svg:y="0.326cm"><text:p/><draw:enhanced-geometry svg:viewBox="0 0 21600 21600" draw:mirror-horizontal="false" draw:mirror-vertical="false" draw:type="rectangle" draw:enhanced-path="M 0 0 L 21600 0 21600 21600 0 21600 0 0 Z N"/></draw:custom-shape><draw:custom-shape draw:style-name="gr94" draw:text-style-name="P100" svg:width="0.978cm" svg:height="1.084cm" svg:x="7.851cm" svg:y="0.21cm"><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26" draw:name="Forme16" draw:style-name="gr40" draw:text-style-name="P109" svg:width="2.232cm" svg:height="1.31cm" svg:x="-0.081cm" svg:y="0.0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16_0" draw:style-name="gr38" draw:text-style-name="P109" svg:width="1.913cm" svg:height="1.576cm" svg:x="5.724cm" svg:y="-0.0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16_1" draw:style-name="gr39" draw:text-style-name="P109" svg:width="1.419cm" svg:height="1.576cm" svg:x="4.306cm" svg:y="-0.016cm"><text:p/><draw:enhanced-geometry svg:viewBox="0 0 21600 21600" draw:glue-points="10800 0 3163 3163 0 10800 3163 18437 10800 21600 18437 18437 21600 10800 18437 3163" draw:text-areas="3163 3163 18437 18437" draw:type="ellipse" draw:enhanced-path="U 10800 10800 10800 10800 0 360 Z N"/></draw:custom-shape></text:h>
      <text:list xml:id="list143339975042248" text:continue-numbering="true" text:style-name="liste_5f_abc">
        <text:list-item>
          <text:h text:style-name="P52" text:outline-level="1"><draw:custom-shape text:anchor-type="paragraph" draw:z-index="29" draw:name="Forme16_2" draw:style-name="gr38" draw:text-style-name="P109" svg:width="1.913cm" svg:height="1.576cm" svg:x="-0.318cm" svg:y="0.423cm"><text:p/><draw:enhanced-geometry svg:viewBox="0 0 21600 21600" draw:glue-points="10800 0 3163 3163 0 10800 3163 18437 10800 21600 18437 18437 21600 10800 18437 3163" draw:text-areas="3163 3163 18437 18437" draw:type="ellipse" draw:enhanced-path="U 10800 10800 10800 10800 0 360 Z N"/></draw:custom-shape>des vues de prismes.</text:h>
        </text:list-item>
      </text:list>
      <text:h text:style-name="P54" text:outline-level="1"><draw:g text:anchor-type="paragraph" draw:z-index="17" draw:name="Forme9" draw:style-name="gr1"><draw:custom-shape draw:style-name="gr84" draw:text-style-name="P124" svg:width="1.001cm" svg:height="0.999cm" svg:x="4.699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5" draw:text-style-name="P124" svg:width="1.2cm" svg:height="0.701cm" svg:x="0cm" svg:y="0.357cm"><text:p/><draw:enhanced-geometry svg:viewBox="0 0 21600 21600" draw:type="rectangle" draw:enhanced-path="M 0 0 L 21600 0 21600 21600 0 21600 0 0 Z N"/></draw:custom-shape><draw:custom-shape draw:style-name="gr86" draw:text-style-name="P124" svg:width="0.8cm" svg:height="0.802cm" svg:x="3.5cm" svg:y="0.357cm"><text:p/><draw:enhanced-geometry svg:viewBox="0 0 21600 21600" draw:type="rectangle" draw:enhanced-path="M 0 0 L 21600 0 21600 21600 0 21600 0 0 Z N"/></draw:custom-shape><draw:custom-shape draw:style-name="gr87" draw:text-style-name="P124" svg:width="0.8cm" svg:height="0.9cm" svg:x="6.2cm" svg:y="0.25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8" draw:text-style-name="P124" svg:width="1.001cm" svg:height="0.8cm" svg:x="1.9cm" svg:y="0.258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draw:style-name="gr89" draw:text-style-name="P124" svg:width="1.601cm" svg:height="0.6cm" svg:x="7.4cm" svg:y="0.357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draw:custom-shape text:anchor-type="paragraph" draw:z-index="30" draw:name="Forme16_2" draw:style-name="gr37" draw:text-style-name="P108" svg:width="1.357cm" svg:height="1.599cm" svg:x="1.766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e16_4" draw:style-name="gr36" draw:text-style-name="P109" svg:width="1.327cm" svg:height="1.576cm" svg:x="3.2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e16_5" draw:style-name="gr35" draw:text-style-name="P109" svg:width="1.31cm" svg:height="1.576cm" svg:x="5.98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e16_3" draw:style-name="gr34" draw:text-style-name="P108" svg:width="2.022cm" svg:height="1.341cm" svg:x="7.288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54" text:outline-level="1"/>
      <text:h text:style-name="P51" text:outline-level="1"/>
      <text:list xml:id="list143338800625946" text:continue-list="list143339313297003" text:style-name="Num_5f_Exo">
        <text:list-item>
          <text:h text:style-name="P64" text:outline-level="1"> <text:span text:style-name="T75">Dessine à main levée un cylindre en perspective cavalière.</text:span></text:h>
        </text:list-item>
      </text:list>
      <text:h text:style-name="P53" text:outline-level="1"><draw:g text:anchor-type="paragraph" draw:z-index="34" draw:name="Forme17" draw:style-name="gr1"><draw:g draw:style-name="gr2"><draw:path draw:style-name="gr30" draw:text-style-name="P103" svg:width="2.635cm" svg:height="3.585cm" draw:transform="skewX (0.00122173047639625) rotate (0.982794901798007) translate (1.98221573439294cm 3.39098384952645cm)" svg:viewBox="0 0 2636 3586" svg:d="M168 37c75 6 146-16 215-33 90-22 139 51 206 83 64 31 113 88 175 121 66 35 138 59 197 105 51 40 85 102 132 150 47 47 104 88 153 135 48 45 91 97 141 142 49 44 92 96 132 149 40 51 75 109 110 164s58 117 104 167c43 49 82 102 121 157 37 54 95 91 130 149 35 56 90 99 120 157 33 61 41 126 66 193 26 68 65 113 82 182 16 64 73 109 93 175 20 64 48 126 78 186 31 59 57 121 76 185 20 65 32 134 66 194 34 61 29 136 55 200 34 81 4 152 9 238 6 78-38 160-91 219-44 49-102 93-165 119-77 32-141-5-212-33-68-28-129-70-185-113-57-43-112-89-175-121-65-32-134-60-187-112-46-47-77-107-119-157-43-51-76-112-143-142-63-28-116-78-158-131s-94-101-124-162c-31-62-89-98-126-154-39-56-69-120-125-161-52-41-61-100-97-156-38-55-88-130-125-186s-98-81-109-155c-13-72-31-145-78-210-39-56-51-113-89-170-36-54-57-118-87-178-32-62-2-102-49-156-50-56-89-160-83-230 8-84-16-149-53-209-41-67 11-147-24-214-41-79-23-158-5-233 17-72 92-103 126-164l59-7"><text:p/></draw:path><draw:custom-shape draw:style-name="gr31" draw:text-style-name="P107" svg:width="4.192cm" svg:height="0.664cm" svg:x="2.087cm" svg:y="2.574cm"><text:p/><draw:enhanced-geometry svg:viewBox="0 0 21600 21600" draw:type="rectangle" draw:enhanced-path="M 0 0 L 21600 0 21600 21600 0 21600 0 0 Z N"/></draw:custom-shape></draw:g><draw:path draw:style-name="gr30" draw:text-style-name="P103" svg:width="2.628cm" svg:height="3.585cm" draw:transform="skewX (-0.0012217304763961) rotate (0.982794901798007) translate (1.86029918230524cm 0.731236961988688cm)" svg:viewBox="0 0 2629 3586" svg:d="M169 37c74 6 145-16 215-33 90-22 138 51 206 83 63 31 112 88 175 121 65 35 137 59 196 105 51 40 84 102 132 150 47 47 103 88 152 135 48 45 92 97 141 142 49 44 92 96 132 149 39 51 74 109 109 164s58 117 103 167c44 49 83 102 121 157 37 54 95 91 130 149 35 56 89 99 120 157 32 61 40 126 65 193 26 68 65 113 82 182 16 64 73 109 93 175 19 64 47 126 77 186 30 59 57 121 76 185 19 65 31 134 65 194 34 61 29 136 54 200 34 81 4 152 9 238 5 78-38 160-92 219-43 49-102 93-165 119-77 32-141-5-212-33-68-28-128-70-185-113s-112-89-175-121c-64-32-133-60-186-112-45-47-77-107-119-157-43-51-75-112-143-142-62-28-115-78-157-131s-94-101-124-162c-31-62-89-98-125-154-39-56-69-120-124-161-53-41-61-100-98-156-37-55-87-130-124-186s-97-81-109-155c-12-72-30-145-77-210-39-56-51-113-88-170-37-54-57-118-87-178-32-62-2-102-49-156-49-56-89-160-82-230 8-84-15-149-53-209-41-67 12-147-23-214-41-79-23-158-5-233 17-72 92-103 127-164l59-7"><text:p/></draw:path><draw:path draw:style-name="gr32" draw:text-style-name="P103" svg:width="2.632cm" svg:height="3.585cm" draw:transform="rotate (0.982794901798007) translate (1.98131776878937cm 3.39130704543753cm)" svg:viewBox="0 0 2633 3586" svg:d="M169 37c74 6 145-16 215-33 90-22 138 51 206 83 63 31 112 88 174 121 66 35 138 59 197 105 51 40 85 102 132 150 47 47 103 88 153 135 47 45 91 97 141 142 48 44 91 96 132 149 39 51 74 109 109 164s58 117 104 167c43 49 82 102 120 157 37 54 95 91 131 149 34 56 89 99 120 157 32 61 40 126 65 193 26 68 65 113 82 182 16 64 73 109 93 175 19 64 47 126 77 186 31 59 57 121 77 185 19 65 31 134 65 194 34 61 29 136 55 200 33 81 3 152 9 238 5 78-39 160-92 219-44 49-102 93-165 119-77 32-141-5-212-33-68-28-129-70-185-113-57-43-112-89-175-121-65-32-134-60-186-112-46-47-77-107-120-157-43-51-75-112-142-142-63-28-116-78-158-131s-94-101-124-162c-31-62-89-98-126-154-38-56-69-120-124-161-53-41-61-100-98-156-37-55-87-130-124-186s-97-81-109-155c-12-72-31-145-77-210-40-56-51-113-89-170-37-54-57-118-87-178-32-62-2-102-49-156-50-56-89-160-82-230 8-84-16-149-54-209-40-67 12-147-23-214-41-79-23-158-5-233 17-72 92-103 127-164l58-7"><text:p/></draw:path><draw:path draw:style-name="gr33" draw:text-style-name="P103" svg:width="2.732cm" svg:height="0.12cm" draw:transform="rotate (-1.5707963267949) translate (2.08612758531169cm 0.653326009802957cm)" svg:viewBox="0 0 2733 121" svg:d="M0 121c120-7 242 13 361-24 115-35 240-45 361-36 121 10 240-23 361-11 120 11 247 1 367 6s241-33 361-33 221-27 342-23c120 5 240 9 361 0h79 140"><text:p/></draw:path><draw:path draw:style-name="gr33" draw:text-style-name="P103" svg:width="2.732cm" svg:height="0.12cm" draw:transform="rotate (-1.5707963267949) translate (6.27669117339077cm 0.725671244385431cm)" svg:viewBox="0 0 2733 121" svg:d="M0 121c120-7 242 13 361-24 115-35 240-45 361-36 121 10 240-23 361-11 120 11 247 1 367 6s241-33 361-33 221-27 342-23c120 5 240 9 361 0h79 140"><text:p/></draw:path></draw:g></text:h>
      <text:h text:style-name="P53" text:outline-level="1"/>
      <text:h text:style-name="P53" text:outline-level="1"/>
      <text:h text:style-name="P53" text:outline-level="1"/>
      <text:h text:style-name="P53" text:outline-level="1"/>
      <text:h text:style-name="P65" text:outline-level="1"/>
      <text:h text:style-name="P53" text:outline-level="1"/>
      <text:h text:style-name="P66" text:outline-level="1"/>
      <text:list xml:id="list143338478416033" text:continue-numbering="true" text:style-name="Num_5f_Exo">
        <text:list-item>
          <text:h text:style-name="P67" text:outline-level="1"><text:span text:style-name="T18"> V</text:span><text:span text:style-name="T19">oici la représentation d’un prisme</text:span><text:span text:style-name="T12">.</text:span></text:h>
        </text:list-item>
      </text:list>
      <text:h text:style-name="P54" text:outline-level="1"><draw:g text:anchor-type="paragraph" draw:z-index="18" draw:name="Forme10" draw:style-name="gr75"><draw:g draw:style-name="gr2"><draw:polygon draw:style-name="gr76" draw:text-style-name="P111" svg:width="2.519cm" svg:height="2.289cm" svg:x="2.325cm" svg:y="2.129cm" svg:viewBox="0 0 2520 2290" draw:points="720,0 1800,327 2520,1963 1440,2290 0,1636"><text:p/></draw:polygon><draw:line draw:style-name="gr77" draw:text-style-name="P110" svg:x1="4.846cm" svg:y1="4.091cm" svg:x2="6.825cm" svg:y2="2.783cm"><text:p/></draw:line><draw:line draw:style-name="gr78" draw:text-style-name="P110" svg:x1="4.126cm" svg:y1="2.451cm" svg:x2="6.105cm" svg:y2="1.143cm"><text:p/></draw:line><draw:line draw:style-name="gr79" draw:text-style-name="P110" svg:x1="3.045cm" svg:y1="2.128cm" svg:x2="5.024cm" svg:y2="0.82cm"><text:p/></draw:line><draw:line draw:style-name="gr80" draw:text-style-name="P110" svg:x1="2.325cm" svg:y1="3.765cm" svg:x2="4.304cm" svg:y2="2.457cm"><text:p/></draw:line><draw:line draw:style-name="gr80" draw:text-style-name="P110" svg:x1="3.77cm" svg:y1="4.414cm" svg:x2="5.749cm" svg:y2="3.106cm"><text:p/></draw:line><draw:polyline draw:style-name="gr81" draw:text-style-name="P111" svg:width="1.799cm" svg:height="1.962cm" svg:x="5.026cm" svg:y="0.82cm" svg:viewBox="0 0 1800 1963" draw:points="1800,1963 1080,327 0,0"><text:p/></draw:polyline><draw:polyline draw:style-name="gr82" draw:text-style-name="P111" svg:width="2.519cm" svg:height="2.289cm" svg:x="4.308cm" svg:y="0.82cm" svg:viewBox="0 0 2520 2290" draw:points="2520,1963 1440,2290 0,1636 720,0"><text:p/></draw:polyline></draw:g><draw:frame draw:style-name="gr83" draw:text-style-name="P116" svg:width="0.699cm" svg:height="0.701cm" svg:x="2.526cm" svg:y="1.621cm"><draw:text-box><text:p text:style-name="P106"><text:span text:style-name="T92">A</text:span></text:p></draw:text-box></draw:frame><draw:frame draw:style-name="gr83" draw:text-style-name="P116" svg:width="0.701cm" svg:height="0.701cm" svg:x="1.725cm" svg:y="3.52cm"><draw:text-box><text:p text:style-name="P106"><text:span text:style-name="T92">B</text:span></text:p></draw:text-box></draw:frame><draw:frame draw:style-name="gr83" draw:text-style-name="P116" svg:width="0.701cm" svg:height="0.701cm" svg:x="3.325cm" svg:y="4.42cm"><draw:text-box><text:p text:style-name="P106"><text:span text:style-name="T92">C</text:span></text:p></draw:text-box></draw:frame><draw:frame draw:style-name="gr83" draw:text-style-name="P116" svg:width="0.701cm" svg:height="0.701cm" svg:x="4.625cm" svg:y="4.018cm"><draw:text-box><text:p text:style-name="P106"><text:span text:style-name="T92">D</text:span></text:p></draw:text-box></draw:frame><draw:frame draw:style-name="gr83" draw:text-style-name="P116" svg:width="0.701cm" svg:height="0.701cm" svg:x="3.725cm" svg:y="1.92cm"><draw:text-box><text:p text:style-name="P106"><text:span text:style-name="T92">E</text:span></text:p></draw:text-box></draw:frame><draw:frame draw:style-name="gr83" draw:text-style-name="P116" svg:width="0.701cm" svg:height="0.701cm" svg:x="4.625cm" svg:y="0.22cm"><draw:text-box><text:p text:style-name="P106"><text:span text:style-name="T92">F</text:span></text:p></draw:text-box></draw:frame><draw:frame draw:style-name="gr83" draw:text-style-name="P116" svg:width="0.701cm" svg:height="0.701cm" svg:x="5.925cm" svg:y="0.619cm"><draw:text-box><text:p text:style-name="P106"><text:span text:style-name="T92">G</text:span></text:p></draw:text-box></draw:frame><draw:frame draw:style-name="gr83" draw:text-style-name="P116" svg:width="0.699cm" svg:height="0.701cm" svg:x="6.726cm" svg:y="2.42cm"><draw:text-box><text:p text:style-name="P106"><text:span text:style-name="T92">H</text:span></text:p></draw:text-box></draw:frame><draw:frame draw:style-name="gr83" draw:text-style-name="P117" svg:width="0.699cm" svg:height="0.701cm" svg:x="5.426cm" svg:y="2.52cm"><draw:text-box><text:p text:style-name="P106"><text:span text:style-name="T93">I</text:span></text:p></draw:text-box></draw:frame><draw:frame draw:style-name="gr83" draw:text-style-name="P116" svg:width="0.701cm" svg:height="0.701cm" svg:x="4.325cm" svg:y="2.019cm"><draw:text-box><text:p text:style-name="P106"><text:span text:style-name="T92">J</text:span></text:p></draw:text-box></draw:frame></draw:g></text:h>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h text:style-name="P54" text:outline-level="1"/>
      <text:list xml:id="list143339775892094" text:continue-list="list143339975042248" text:style-name="liste_5f_abc">
        <text:list-item text:start-value="1">
          <text:h text:style-name="P68" text:outline-level="1" text:restart-numbering="true" text:start-value="-1">Complète le tableau suivant.</text:h>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9">Nombre de faces latérales</text:p>
          </table:table-cell>
          <table:table-cell table:style-name="Tableau1.A1" office:value-type="string">
            <text:p text:style-name="P39">Nombre de sommets</text:p>
          </table:table-cell>
          <table:table-cell table:style-name="Tableau1.C1" office:value-type="string">
            <text:p text:style-name="P39">Nombre d’arêtes</text:p>
          </table:table-cell>
        </table:table-row>
        <table:table-row table:style-name="Tableau1.2">
          <table:table-cell table:style-name="Tableau1.A2" office:value-type="string">
            <text:p text:style-name="P36"><text:span text:style-name="_5f_Correction_5f_surligné"><text:span text:style-name="T17"><text:s/>5</text:span></text:span></text:p>
          </table:table-cell>
          <table:table-cell table:style-name="Tableau1.B2" office:value-type="string">
            <text:p text:style-name="P36"><text:span text:style-name="_5f_Correction_5f_surligné"><text:span text:style-name="T17"><text:s/></text:span></text:span><text:span text:style-name="_5f_Correction_5f_surligné"><text:span text:style-name="T22">10</text:span></text:span></text:p>
          </table:table-cell>
          <table:table-cell table:style-name="Tableau1.C2" office:value-type="string">
            <text:p text:style-name="P36"><text:span text:style-name="_5f_Correction_5f_surligné"><text:span text:style-name="T17"><text:s/></text:span></text:span><text:span text:style-name="_5f_Correction_5f_surligné"><text:span text:style-name="T27">1</text:span></text:span><text:span text:style-name="_5f_Correction_5f_surligné"><text:span text:style-name="T17">5</text:span></text:span></text:p>
          </table:table-cell>
        </table:table-row>
      </table:table>
      <text:list xml:id="list143338770006239" text:continue-numbering="true" text:style-name="liste_5f_abc">
        <text:list-item>
          <text:p text:style-name="P83"><text:span text:style-name="T56">D</text:span><text:span text:style-name="T57">onne les noms des faces latérales.</text:span><text:span text:style-name="T61"> </text:span></text:p>
        </text:list-item>
      </text:list>
      <text:p text:style-name="P38"><text:span text:style-name="_5f_Correction_5f_surligné"><text:span text:style-name="T86">AEGF <text:s text:c="5"/>EDHG <text:s text:c="5"/>DCIH <text:s text:c="6"/>CIJB <text:s text:c="5"/>ABJF</text:span></text:span></text:p>
      <text:p text:style-name="P34"><text:span text:style-name="T62">Q</text:span><text:span text:style-name="T47">uelle </text:span><text:span text:style-name="T58">forme ont-elles ?</text:span></text:p>
      <text:p text:style-name="P37"><text:span text:style-name="_5f_Correction_5f_surligné"><text:span text:style-name="T22">Ce sont des rectangles.</text:span></text:span></text:p>
      <text:list xml:id="list143338755181033" text:continue-numbering="true" text:style-name="liste_5f_abc">
        <text:list-item>
          <text:p text:style-name="P84"><text:span text:style-name="T56">D</text:span><text:span text:style-name="T57">onne les noms des bases.</text:span></text:p>
        </text:list-item>
      </text:list>
      <text:p text:style-name="P38"><text:span text:style-name="_5f_Correction_5f_surligné"><text:span text:style-name="T28">A</text:span></text:span><text:span text:style-name="_5f_Correction_5f_surligné"><text:span text:style-name="T72">BCDE <text:s text:c="3"/>FGHIJ</text:span></text:span></text:p>
      <text:p text:style-name="P40"><text:span text:style-name="T53">Q</text:span><text:span text:style-name="T54">uelle </text:span><text:span text:style-name="T59">f</text:span><text:span text:style-name="T60">orme ont-elles</text:span><text:span text:style-name="T54"> ?</text:span></text:p>
      <text:p text:style-name="P41"><text:span text:style-name="_5f_Correction_5f_surligné"><text:span text:style-name="T25">Ce sont des pentagones.</text:span></text:span></text:p>
      <text:list xml:id="list143338321917049" text:continue-list="list143338478416033" text:style-name="Num_5f_Exo">
        <text:list-item>
          <text:h text:style-name="P73" text:outline-level="1"><draw:g text:anchor-type="paragraph" draw:z-index="24" draw:name="Forme11" draw:style-name="gr1"><draw:g draw:name="Forme1" draw:style-name="gr2"><draw:g draw:style-name="gr2"><draw:polygon draw:style-name="gr53" draw:text-style-name="P118" svg:width="0.414cm" svg:height="1.864cm" draw:transform="skewX (0.0122173047639603) rotate (0.00418879020478639) translate (8.51620577525881cm 0.359484216523538cm)" svg:viewBox="0 0 415 1865" draw:points="204,1865 0,901 415,0"><text:p/></draw:polygon><draw:polygon draw:style-name="gr54" draw:text-style-name="P118" svg:width="0.42cm" svg:height="1.864cm" draw:transform="skewX (0.00558505360638185) rotate (0.00418879020478639) translate (5.50955862211316cm 0.377377261634803cm)" svg:viewBox="0 0 421 1865" draw:points="197,1865 0,902 421,0"><text:p/></draw:polygon><draw:line draw:style-name="gr55" draw:text-style-name="P119" svg:x1="8.735cm" svg:y1="2.254cm" svg:x2="8.903cm" svg:y2="0.365cm"><text:p/></draw:line><draw:line draw:style-name="gr56" draw:text-style-name="P119" svg:x1="5.74cm" svg:y1="2.257cm" svg:x2="5.924cm" svg:y2="0.376cm"><text:p/></draw:line><draw:line draw:style-name="gr57" draw:text-style-name="P119" svg:x1="8.723cm" svg:y1="2.249cm" svg:x2="5.747cm" svg:y2="2.26cm"><text:p/></draw:line><draw:line draw:style-name="gr58" draw:text-style-name="P119" svg:x1="8.903cm" svg:y1="0.365cm" svg:x2="5.927cm" svg:y2="0.376cm"><text:p/></draw:line><draw:line draw:style-name="gr59" draw:text-style-name="P119" svg:x1="8.725cm" svg:y1="2.243cm" svg:x2="8.502cm" svg:y2="1.263cm"><text:p/></draw:line><draw:line draw:style-name="gr60" draw:text-style-name="P119" svg:x1="5.732cm" svg:y1="2.269cm" svg:x2="5.521cm" svg:y2="1.274cm"><text:p/></draw:line><draw:line draw:style-name="gr61" draw:text-style-name="P119" svg:x1="8.5cm" svg:y1="1.265cm" svg:x2="5.524cm" svg:y2="1.276cm"><text:p/></draw:line><draw:line draw:style-name="gr62" draw:text-style-name="P119" svg:x1="5.521cm" svg:y1="1.275cm" svg:x2="5.925cm" svg:y2="0.365cm"><text:p/></draw:line></draw:g><draw:line draw:style-name="gr63" draw:text-style-name="P100" svg:x1="5.618cm" svg:y1="0.924cm" svg:x2="5.811cm" svg:y2="0.873cm"><text:p/></draw:line><draw:line draw:style-name="gr63" draw:text-style-name="P100" svg:x1="5.515cm" svg:y1="1.679cm" svg:x2="5.708cm" svg:y2="1.628cm"><text:p/></draw:line><draw:line draw:style-name="gr63" draw:text-style-name="P100" svg:x1="5.567cm" svg:y1="1.18cm" svg:x2="5.625cm" svg:y2="1.376cm"><text:p/></draw:line><draw:line draw:style-name="gr63" draw:text-style-name="P100" svg:x1="5.574cm" svg:y1="1.451cm" svg:x2="5.617cm" svg:y2="1.367cm"><text:p/></draw:line></draw:g><draw:frame draw:name="Forme2" draw:style-name="gr64" draw:text-style-name="P120" svg:width="1.412cm" svg:height="1.041cm" draw:transform="rotate (1.14406332468228) translate (5.000625cm 1.08479166666667cm)"><draw:text-box><text:p text:style-name="P106"><text:span text:style-name="T94">3 cm</text:span></text:p></draw:text-box></draw:frame><draw:frame draw:name="Forme2" draw:style-name="gr64" draw:text-style-name="P120" svg:width="1.468cm" svg:height="1.041cm" draw:transform="rotate (-0.0204203522483344) translate (6.73805555555556cm 1.68804166666667cm)"><draw:text-box><text:p text:style-name="P106"><text:span text:style-name="T94">4 cm</text:span></text:p></draw:text-box></draw:frame><draw:frame draw:style-name="gr65" draw:text-style-name="P120" svg:width="0.401cm" svg:height="0.618cm" draw:transform="rotate (0.0132645023151569) translate (5.10469444444444cm 0.998361111111111cm)"><draw:text-box><text:p text:style-name="P106"><text:span text:style-name="T94">A</text:span></text:p></draw:text-box></draw:frame><draw:frame draw:style-name="gr66" draw:text-style-name="P120" svg:width="0.403cm" svg:height="0.62cm" draw:transform="rotate (-0.0043633231299858) translate (5.826125cm -0.0934861111111111cm)"><draw:text-box><text:p text:style-name="P106"><text:span text:style-name="T94">B</text:span></text:p></draw:text-box></draw:frame><draw:frame draw:style-name="gr65" draw:text-style-name="P120" svg:width="0.401cm" svg:height="0.618cm" draw:transform="rotate (0.0308923277602996) translate (5.56859722222222cm 2.20838888888889cm)"><draw:text-box><text:p text:style-name="P106"><text:span text:style-name="T94">C</text:span></text:p></draw:text-box></draw:frame></draw:g><text:soft-page-break/><text:span text:style-name="T68"> </text:span><text:span text:style-name="T55">Voici la représentation</text:span></text:h>
          <text:h text:style-name="P69" text:outline-level="1">d’un prisme en perspective.</text:h>
          <text:h text:style-name="P70" text:outline-level="1">Le triangle ABC est </text:h>
          <text:h text:style-name="P58" text:outline-level="1">rectangle en A.</text:h>
          <text:h text:style-name="P55" text:outline-level="1"/>
          <text:h text:style-name="P55" text:outline-level="1"/>
        </text:list-item>
      </text:list>
      <text:list xml:id="list143338578495703" text:continue-list="list143338755181033" text:style-name="liste_5f_abc">
        <text:list-item text:start-value="1">
          <text:h text:style-name="P60" text:outline-level="1" text:restart-numbering="true" text:start-value="-1"><draw:g text:anchor-type="paragraph" draw:z-index="39" draw:name="Objet de groupe 2" draw:style-name="gr1"><draw:g draw:name="Forme18" draw:style-name="gr2"><draw:g draw:style-name="gr2"><draw:g draw:style-name="gr2"><draw:line draw:style-name="gr3" draw:text-style-name="P100" svg:x1="2.78cm" svg:y1="3.618cm" svg:x2="4.37cm" svg:y2="1.074cm"><text:p/></draw:line><draw:line draw:style-name="gr3" draw:text-style-name="P100" svg:x1="4.369cm" svg:y1="1.074cm" svg:x2="6.721cm" svg:y2="2.936cm"><text:p/></draw:line><draw:line draw:style-name="gr3" draw:text-style-name="P100" svg:x1="6.721cm" svg:y1="2.936cm" svg:x2="2.78cm" svg:y2="3.618cm"><text:p/></draw:line></draw:g><draw:g draw:style-name="gr2"><draw:line draw:style-name="gr4" draw:text-style-name="P100" svg:x1="3.725cm" svg:y1="2.352cm" svg:x2="3.425cm" svg:y2="2.341cm"><text:p/></draw:line><draw:line draw:style-name="gr4" draw:text-style-name="P100" svg:x1="3.671cm" svg:y1="2.438cm" svg:x2="3.371cm" svg:y2="2.427cm"><text:p/></draw:line></draw:g><draw:g draw:style-name="gr2"><draw:line draw:style-name="gr4" draw:text-style-name="P100" svg:x1="5.521cm" svg:y1="2.156cm" svg:x2="5.565cm" svg:y2="1.859cm"><text:p/></draw:line><draw:line draw:style-name="gr4" draw:text-style-name="P100" svg:x1="5.445cm" svg:y1="2.091cm" svg:x2="5.489cm" svg:y2="1.794cm"><text:p/></draw:line></draw:g></draw:g><draw:frame draw:style-name="gr6" draw:text-style-name="P102" svg:width="0.881cm" svg:height="0.676cm" svg:x="3.986cm" svg:y="0.457cm"><draw:text-box><text:p text:style-name="P101"><text:span text:style-name="T89">A</text:span></text:p></draw:text-box></draw:frame><draw:frame draw:style-name="gr6" draw:text-style-name="P102" svg:width="0.881cm" svg:height="0.676cm" svg:x="2.097cm" svg:y="3.339cm"><draw:text-box><text:p text:style-name="P101"><text:span text:style-name="T89">B</text:span></text:p></draw:text-box></draw:frame><draw:frame draw:style-name="gr6" draw:text-style-name="P102" svg:width="0.881cm" svg:height="0.676cm" svg:x="6.72cm" svg:y="2.736cm"><draw:text-box><text:p text:style-name="P101"><text:span text:style-name="T89">C</text:span></text:p></draw:text-box></draw:frame></draw:g><draw:custom-shape draw:style-name="gr9" draw:text-style-name="P103" svg:width="0.299cm" svg:height="0.301cm" draw:transform="skewX (0.00593411945678063) rotate (-0.609294441871221) translate (4.37268055555556cm 1.07420833333333cm)"><text:p/><draw:enhanced-geometry svg:viewBox="0 0 21600 21600" draw:mirror-horizontal="false" draw:mirror-vertical="false" draw:type="rectangle" draw:enhanced-path="M 0 0 L 21600 0 21600 21600 0 21600 0 0 Z N"/></draw:custom-shape></draw:g><text:span text:style-name="T8">Construi</text:span><text:span text:style-name="T11">s</text:span><text:span text:style-name="T8"> en vraie grandeur la base </text:span><text:span text:style-name="T11">ABC </text:span><text:span text:style-name="T8">de ce prisme.</text:span></text:h>
        </text:list-item>
      </text:list>
      <text:h text:style-name="P51" text:outline-level="1"/>
      <text:h text:style-name="P51" text:outline-level="1"/>
      <text:h text:style-name="P51" text:outline-level="1"/>
      <text:h text:style-name="P71" text:outline-level="1"/>
      <text:h text:style-name="P51" text:outline-level="1"/>
      <text:p text:style-name="P3"/>
      <text:p text:style-name="P3"/>
      <text:list xml:id="list143338981487954" text:continue-numbering="true" text:style-name="liste_5f_abc">
        <text:list-item>
          <text:p text:style-name="P89"><text:span text:style-name="T70">Q</text:span><text:span text:style-name="T71">uelle est la forme de la face avant de ce prisme ?</text:span></text:p>
        </text:list-item>
      </text:list>
      <text:p text:style-name="P85"><text:span text:style-name="_5f_Correction_5f_surligné"><text:span text:style-name="T87">C’est un </text:span></text:span><text:span text:style-name="_5f_Correction_5f_surligné"><text:span text:style-name="T73">rectangle.</text:span></text:span></text:p>
      <text:list xml:id="list143339767885374" text:continue-numbering="true" text:style-name="liste_5f_abc">
        <text:list-item>
          <text:p text:style-name="P90">Quelle longueur doit-on reporter au compas pour construire la face avant de ce prisme ?</text:p>
        </text:list-item>
      </text:list>
      <text:p text:style-name="P80"><text:span text:style-name="_5f_Correction_5f_surligné"><text:span text:style-name="T29">On doit reporter </text:span></text:span><text:span text:style-name="_5f_Correction_5f_surligné"><text:span text:style-name="T45">l</text:span></text:span><text:span text:style-name="_5f_Correction_5f_surligné"><text:span text:style-name="T24">a</text:span></text:span><text:span text:style-name="_5f_Correction_5f_surligné"><text:span text:style-name="T29"> longueur </text:span></text:span><text:span text:style-name="_5f_Correction_5f_surligné"><text:span text:style-name="T24">BC</text:span></text:span><text:span text:style-name="_5f_Correction_5f_surligné"><text:span text:style-name="T29">.</text:span></text:span></text:p>
      <text:list xml:id="list143339109452749" text:continue-numbering="true" text:style-name="liste_5f_abc">
        <text:list-item>
          <text:p text:style-name="P91"><draw:g text:anchor-type="paragraph" draw:z-index="40" draw:name="Forme6" draw:style-name="gr1"><draw:g draw:style-name="gr2"><draw:g draw:style-name="gr2"><draw:line draw:style-name="gr3" draw:text-style-name="P100" svg:x1="3.392cm" svg:y1="5.212cm" svg:x2="1.153cm" svg:y2="3.216cm"><text:p/></draw:line><draw:line draw:style-name="gr3" draw:text-style-name="P100" svg:x1="1.153cm" svg:y1="3.218cm" svg:x2="3.387cm" svg:y2="1.216cm"><text:p/></draw:line><draw:line draw:style-name="gr3" draw:text-style-name="P100" svg:x1="3.389cm" svg:y1="1.216cm" svg:x2="3.394cm" svg:y2="5.215cm"><text:p/></draw:line></draw:g><draw:g draw:style-name="gr2"><draw:line draw:style-name="gr4" draw:text-style-name="P100" svg:x1="2.305cm" svg:y1="4.068cm" svg:x2="2.243cm" svg:y2="4.362cm"><text:p/></draw:line><draw:line draw:style-name="gr4" draw:text-style-name="P100" svg:x1="2.38cm" svg:y1="4.137cm" svg:x2="2.318cm" svg:y2="4.431cm"><text:p/></draw:line></draw:g><draw:g draw:style-name="gr2"><draw:line draw:style-name="gr4" draw:text-style-name="P100" svg:x1="2.413cm" svg:y1="2.263cm" svg:x2="2.128cm" svg:y2="2.169cm"><text:p/></draw:line><draw:line draw:style-name="gr4" draw:text-style-name="P100" svg:x1="2.338cm" svg:y1="2.329cm" svg:x2="2.053cm" svg:y2="2.235cm"><text:p/></draw:line></draw:g></draw:g><draw:frame draw:style-name="gr5" draw:text-style-name="P102" svg:width="0.881cm" svg:height="0.68cm" draw:transform="rotate (1.40167392227665) translate (0.479777777777778cm 3.48897222222222cm)"><draw:text-box><text:p text:style-name="P101"><text:span text:style-name="T89">A</text:span></text:p></draw:text-box></draw:frame><draw:frame draw:style-name="gr5" draw:text-style-name="P102" svg:width="0.881cm" svg:height="0.68cm" draw:transform="rotate (1.39975406009945) translate (3.00213888888889cm 5.83847222222222cm)"><draw:text-box><text:p text:style-name="P101"><text:span text:style-name="T89">B</text:span></text:p></draw:text-box></draw:frame><draw:frame draw:style-name="gr6" draw:text-style-name="P102" svg:width="0.879cm" svg:height="0.676cm" draw:transform="rotate (1.40132485642625) translate (3.18911111111111cm 1.18180555555556cm)"><draw:text-box><text:p text:style-name="P101"><text:span text:style-name="T89">C</text:span></text:p></draw:text-box></draw:frame><draw:custom-shape draw:style-name="gr7" draw:text-style-name="P103" svg:width="0.302cm" svg:height="0.304cm" draw:transform="skewX (0.00575958653158137) rotate (0.793601210881822) translate (1.16063888888889cm 3.23244444444444cm)"><text:p/><draw:enhanced-geometry svg:viewBox="0 0 21600 21600" draw:mirror-horizontal="false" draw:mirror-vertical="false" draw:type="rectangle" draw:enhanced-path="M 0 0 L 21600 0 21600 21600 0 21600 0 0 Z N"/></draw:custom-shape><draw:g draw:name="Objet de groupe 3_0" draw:style-name="gr2"><draw:g draw:style-name="gr2"><draw:line draw:style-name="gr3" draw:text-style-name="P100" svg:x1="3.362cm" svg:y1="5.012cm" svg:x2="3.539cm" svg:y2="5.012cm"><text:p/></draw:line><draw:line draw:style-name="gr3" draw:text-style-name="P100" svg:x1="3.54cm" svg:y1="5.213cm" svg:x2="3.54cm" svg:y2="5.013cm"><text:p/></draw:line></draw:g><draw:g draw:style-name="gr2"><draw:line draw:style-name="gr3" draw:text-style-name="P100" svg:x1="3.547cm" svg:y1="1.216cm" svg:x2="3.547cm" svg:y2="1.416cm"><text:p/></draw:line><draw:line draw:style-name="gr3" draw:text-style-name="P100" svg:x1="3.368cm" svg:y1="1.414cm" svg:x2="3.545cm" svg:y2="1.414cm"><text:p/></draw:line></draw:g><draw:g draw:style-name="gr2"><draw:line draw:style-name="gr4" draw:text-style-name="P100" svg:x1="3.482cm" svg:y1="3.139cm" svg:x2="3.251cm" svg:y2="3.288cm"><text:p/></draw:line></draw:g><draw:g draw:style-name="gr2"><draw:g draw:style-name="gr2"><draw:line draw:style-name="gr3" draw:text-style-name="P100" svg:x1="7.139cm" svg:y1="1.424cm" svg:x2="6.962cm" svg:y2="1.424cm"><text:p/></draw:line><draw:line draw:style-name="gr3" draw:text-style-name="P100" svg:x1="6.962cm" svg:y1="1.224cm" svg:x2="6.962cm" svg:y2="1.424cm"><text:p/></draw:line></draw:g><draw:g draw:style-name="gr2"><draw:line draw:style-name="gr3" draw:text-style-name="P100" svg:x1="6.955cm" svg:y1="5.221cm" svg:x2="6.955cm" svg:y2="5.021cm"><text:p/></draw:line><draw:line draw:style-name="gr3" draw:text-style-name="P100" svg:x1="7.132cm" svg:y1="5.021cm" svg:x2="6.955cm" svg:y2="5.021cm"><text:p/></draw:line></draw:g><draw:g draw:style-name="gr2"><draw:line draw:style-name="gr4" draw:text-style-name="P100" svg:x1="7.253cm" svg:y1="3.148cm" svg:x2="7.022cm" svg:y2="3.297cm"><text:p/></draw:line></draw:g></draw:g><draw:g draw:style-name="gr2"><draw:g draw:style-name="gr2"><draw:line draw:style-name="gr4" draw:text-style-name="P100" svg:x1="5.367cm" svg:y1="5.347cm" svg:x2="5.235cm" svg:y2="5.087cm"><text:p/></draw:line><draw:line draw:style-name="gr4" draw:text-style-name="P100" svg:x1="5.278cm" svg:y1="5.347cm" svg:x2="5.146cm" svg:y2="5.087cm"><text:p/></draw:line><draw:line draw:style-name="gr4" draw:text-style-name="P100" svg:x1="5.457cm" svg:y1="5.347cm" svg:x2="5.325cm" svg:y2="5.087cm"><text:p/></draw:line></draw:g><draw:g draw:style-name="gr2"><draw:line draw:style-name="gr4" draw:text-style-name="P100" svg:x1="5.376cm" svg:y1="1.35cm" svg:x2="5.244cm" svg:y2="1.09cm"><text:p/></draw:line><draw:line draw:style-name="gr4" draw:text-style-name="P100" svg:x1="5.286cm" svg:y1="1.35cm" svg:x2="5.154cm" svg:y2="1.09cm"><text:p/></draw:line><draw:line draw:style-name="gr4" draw:text-style-name="P100" svg:x1="5.464cm" svg:y1="1.35cm" svg:x2="5.332cm" svg:y2="1.09cm"><text:p/></draw:line></draw:g></draw:g><draw:g draw:style-name="gr2"><draw:line draw:style-name="gr3" draw:text-style-name="P100" svg:x1="3.373cm" svg:y1="5.213cm" svg:x2="3.38cm" svg:y2="1.214cm"><text:p/></draw:line><draw:line draw:style-name="gr3" draw:text-style-name="P100" svg:x1="3.38cm" svg:y1="1.216cm" svg:x2="7.141cm" svg:y2="1.225cm"><text:p/></draw:line><draw:line draw:style-name="gr3" draw:text-style-name="P100" svg:x1="7.141cm" svg:y1="1.224cm" svg:x2="7.134cm" svg:y2="5.223cm"><text:p/></draw:line><draw:line draw:style-name="gr3" draw:text-style-name="P100" svg:x1="7.134cm" svg:y1="5.22cm" svg:x2="3.373cm" svg:y2="5.211cm"><text:p/></draw:line></draw:g></draw:g><draw:frame draw:style-name="gr8" draw:text-style-name="P102" svg:width="1.636cm" svg:height="0.675cm" draw:transform="rotate (0.0139626340159546) translate (4.76602777777778cm 5.33752777777778cm)"><draw:text-box><text:p text:style-name="P101"><text:span text:style-name="T89">4 cm</text:span></text:p></draw:text-box></draw:frame></draw:g><text:span text:style-name="T66">C</text:span><text:span text:style-name="T69">onstruis</text:span><text:span text:style-name="T66"> en vraie grandeur sa face avant.</text:span></text:p>
          <text:p text:style-name="P91"/>
        </text:list-item>
      </text:list>
      <text:p text:style-name="P3"/>
      <text:p text:style-name="P3"/>
      <text:p text:style-name="P3"/>
      <text:p text:style-name="P3"/>
      <text:p text:style-name="P28"/>
      <text:p text:style-name="P4"/>
      <text:p text:style-name="P3"/>
      <text:p text:style-name="P3"/>
      <text:list xml:id="list143339847952403" text:continue-list="list143338321917049" text:style-name="Num_5f_Exo">
        <text:list-item>
          <text:h text:style-name="P78" text:outline-level="1"><text:span text:style-name="T15"> </text:span><text:span text:style-name="T16">Les deux figures ne sont pas en vraie grandeur.</text:span></text:h>
        </text:list-item>
      </text:list>
      <text:h text:style-name="P75" text:outline-level="1"><draw:g text:anchor-type="paragraph" draw:z-index="19" draw:name="Forme12" draw:style-name="gr1"><draw:g draw:name="Forme7" draw:style-name="gr2"><draw:ellipse draw:style-name="gr68" draw:text-style-name="P122" svg:width="2.59cm" svg:height="0.627cm" draw:transform="skewX (-0.00279252680319093) rotate (0.00139626340159546) translate (4.86833333333333cm 1.00188888888889cm)"><text:p/></draw:ellipse><draw:line draw:style-name="gr69" draw:text-style-name="P123" svg:x1="7.449cm" svg:y1="1.307cm" svg:x2="7.462cm" svg:y2="3.174cm"><text:p/></draw:line><draw:ellipse draw:style-name="gr69" draw:text-style-name="P123" svg:width="2.59cm" svg:height="0.63cm" draw:transform="rotate (0.00209439510239319) translate (4.87538888888889cm 2.86455555555556cm)" draw:kind="arc" draw:start-angle="180.62" draw:end-angle="357.19"><text:p/></draw:ellipse><draw:ellipse draw:style-name="gr70" draw:text-style-name="P123" svg:width="2.592cm" svg:height="0.63cm" draw:transform="rotate (-3.1401963901882) translate (7.46830555555556cm 3.4925cm)" draw:kind="arc" draw:start-angle="180.61" draw:end-angle="357.2"><text:p/></draw:ellipse><draw:line draw:style-name="gr71" draw:text-style-name="P123" svg:x1="4.871cm" svg:y1="1.314cm" svg:x2="4.884cm" svg:y2="3.181cm"><text:p/></draw:line></draw:g><draw:line draw:style-name="gr72" draw:text-style-name="P100" svg:x1="7.666cm" svg:y1="1.291cm" svg:x2="7.666cm" svg:y2="3.191cm"><text:p/></draw:line><draw:frame draw:style-name="gr74" draw:text-style-name="P117" svg:width="1.699cm" svg:height="1.04cm" svg:x="7.468cm" svg:y="1.992cm"><draw:text-box><text:p text:style-name="P106"><text:span text:style-name="T93"><text:s/></text:span><text:span text:style-name="T93">1,5 cm</text:span></text:p></draw:text-box></draw:frame><draw:line draw:style-name="gr72" draw:text-style-name="P100" svg:x1="7.468cm" svg:y1="0.792cm" svg:x2="4.868cm" svg:y2="0.792cm"><text:p/></draw:line><draw:frame draw:style-name="gr74" draw:text-style-name="P117" svg:width="1.701cm" svg:height="1.04cm" svg:x="5.367cm" svg:y="0.152cm"><draw:text-box><text:p text:style-name="P106"><text:span text:style-name="T93"><text:s/></text:span><text:span text:style-name="T93">6 cm</text:span></text:p></draw:text-box></draw:frame></draw:g><draw:g text:anchor-type="paragraph" draw:z-index="20" draw:name="Forme11" draw:style-name="gr1"><draw:g draw:name="Forme7" draw:style-name="gr2"><draw:ellipse draw:style-name="gr68" draw:text-style-name="P122" svg:width="1.336cm" svg:height="0.733cm" draw:transform="skewX (0.00244346095279206) rotate (0.00401425727958696) translate (1.52223611111111cm 0.788458333333333cm)"><text:p/></draw:ellipse><draw:line draw:style-name="gr69" draw:text-style-name="P123" svg:x1="2.855cm" svg:y1="1.145cm" svg:x2="2.862cm" svg:y2="3.339cm"><text:p/></draw:line><draw:ellipse draw:style-name="gr69" draw:text-style-name="P123" svg:width="1.334cm" svg:height="0.735cm" draw:transform="skewX (0.00244346095279206) rotate (0.00401425727958696) translate (1.52929166666667cm 2.98097222222222cm)" draw:kind="arc" draw:start-angle="180.62" draw:end-angle="357.19"><text:p/></draw:ellipse><draw:ellipse draw:style-name="gr70" draw:text-style-name="P123" svg:width="1.334cm" svg:height="0.736cm" draw:transform="skewX (0.00244346095279206) rotate (-3.1389746597118) translate (2.86455555555556cm 3.71298611111111cm)" draw:kind="arc" draw:start-angle="180.61" draw:end-angle="357.2"><text:p/></draw:ellipse><draw:line draw:style-name="gr71" draw:text-style-name="P123" svg:x1="1.524cm" svg:y1="1.151cm" svg:x2="1.531cm" svg:y2="3.345cm"><text:p/></draw:line></draw:g><draw:line draw:style-name="gr72" draw:text-style-name="P100" svg:x1="3.121cm" svg:y1="1.157cm" svg:x2="3.121cm" svg:y2="3.352cm"><text:p/></draw:line><draw:frame draw:style-name="gr73" draw:text-style-name="P117" svg:width="1.334cm" svg:height="1.311cm" svg:x="3.029cm" svg:y="2.041cm"><draw:text-box><text:p text:style-name="P106"><text:span text:style-name="T93">6 cm</text:span></text:p></draw:text-box></draw:frame><draw:frame draw:style-name="gr73" draw:text-style-name="P117" svg:width="1.613cm" svg:height="1.311cm" svg:x="1.45cm" svg:y="0.051cm"><draw:text-box><text:p text:style-name="P106"><text:span text:style-name="T93">4,6 cm</text:span></text:p></draw:text-box></draw:frame><draw:line draw:style-name="gr72" draw:text-style-name="P100" svg:x1="1.559cm" svg:y1="0.7cm" svg:x2="2.845cm" svg:y2="0.7cm"><text:p/></draw:line></draw:g></text:h>
      <text:h text:style-name="P75" text:outline-level="1"/>
      <text:h text:style-name="P76" text:outline-level="1"/>
      <text:h text:style-name="P76" text:outline-level="1"/>
      <text:h text:style-name="P72" text:outline-level="1"/>
      <text:h text:style-name="P72" text:outline-level="1">Quel chemin rouge est le plus long ?</text:h>
      <text:p text:style-name="P81"><text:span text:style-name="_5f_Correction_5f_surligné"><text:span text:style-name="T29">Chemin de gauche :</text:span></text:span></text:p>
      <text:p text:style-name="P82"><text:span text:style-name="_5f_Correction_5f_surligné"><text:span text:style-name="T32">L </text:span></text:span><text:span text:style-name="_5f_Correction_5f_surligné"><text:span text:style-name="T30">1</text:span></text:span><text:span text:style-name="_5f_Correction_5f_surligné"><text:span text:style-name="T32"> = 6 + 4,6 </text:span></text:span><text:span text:style-name="_5f_Correction_5f_surligné"><text:span text:style-name="T35">×</text:span></text:span><text:span text:style-name="_5f_Correction_5f_surligné"><text:span text:style-name="T32"> </text:span></text:span><text:span text:style-name="_5f_Correction_5f_surligné"><text:span text:style-name="T35"> </text:span></text:span><text:span text:style-name="_5f_Correction_5f_surligné"><text:span text:style-name="T32">(cm)<text:tab/>L </text:span></text:span><text:span text:style-name="_5f_Correction_5f_surligné"><text:span text:style-name="T30">1</text:span></text:span><text:span text:style-name="_5f_Correction_5f_surligné"><text:span text:style-name="T32"> ≈</text:span></text:span><text:span text:style-name="_5f_Correction_5f_surligné"><text:span text:style-name="T17"> </text:span></text:span><text:span text:style-name="_5f_Correction_5f_surligné"><text:span text:style-name="T29">20,45 cm</text:span></text:span></text:p>
      <text:p text:style-name="P81"><text:span text:style-name="_5f_Correction_5f_surligné"><text:span text:style-name="T29">Chemin de </text:span></text:span><text:span text:style-name="_5f_Correction_5f_surligné"><text:span text:style-name="T23">droite</text:span></text:span><text:span text:style-name="_5f_Correction_5f_surligné"><text:span text:style-name="T29"> :</text:span></text:span></text:p>
      <text:p text:style-name="P86"><text:span text:style-name="_5f_Correction_5f_surligné"><text:span text:style-name="T32">L </text:span></text:span><text:span text:style-name="_5f_Correction_5f_surligné"><text:span text:style-name="T30">2</text:span></text:span><text:span text:style-name="_5f_Correction_5f_surligné"><text:span text:style-name="T32"> = </text:span></text:span><text:span text:style-name="_5f_Correction_5f_surligné"><text:span text:style-name="T40">1,5</text:span></text:span><text:span text:style-name="_5f_Correction_5f_surligné"><text:span text:style-name="T32"> + 6 </text:span></text:span><text:span text:style-name="_5f_Correction_5f_surligné"><text:span text:style-name="T35">×</text:span></text:span><text:span text:style-name="_5f_Correction_5f_surligné"><text:span text:style-name="T32"> </text:span></text:span><text:span text:style-name="_5f_Correction_5f_surligné"><text:span text:style-name="T35"> </text:span></text:span><text:span text:style-name="_5f_Correction_5f_surligné"><text:span text:style-name="T32">(cm)<text:tab/>L </text:span></text:span><text:span text:style-name="_5f_Correction_5f_surligné"><text:span text:style-name="T31">2</text:span></text:span><text:span text:style-name="_5f_Correction_5f_surligné"><text:span text:style-name="T32"> ≈</text:span></text:span><text:span text:style-name="_5f_Correction_5f_surligné"><text:span text:style-name="T36"> </text:span></text:span><text:span text:style-name="_5f_Correction_5f_surligné"><text:span text:style-name="T37">20,</text:span></text:span><text:span text:style-name="_5f_Correction_5f_surligné"><text:span text:style-name="T41">35</text:span></text:span><text:span text:style-name="_5f_Correction_5f_surligné"><text:span text:style-name="T37"> cm</text:span></text:span></text:p>
      <text:p text:style-name="P87"><text:span text:style-name="_5f_Correction_5f_surligné"><text:span text:style-name="T34">20,45 &gt; 20,35. </text:span></text:span><text:span text:style-name="_5f_Correction_5f_surligné"><text:span text:style-name="T32">Le plus long che</text:span></text:span><text:span text:style-name="_5f_Correction_5f_surligné"><text:span text:style-name="T33">m</text:span></text:span><text:span text:style-name="_5f_Correction_5f_surligné"><text:span text:style-name="T32">in est celui de gauche.</text:span></text:span></text:p>
      <text:list xml:id="list143338611222506" text:continue-numbering="true" text:style-name="Num_5f_Exo">
        <text:list-item>
          <text:h text:style-name="P74" text:outline-level="1"><text:span text:style-name="T67"> </text:span><text:span text:style-name="T83">ABCDEFGH est un parallélépipède rectangle. </text:span><text:span text:style-name="T76">On</text:span><text:span text:style-name="T77"> </text:span><text:span text:style-name="T76">coupe ce parallélépipède </text:span><text:span text:style-name="T77">pour obtenir un prisme AEIBFJ. </text:span><text:span text:style-name="T20">O</text:span><text:span text:style-name="T21">n donne</text:span><text:span text:style-name="T81"> AE </text:span><text:span text:style-name="_5f_opensymbol"><text:span text:style-name="T14"> </text:span></text:span><text:span text:style-name="T81">4,3 cm ; EI </text:span><text:span text:style-name="_5f_opensymbol"><text:span text:style-name="T14"> </text:span></text:span><text:span text:style-name="T81">2,5 cm et EF </text:span><text:span text:style-name="_5f_opensymbol"><text:span text:style-name="T14"> </text:span></text:span><text:span text:style-name="T81">3,2 cm</text:span><text:span text:style-name="T75">.</text:span></text:h>
          <text:h text:style-name="P56" text:outline-level="1"><draw:g text:anchor-type="paragraph" draw:z-index="12" draw:name="Forme5" draw:style-name="gr104"><draw:polygon draw:style-name="gr105" draw:text-style-name="P127" svg:width="2.53cm" svg:height="1.948cm" svg:x="2.272cm" svg:y="0.532cm" svg:viewBox="0 0 2531 1949" draw:points="0,1949 0,647 2531,0 2531,1294"><text:p/></draw:polygon><draw:rect draw:style-name="gr106" draw:text-style-name="P128" svg:width="3.998cm" svg:height="1.31cm" svg:x="2.274cm" svg:y="1.182cm"><text:p/></draw:rect><draw:line draw:style-name="gr107" draw:text-style-name="P129" svg:x1="2.279cm" svg:y1="1.176cm" svg:x2="2.943cm" svg:y2="0.531cm"><text:p/></draw:line><draw:line draw:style-name="gr107" draw:text-style-name="P129" svg:x1="6.267cm" svg:y1="1.177cm" svg:x2="6.931cm" svg:y2="0.532cm"><text:p/></draw:line><draw:line draw:style-name="gr107" draw:text-style-name="P129" svg:x1="6.276cm" svg:y1="2.487cm" svg:x2="6.94cm" svg:y2="1.842cm"><text:p/></draw:line><draw:line draw:style-name="gr108" draw:text-style-name="P129" svg:x1="2.281cm" svg:y1="2.478cm" svg:x2="2.945cm" svg:y2="1.833cm"><text:p/></draw:line><draw:line draw:style-name="gr107" draw:text-style-name="P129" svg:x1="2.944cm" svg:y1="0.531cm" svg:x2="6.925cm" svg:y2="0.531cm"><text:p/></draw:line><draw:line draw:style-name="gr108" draw:text-style-name="P129" svg:x1="2.944cm" svg:y1="1.831cm" svg:x2="6.925cm" svg:y2="1.831cm"><text:p/></draw:line><draw:line draw:style-name="gr108" draw:text-style-name="P129" svg:x1="2.944cm" svg:y1="0.525cm" svg:x2="2.944cm" svg:y2="1.835cm"><text:p/></draw:line><draw:line draw:style-name="gr107" draw:text-style-name="P129" svg:x1="6.941cm" svg:y1="0.531cm" svg:x2="6.941cm" svg:y2="1.841cm"><text:p/></draw:line><draw:frame draw:style-name="gr109" draw:text-style-name="P130" svg:width="0.221cm" svg:height="0.373cm" svg:x="1.971cm" svg:y="0.978cm"><draw:text-box><text:p text:style-name="P106"><text:span text:style-name="T97">A</text:span></text:p></draw:text-box></draw:frame><draw:frame draw:style-name="gr110" draw:text-style-name="P130" svg:width="0.223cm" svg:height="0.373cm" svg:x="1.923cm" svg:y="2.408cm"><draw:text-box><text:p text:style-name="P106"><text:span text:style-name="T97">B</text:span></text:p></draw:text-box></draw:frame><draw:frame draw:style-name="gr111" draw:text-style-name="P130" svg:width="0.227cm" svg:height="0.373cm" svg:x="6.324cm" svg:y="2.489cm"><draw:text-box><text:p text:style-name="P106"><text:span text:style-name="T97">C</text:span></text:p></draw:text-box></draw:frame><draw:frame draw:style-name="gr112" draw:text-style-name="P130" svg:width="0.249cm" svg:height="0.373cm" svg:x="6.345cm" svg:y="1.039cm"><draw:text-box><text:p text:style-name="P106"><text:span text:style-name="T97">D</text:span></text:p></draw:text-box></draw:frame><draw:frame draw:style-name="gr113" draw:text-style-name="P130" svg:width="0.205cm" svg:height="0.373cm" svg:x="2.817cm" svg:y="0.191cm"><draw:text-box><text:p text:style-name="P106"><text:span text:style-name="T97">E</text:span></text:p></draw:text-box></draw:frame><draw:frame draw:style-name="gr114" draw:text-style-name="P130" svg:width="0.188cm" svg:height="0.373cm" svg:x="2.715cm" svg:y="1.588cm"><draw:text-box><text:p text:style-name="P106"><text:span text:style-name="T97">F</text:span></text:p></draw:text-box></draw:frame><draw:frame draw:style-name="gr115" draw:text-style-name="P130" svg:width="0.251cm" svg:height="0.373cm" svg:x="6.978cm" svg:y="1.641cm"><draw:text-box><text:p text:style-name="P106"><text:span text:style-name="T97">G</text:span></text:p></draw:text-box></draw:frame><draw:frame draw:style-name="gr116" draw:text-style-name="P130" svg:width="0.242cm" svg:height="0.373cm" svg:x="6.982cm" svg:y="0.272cm"><draw:text-box><text:p text:style-name="P106"><text:span text:style-name="T97">H</text:span></text:p></draw:text-box></draw:frame><draw:line draw:style-name="gr107" draw:text-style-name="P129" svg:x1="4.803cm" svg:y1="0.435cm" svg:x2="4.803cm" svg:y2="0.619cm"><text:p/></draw:line><draw:frame draw:style-name="gr117" draw:text-style-name="P130" svg:width="0.098cm" svg:height="0.373cm" svg:x="4.784cm" svg:y="0.101cm"><draw:text-box><text:p text:style-name="P106"><text:span text:style-name="T97">I</text:span></text:p></draw:text-box></draw:frame><draw:line draw:style-name="gr107" draw:text-style-name="P129" svg:x1="2.272cm" svg:y1="1.179cm" svg:x2="4.811cm" svg:y2="0.532cm"><text:p/></draw:line><draw:line draw:style-name="gr108" draw:text-style-name="P129" svg:x1="2.286cm" svg:y1="2.473cm" svg:x2="4.825cm" svg:y2="1.826cm"><text:p/></draw:line><draw:line draw:style-name="gr108" draw:text-style-name="P129" svg:x1="4.796cm" svg:y1="0.546cm" svg:x2="4.796cm" svg:y2="1.822cm"><text:p/></draw:line><draw:frame draw:style-name="gr117" draw:text-style-name="P130" svg:width="0.098cm" svg:height="0.373cm" svg:x="4.84cm" svg:y="1.803cm"><draw:text-box><text:p text:style-name="P106"><text:span text:style-name="T97">J</text:span></text:p></draw:text-box></draw:frame></draw:g></text:h>
          <text:h text:style-name="P56" text:outline-level="1"/>
        </text:list-item>
      </text:list>
      <text:h text:style-name="P57" text:outline-level="1"/>
      <text:h text:style-name="P57" text:outline-level="1"/>
      <text:h text:style-name="P57" text:outline-level="1"/>
      <text:h text:style-name="P57" text:outline-level="1"/>
      <text:h text:style-name="P57" text:outline-level="1"/>
      <text:list xml:id="list143340018943530" text:continue-list="list143339109452749" text:style-name="liste_5f_abc">
        <text:list-item text:start-value="1">
          <text:h text:style-name="P59" text:outline-level="1" text:restart-numbering="true" text:start-value="-1">Nomme les bases de ce prisme. </text:h>
        </text:list-item>
      </text:list>
      <text:list xml:id="list143338642477004" text:continue-list="list143338611222506" text:style-name="Num_5f_Exo">
        <text:list-header>
          <text:p text:style-name="P79"><text:span text:style-name="_5f_Correction_5f_surligné"><text:span text:style-name="T28">A</text:span></text:span><text:span text:style-name="_5f_Correction_5f_surligné"><text:span text:style-name="T74">EI <text:s text:c="5"/>BFJ</text:span></text:span></text:p>
        </text:list-header>
      </text:list>
      <text:list xml:id="list143339204463821" text:continue-list="list143340018943530" text:style-name="liste_5f_abc">
        <text:list-item>
          <text:h text:style-name="P77" text:outline-level="1">Quelle forme ont-elles ?</text:h>
        </text:list-item>
      </text:list>
      <text:list xml:id="list143340059541331" text:continue-list="list143338642477004" text:style-name="Num_5f_Exo">
        <text:list-header>
          <text:p text:style-name="P88"><text:span text:style-name="_5f_Correction_5f_surligné"><text:span text:style-name="T88">Ce sont des triangles rectangles.</text:span></text:span></text:p>
        </text:list-header>
      </text:list>
      <text:list xml:id="list143338999009938" text:continue-list="list143339204463821" text:style-name="liste_5f_abc">
        <text:list-item>
          <text:p text:style-name="P92"><draw:g text:anchor-type="paragraph" draw:z-index="35" draw:name="Forme20" draw:style-name="gr1"><draw:frame draw:style-name="gr27" draw:text-style-name="P102" svg:width="0.881cm" svg:height="0.676cm" svg:x="0.641cm" svg:y="6.451cm"><draw:text-box><text:p text:style-name="P106"><text:span text:style-name="T89">E</text:span></text:p></draw:text-box></draw:frame><draw:g draw:style-name="gr2"><draw:g draw:style-name="gr2"><draw:g draw:style-name="gr2"><draw:line draw:style-name="gr23" draw:text-style-name="P100" svg:x1="1.339cm" svg:y1="6.469cm" svg:x2="1.124cm" svg:y2="3.978cm"><text:p/></draw:line><draw:line draw:style-name="gr23" draw:text-style-name="P100" svg:x1="1.124cm" svg:y1="3.978cm" svg:x2="5.623cm" svg:y2="6.099cm"><text:p/></draw:line><draw:line draw:style-name="gr23" draw:text-style-name="P100" svg:x1="5.623cm" svg:y1="6.099cm" svg:x2="1.339cm" svg:y2="6.469cm"><text:p/></draw:line></draw:g><draw:g draw:style-name="gr2"><draw:line draw:style-name="gr28" draw:text-style-name="P100" svg:x1="1.323cm" svg:y1="6.27cm" svg:x2="1.522cm" svg:y2="6.253cm"><text:p/></draw:line><draw:line draw:style-name="gr28" draw:text-style-name="P100" svg:x1="1.541cm" svg:y1="6.452cm" svg:x2="1.524cm" svg:y2="6.253cm"><text:p/></draw:line></draw:g></draw:g></draw:g><draw:frame draw:style-name="gr29" draw:text-style-name="P102" svg:width="0.881cm" svg:height="0.675cm" svg:x="5.52cm" svg:y="5.996cm"><draw:text-box><text:p text:style-name="P106"><text:span text:style-name="T89">A</text:span></text:p></draw:text-box></draw:frame><draw:frame draw:style-name="gr27" draw:text-style-name="P102" svg:width="0.881cm" svg:height="0.676cm" svg:x="0.459cm" svg:y="3.699cm"><draw:text-box><text:p text:style-name="P106"><text:span text:style-name="T89">I</text:span></text:p></draw:text-box></draw:frame><draw:g draw:style-name="gr2"><draw:g draw:style-name="gr2"><draw:g draw:style-name="gr2"><draw:line draw:style-name="gr23" draw:text-style-name="P100" svg:x1="2.483cm" svg:y1="1.083cm" svg:x2="6.982cm" svg:y2="3.194cm"><text:p/></draw:line><draw:line draw:style-name="gr23" draw:text-style-name="P100" svg:x1="6.984cm" svg:y1="3.193cm" svg:x2="5.625cm" svg:y2="6.09cm"><text:p/></draw:line><draw:line draw:style-name="gr23" draw:text-style-name="P100" svg:x1="5.623cm" svg:y1="6.089cm" svg:x2="1.124cm" svg:y2="3.978cm"><text:p/></draw:line><draw:line draw:style-name="gr23" draw:text-style-name="P100" svg:x1="1.124cm" svg:y1="3.98cm" svg:x2="2.483cm" svg:y2="1.083cm"><text:p/></draw:line></draw:g><draw:g draw:style-name="gr2"><draw:line draw:style-name="gr23" draw:text-style-name="P100" svg:x1="2.665cm" svg:y1="1.166cm" svg:x2="2.58cm" svg:y2="1.347cm"><text:p/></draw:line><draw:line draw:style-name="gr23" draw:text-style-name="P100" svg:x1="2.399cm" svg:y1="1.262cm" svg:x2="2.58cm" svg:y2="1.347cm"><text:p/></draw:line></draw:g><draw:g draw:style-name="gr2"><draw:line draw:style-name="gr23" draw:text-style-name="P100" svg:x1="6.898cm" svg:y1="3.374cm" svg:x2="6.717cm" svg:y2="3.289cm"><text:p/></draw:line><draw:line draw:style-name="gr23" draw:text-style-name="P100" svg:x1="6.802cm" svg:y1="3.108cm" svg:x2="6.717cm" svg:y2="3.289cm"><text:p/></draw:line></draw:g><draw:g draw:style-name="gr2"><draw:line draw:style-name="gr23" draw:text-style-name="P100" svg:x1="5.442cm" svg:y1="6.004cm" svg:x2="5.527cm" svg:y2="5.823cm"><text:p/></draw:line><draw:line draw:style-name="gr23" draw:text-style-name="P100" svg:x1="5.709cm" svg:y1="5.908cm" svg:x2="5.528cm" svg:y2="5.823cm"><text:p/></draw:line></draw:g><draw:g draw:style-name="gr2"><draw:line draw:style-name="gr23" draw:text-style-name="P100" svg:x1="1.21cm" svg:y1="3.797cm" svg:x2="1.391cm" svg:y2="3.882cm"><text:p/></draw:line><draw:line draw:style-name="gr23" draw:text-style-name="P100" svg:x1="1.307cm" svg:y1="4.065cm" svg:x2="1.392cm" svg:y2="3.884cm"><text:p/></draw:line></draw:g></draw:g></draw:g><draw:frame draw:style-name="gr27" draw:text-style-name="P102" svg:width="0.879cm" svg:height="0.676cm" svg:x="2.059cm" svg:y="0.533cm"><draw:text-box><text:p text:style-name="P106"><text:span text:style-name="T89">J</text:span></text:p></draw:text-box></draw:frame><draw:frame draw:style-name="gr27" draw:text-style-name="P102" svg:width="0.881cm" svg:height="0.676cm" svg:x="6.984cm" svg:y="2.877cm"><draw:text-box><text:p text:style-name="P106"><text:span text:style-name="T89">B</text:span></text:p></draw:text-box></draw:frame><draw:frame draw:style-name="gr29" draw:text-style-name="P102" svg:width="2.147cm" svg:height="0.675cm" draw:transform="rotate (0.0881391272257136) translate (2.87690277777778cm 6.35176388888889cm)"><draw:text-box><text:p text:style-name="P106"><text:span text:style-name="T89">4,3 cm</text:span></text:p></draw:text-box></draw:frame><draw:frame draw:style-name="gr27" draw:text-style-name="P102" svg:width="2.147cm" svg:height="0.676cm" draw:transform="rotate (1.63903870054787) translate (0.714375cm 6.29179166666667cm)"><draw:text-box><text:p text:style-name="P106"><text:span text:style-name="T89">2,5 cm</text:span></text:p></draw:text-box></draw:frame><draw:frame draw:style-name="gr27" draw:text-style-name="P102" svg:width="2.146cm" svg:height="0.676cm" draw:transform="rotate (1.11631258957557) translate (5.95488888888889cm 5.46805555555556cm)"><draw:text-box><text:p text:style-name="P106"><text:span text:style-name="T89">3,2 cm</text:span></text:p></draw:text-box></draw:frame></draw:g>Construis la face AIJB en vraie grandeur.</text:p>
        </text:list-item>
      </text:list>
      <text:p text:style-name="P29"/>
      <text:p text:style-name="P29"/>
      <text:p text:style-name="P29"/>
      <text:p text:style-name="P29"/>
      <text:p text:style-name="P29"/>
      <text:p text:style-name="P29"/>
      <text:list xml:id="list143338291450579" text:continue-list="list143340059541331" text:style-name="Num_5f_Exo">
        <text:list-item>
          <text:p text:style-name="P93"><text:span text:style-name="_5f_livret"><text:span text:style-name="T8"> </text:span></text:span><text:span text:style-name="_5f_livret"><text:span text:style-name="T76">Un prisme droit a pour base un triangle équila</text:span></text:span><text:span text:style-name="_5f_livret"><text:span text:style-name="T78">­</text:span></text:span><text:span text:style-name="_5f_livret"><text:span text:style-name="T76">téral et chacune de ses faces latérales est un carré. La longueur totale des arêtes est de </text:span></text:span><text:span text:style-name="_5f_livret"><text:span text:style-name="T63">27</text:span></text:span><text:span text:style-name="_5f_livret"><text:span text:style-name="T76"> </text:span></text:span><text:span text:style-name="_5f_livret"><text:span text:style-name="T79">c</text:span></text:span><text:span text:style-name="_5f_livret"><text:span text:style-name="T76">m. </text:span></text:span><text:span text:style-name="_5f_livret"><text:span text:style-name="T79">Représente en vraie grandeur sa base et une de ses faces latérales</text:span></text:span><text:span text:style-name="_5f_livret"><text:span text:style-name="T76">. </text:span></text:span><text:span text:style-name="_5f_livret"><text:span text:style-name="T80">Détaille tes calculs.</text:span></text:span></text:p>
        </text:list-item>
      </text:list>
      <text:p text:style-name="P31"><text:span text:style-name="_5f_Correction_5f_surligné"><text:span text:style-name="T38">Ce prisme possède 9 arêtes de même longueur.</text:span></text:span></text:p>
      <text:p text:style-name="P32"><text:span text:style-name="_5f_Correction_5f_surligné"><text:span text:style-name="T39">Chaque arête mesure : 27 cm ÷</text:span></text:span><text:span text:style-name="_5f_Correction_5f_surligné"><text:span text:style-name="T17"> </text:span></text:span><text:span text:style-name="_5f_Correction_5f_surligné"><text:span text:style-name="T42">9 = 3 cm.</text:span></text:span></text:p>
      <text:p text:style-name="P30"><draw:g text:anchor-type="paragraph" draw:z-index="36" draw:name="Forme21" draw:style-name="gr1"><draw:g draw:style-name="gr2"><draw:g draw:style-name="gr2"><draw:line draw:style-name="gr23" draw:text-style-name="P100" svg:x1="0.581cm" svg:y1="3.886cm" svg:x2="1.656cm" svg:y2="1.085cm"><text:p/></draw:line><draw:line draw:style-name="gr23" draw:text-style-name="P100" svg:x1="1.657cm" svg:y1="1.085cm" svg:x2="3.545cm" svg:y2="3.416cm"><text:p/></draw:line><draw:line draw:style-name="gr23" draw:text-style-name="P100" svg:x1="3.544cm" svg:y1="3.417cm" svg:x2="0.581cm" svg:y2="3.886cm"><text:p/></draw:line></draw:g><draw:g draw:style-name="gr2"><draw:line draw:style-name="gr24" draw:text-style-name="P100" svg:x1="1.267cm" svg:y1="2.464cm" svg:x2="0.971cm" svg:y2="2.511cm"><text:p/></draw:line><draw:line draw:style-name="gr24" draw:text-style-name="P100" svg:x1="1.231cm" svg:y1="2.556cm" svg:x2="0.935cm" svg:y2="2.603cm"><text:p/></draw:line></draw:g><draw:g draw:style-name="gr2"><draw:line draw:style-name="gr24" draw:text-style-name="P100" svg:x1="2.547cm" svg:y1="2.393cm" svg:x2="2.655cm" svg:y2="2.113cm"><text:p/></draw:line><draw:line draw:style-name="gr24" draw:text-style-name="P100" svg:x1="2.48cm" svg:y1="2.313cm" svg:x2="2.588cm" svg:y2="2.033cm"><text:p/></draw:line></draw:g><draw:g draw:style-name="gr2"><draw:line draw:style-name="gr24" draw:text-style-name="P100" svg:x1="2.154cm" svg:y1="3.768cm" svg:x2="1.965cm" svg:y2="3.535cm"><text:p/></draw:line><draw:line draw:style-name="gr24" draw:text-style-name="P100" svg:x1="2.057cm" svg:y1="3.783cm" svg:x2="1.868cm" svg:y2="3.55cm"><text:p/></draw:line></draw:g></draw:g><draw:frame draw:style-name="gr25" draw:text-style-name="P102" svg:width="1.502cm" svg:height="0.689cm" svg:x="1.365cm" svg:y="3.886cm"><draw:text-box><text:p text:style-name="P106"><text:span text:style-name="T89">base</text:span></text:p></draw:text-box></draw:frame><draw:g draw:style-name="gr2"><draw:g draw:style-name="gr2"><draw:line draw:style-name="gr23" draw:text-style-name="P100" svg:x1="3.946cm" svg:y1="0.796cm" svg:x2="6.946cm" svg:y2="0.796cm"><text:p/></draw:line><draw:line draw:style-name="gr23" draw:text-style-name="P100" svg:x1="6.947cm" svg:y1="0.796cm" svg:x2="6.947cm" svg:y2="3.796cm"><text:p/></draw:line><draw:line draw:style-name="gr23" draw:text-style-name="P100" svg:x1="6.946cm" svg:y1="3.796cm" svg:x2="3.946cm" svg:y2="3.796cm"><text:p/></draw:line><draw:line draw:style-name="gr23" draw:text-style-name="P100" svg:x1="3.946cm" svg:y1="3.796cm" svg:x2="3.946cm" svg:y2="0.796cm"><text:p/></draw:line></draw:g><draw:g draw:style-name="gr2"><draw:line draw:style-name="gr23" draw:text-style-name="P100" svg:x1="4.147cm" svg:y1="0.796cm" svg:x2="4.147cm" svg:y2="0.996cm"><text:p/></draw:line><draw:line draw:style-name="gr23" draw:text-style-name="P100" svg:x1="3.946cm" svg:y1="0.996cm" svg:x2="4.146cm" svg:y2="0.996cm"><text:p/></draw:line></draw:g><draw:g draw:style-name="gr2"><draw:line draw:style-name="gr23" draw:text-style-name="P100" svg:x1="6.947cm" svg:y1="0.996cm" svg:x2="6.747cm" svg:y2="0.996cm"><text:p/></draw:line><draw:line draw:style-name="gr23" draw:text-style-name="P100" svg:x1="6.747cm" svg:y1="0.796cm" svg:x2="6.747cm" svg:y2="0.996cm"><text:p/></draw:line></draw:g><draw:g draw:style-name="gr2"><draw:line draw:style-name="gr23" draw:text-style-name="P100" svg:x1="6.747cm" svg:y1="3.796cm" svg:x2="6.747cm" svg:y2="3.596cm"><text:p/></draw:line><draw:line draw:style-name="gr23" draw:text-style-name="P100" svg:x1="6.947cm" svg:y1="3.596cm" svg:x2="6.747cm" svg:y2="3.596cm"><text:p/></draw:line></draw:g><draw:g draw:style-name="gr2"><draw:line draw:style-name="gr23" draw:text-style-name="P100" svg:x1="3.946cm" svg:y1="3.596cm" svg:x2="4.146cm" svg:y2="3.596cm"><text:p/></draw:line><draw:line draw:style-name="gr23" draw:text-style-name="P100" svg:x1="4.147cm" svg:y1="3.796cm" svg:x2="4.147cm" svg:y2="3.596cm"><text:p/></draw:line></draw:g><draw:g draw:style-name="gr2"><draw:line draw:style-name="gr24" draw:text-style-name="P100" svg:x1="5.521cm" svg:y1="0.926cm" svg:x2="5.371cm" svg:y2="0.666cm"><text:p/></draw:line><draw:line draw:style-name="gr24" draw:text-style-name="P100" svg:x1="5.371cm" svg:y1="0.926cm" svg:x2="5.521cm" svg:y2="0.666cm"><text:p/></draw:line></draw:g><draw:g draw:style-name="gr2"><draw:line draw:style-name="gr24" draw:text-style-name="P100" svg:x1="5.371cm" svg:y1="3.667cm" svg:x2="5.521cm" svg:y2="3.927cm"><text:p/></draw:line><draw:line draw:style-name="gr24" draw:text-style-name="P100" svg:x1="5.521cm" svg:y1="3.667cm" svg:x2="5.371cm" svg:y2="3.927cm"><text:p/></draw:line></draw:g><draw:g draw:style-name="gr2"><draw:line draw:style-name="gr24" draw:text-style-name="P100" svg:x1="7.077cm" svg:y1="2.221cm" svg:x2="6.817cm" svg:y2="2.371cm"><text:p/></draw:line><draw:line draw:style-name="gr24" draw:text-style-name="P100" svg:x1="7.077cm" svg:y1="2.371cm" svg:x2="6.817cm" svg:y2="2.221cm"><text:p/></draw:line></draw:g><draw:g draw:style-name="gr2"><draw:line draw:style-name="gr24" draw:text-style-name="P100" svg:x1="3.817cm" svg:y1="2.371cm" svg:x2="4.077cm" svg:y2="2.221cm"><text:p/></draw:line><draw:line draw:style-name="gr24" draw:text-style-name="P100" svg:x1="3.817cm" svg:y1="2.221cm" svg:x2="4.077cm" svg:y2="2.371cm"><text:p/></draw:line></draw:g></draw:g><draw:frame draw:style-name="gr26" draw:text-style-name="P102" svg:width="3.423cm" svg:height="1.073cm" svg:x="4.099cm" svg:y="3.897cm"><draw:text-box><text:p text:style-name="P106"><text:span text:style-name="T89">face latérale</text:span></text:p></draw:text-box></draw:frame></draw:g><text:span text:style-name="_5f_pointillés_20_gris"><text:span text:style-name="T13"/></text:span></text:p>
      <text:p text:style-name="P30"><text:span text:style-name="_5f_pointillés_20_gris"><text:span text:style-name="T13"/></text:span></text:p>
      <text:p text:style-name="P30"><text:span text:style-name="_5f_pointillés_20_gris"><text:span text:style-name="T13"/></text:span></text:p>
      <text:p text:style-name="P30"><text:span text:style-name="_5f_pointillés_20_gris"><text:span text:style-name="T13"/></text:span></text:p>
      <text:p text:style-name="P30"><text:span text:style-name="_5f_pointillés_20_gr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Segoe UI" svg:font-family="'Segoe UI'" style:font-adornments="Roman"/>
    <style:font-face style:name="Tahoma2" svg:font-family="Tahoma"/>
    <style:font-face style:name="Wingdings" svg:font-family="Wingdings" style:font-adornments="Oblique"/>
    <style:font-face style:name="Bitstream Vera Sans Mono1"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1" svg:font-family="'Arial Unicode MS'" style:font-pitch="variable"/>
    <style:font-face style:name="Atalante" svg:font-family="Atalante" style:font-pitch="variable"/>
    <style:font-face style:name="Lucida Sans2" svg:font-family="'Lucida Sans'" style:font-pitch="variable"/>
    <style:font-face style:name="OpenSymbol2" svg:font-family="OpenSymbol" style:font-pitch="variable"/>
    <style:font-face style:name="SimSun" svg:font-family="SimSun" style:font-pitch="variable"/>
    <style:font-face style:name="Tahoma1" svg:font-family="Tahoma" style:font-pitch="variable"/>
    <style:font-face style:name="Bitstream Vera Sans Mono" svg:font-family="'Bitstream Vera Sans Mono'"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3"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Lucida Sans1" svg:font-family="'Lucida San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fill-image draw:name="Bitmap_20_2" draw:display-name="Bitmap 2" xlink:href="Pictures/1000000000000462000000589ACB62EABBDEC345.png" xlink:type="simple" xlink:show="embed" xlink:actuate="onLoad"/>
    <draw:marker draw:name="Arrow" svg:viewBox="0 0 20 30" svg:d="M10 0l-10 30h20z"/>
    <draw:stroke-dash draw:name="Dashed_20__28_var_29__20_1685" draw:display-name="Dashed (var) 1685"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7294" draw:display-name="Dashed (var) 7294" draw:style="rect" draw:dots1="1" draw:dots1-length="0.002cm" draw:dots2="1" draw:dots2-length="0.002cm" draw:distance="0.002cm"/>
    <draw:stroke-dash draw:name="Dashed_20__28_var_29__20_7295" draw:display-name="Dashed (var) 7295" draw:style="rect" draw:dots1="1" draw:dots1-length="0.002cm" draw:dots2="1" draw:dots2-length="0.002cm" draw:distance="0.002cm"/>
    <draw:stroke-dash draw:name="Dashed_20__28_var_29__20_7296" draw:display-name="Dashed (var) 7296" draw:style="rect" draw:dots1="1" draw:dots1-length="0.003cm" draw:dots2="1" draw:dots2-length="0.003cm" draw:distance="0.003cm"/>
    <draw:stroke-dash draw:name="Dashed_20__28_var_29__20_7297" draw:display-name="Dashed (var) 7297" draw:style="rect" draw:dots1="1" draw:dots1-length="0.002cm" draw:dots2="1" draw:dots2-length="0.002cm" draw:distance="0.002cm"/>
    <draw:stroke-dash draw:name="Dashed_20__28_var_29__20_7298" draw:display-name="Dashed (var) 7298" draw:style="rect" draw:dots1="1" draw:dots1-length="0.003cm" draw:dots2="1" draw:dots2-length="0.003cm" draw:distance="0.003cm"/>
    <draw:stroke-dash draw:name="Dashed_20__28_var_29__20_7299" draw:display-name="Dashed (var) 7299" draw:style="rect" draw:dots1="1" draw:dots1-length="0.002cm" draw:dots2="1" draw:dots2-length="0.002cm" draw:distance="0.002cm"/>
    <draw:stroke-dash draw:name="Dashed_20__28_var_29__20_7300" draw:display-name="Dashed (var) 7300" draw:style="rect" draw:dots1="1" draw:dots1-length="0.002cm" draw:dots2="1" draw:dots2-length="0.002cm" draw:distance="0.002cm"/>
    <draw:stroke-dash draw:name="Dashed_20__28_var_29__20_7301" draw:display-name="Dashed (var) 7301" draw:style="rect" draw:dots1="1" draw:dots1-length="0.002cm" draw:dots2="1" draw:dots2-length="0.002cm" draw:distance="0.002cm"/>
    <draw:stroke-dash draw:name="Dashed_20__28_var_29__20_7302" draw:display-name="Dashed (var) 7302" draw:style="rect" draw:dots1="1" draw:dots1-length="0.011cm" draw:dots2="1" draw:dots2-length="0.011cm" draw:distance="0.01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0" draw:display-name="Dashed (var) 7680"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ash" draw:display-name="Long Dash" draw:style="rect" draw:dots1="1" draw:dots1-length="227%" draw:distance="170%"/>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2"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4"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5"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4"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3"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_5f_opensymbol" style:display-name="_opensymbol" style:family="text">
      <style:text-properties style:font-name="OpenSymbol1" fo:font-family="OpenSymbol" style:font-pitch="variable" style:font-charset="x-symbol" fo:font-size="10pt" fo:font-style="normal"/>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1"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_5f_En-tête">
      <style:text-properties fo:font-variant="normal" fo:text-transform="none" fo:color="#1ca2b8" loext:opacity="100%" style:font-name="Bitstream Vera Sans2" fo:font-size="16pt" fo:letter-spacing="normal" fo:font-style="normal" fo:text-shadow="none" fo:font-weight="bold" officeooo:rsid="002b3f0f" officeooo:paragraph-rsid="00403fc0" style:font-size-asian="16pt" style:font-style-asian="normal" style:font-size-complex="16pt" style:font-style-complex="normal"/>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2"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3db5af"/>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2" fo:font-size="16pt" fo:font-weight="bold" style:font-size-asian="16pt" style:font-weight-asian="bold" style:font-size-complex="16pt" style:font-weight-complex="bold"/>
    </style:style>
    <style:style style:name="MT6" style:family="text">
      <style:text-properties officeooo:rsid="00403fc0"/>
    </style:style>
    <style:style style:name="MT7" style:family="text">
      <style:text-properties officeooo:rsid="003459de"/>
    </style:style>
    <style:style style:name="MT8" style:family="text">
      <style:text-properties officeooo:rsid="002da2af"/>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paire_20__28_D_29_" style:display-name="_Fiche éditeur série 5 paire (D)" style:page-layout-name="Mpm18" style:next-style-name="_5f_Fiche_20_éditeur_20_série_20_1_20_paire_20__28_G_29_">
      <style:header>
        <text:p text:style-name="Header">Série 5 : Déterminer une fonction linéaire ou affine par le calcul</text:p>
      </style:header>
      <style:footer>
        <text:p text:style-name="MP22">Chapitre G2 : Triangles</text:p>
      </style:footer>
      <style:footer-left>
        <text:p text:style-name="MP23">Fonctions linéaires et affines : Chapitre D2</text:p>
      </style:footer-left>
    </style:master-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draw:style-name="Mdp1">
      <style:header>
        <text:p text:style-name="MP24"><draw:path text:anchor-type="paragraph" draw:z-index="7" draw:name="Forme1" draw:style-name="Mgr1" draw:text-style-name="MP25" svg:width="4.329cm" svg:height="2.24cm" svg:x="-1.499cm" svg:y="-1cm" svg:viewBox="0 0 4330 2241" svg:d="M0 2241l3984-288c209-15 363-168 345-342l-170-1611h-4159z"><text:p/></draw:path><draw:frame text:anchor-type="paragraph" draw:z-index="9" draw:name="Forme2" draw:style-name="Mgr2" draw:text-style-name="MP27" svg:width="2.703cm" svg:height="0.715cm" draw:transform="rotate (0.0872664625997165) translate (-0.172861111111111cm 0.218722222222222cm)"><draw:text-box><text:p text:style-name="MP26"><text:span text:style-name="MT5">Série 2</text:span></text:p></draw:text-box></draw:frame><draw:line text:anchor-type="paragraph" draw:z-index="11" draw:name="Forme3" draw:style-name="Mgr3" draw:text-style-name="MP26" svg:x1="18.516cm" svg:y1="0.36cm" svg:x2="23.612cm" svg:y2="0.36cm"><text:p/></draw:line>C<text:span text:style-name="MT6">onnaître les prismes et les cylindres</text:span></text:p>
      </style:header>
      <style:footer>
        <text:p text:style-name="MP28"><draw:frame draw:style-name="Mfr1" draw:name="Cadre1" text:anchor-type="paragraph" svg:y="-0.06cm" draw:z-index="1"><draw:text-box fo:min-height="0.499cm" fo:min-width="1cm"><draw:frame draw:style-name="Mfr2" draw:name="Cadre2" text:anchor-type="frame" svg:x="0.45cm" svg:y="0.079cm" svg:width="0.817cm" draw:z-index="3"><draw:text-box fo:min-height="0.355cm"><text:p text:style-name="MP29"><draw:g text:anchor-type="paragraph" draw:z-index="5" draw:name="Forme4" draw:style-name="Mgr4"><draw:path draw:style-name="Mgr5" draw:text-style-name="MP30" svg:width="0.855cm" svg:height="1.172cm" svg:x="-0.03cm" svg:y="-0.194cm" svg:viewBox="0 0 856 1173" svg:d="M856 1173h-856v-991c0-100 79-182 175-182h505c97 0 176 82 176 182z"><text:p/></draw:path></draw:g><text:page-number text:select-page="current">125</text:page-number></text:p></draw:text-box></draw:frame><text:p text:style-name="MP31"><text:span text:style-name="MT7">Espace</text:span> • <text:span text:style-name="MT8">D6</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10-13T14:33:37.376000000</dc:date>
    <meta:editing-duration>PT20H54M45S</meta:editing-duration>
    <meta:editing-cycles>110</meta:editing-cycles>
    <meta:generator>LibreOffice/7.1.1.2$Windows_X86_64 LibreOffice_project/fe0b08f4af1bacafe4c7ecc87ce55bb426164676</meta:generator>
    <dc:subject>diviser</dc:subject>
    <dc:title>A3_3 série 1 </dc:title>
    <meta:document-statistic meta:table-count="2" meta:image-count="0" meta:object-count="0" meta:page-count="2" meta:paragraph-count="99" meta:word-count="622" meta:character-count="3506" meta:non-whitespace-character-count="2553"/>
  </office:meta>
</office:document-meta>
</file>